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GUSTIN">
            <text:p>AGUSTIN</text:p>
          </table:table-cell>
          <table:table-cell office:value-type="string" office:value="Coline">
            <text:p>Coline</text:p>
          </table:table-cell>
          <table:table-cell office:value-type="string" office:value="17 rue Victor Cassien">
            <text:p>17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85 77 21">
            <text:p>06 74 85 77 21</text:p>
          </table:table-cell>
          <table:table-cell office:value-type="string" office:value="">
            <text:p/>
          </table:table-cell>
          <table:table-cell office:value-type="string" office:value="23-05-2003">
            <text:p>23-05-2003</text:p>
          </table:table-cell>
          <table:table-cell office:value-type="string" office:value="robert.agustin@free.fr">
            <text:p>robert.agustin@free.fr</text:p>
          </table:table-cell>
          <table:table-cell office:value-type="string" office:value="89">
            <text:p>89</text:p>
          </table:table-cell>
          <table:table-cell office:value-type="string" office:value="2105">
            <text:p>2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intru2cycle1">
            <text:p>intru2cycle1</text:p>
          </table:table-cell>
          <table:table-cell office:value-type="string" office:value="intru3cycle1">
            <text:p>intru3cycle1</text:p>
          </table:table-cell>
          <table:table-cell office:value-type="float" office:value="474.53973577702">
            <text:p>474.53973577702</text:p>
          </table:table-cell>
          <table:table-cell office:value-type="float" office:value="0">
            <text:p>0</text:p>
          </table:table-cell>
          <table:table-cell office:value-type="float" office:value="474.53973577702">
            <text:p>474.53973577702</text:p>
          </table:table-cell>
          <table:table-cell office:value-type="float" office:value="2014">
            <text:p>2014</text:p>
          </table:table-cell>
          <table:table-cell office:value-type="float" office:value="118.63">
            <text:p>118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4.53973577702">
            <text:p>474.53973577702</text:p>
          </table:table-cell>
          <table:table-cell office:value-type="float" office:value="474.53973577702">
            <text:p>474.539735777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335.88680142543">
            <text:p>335.88680142543</text:p>
          </table:table-cell>
          <table:table-cell office:value-type="float" office:value="-0.0031985745699785">
            <text:p>-0.00319857456997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ARNOULD">
            <text:p>ARNOULD</text:p>
          </table:table-cell>
          <table:table-cell office:value-type="string" office:value="Damien">
            <text:p>Damien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296">
            <text:p>0.0039486768500296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Emilie">
            <text:p>Emili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012">
            <text:p>0.003948676850001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Blandine">
            <text:p>Blandin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48.52.20">
            <text:p>09.53.48.52.20</text:p>
          </table:table-cell>
          <table:table-cell office:value-type="string" office:value="06.08.10.43.11">
            <text:p>06.08.10.43.11</text:p>
          </table:table-cell>
          <table:table-cell office:value-type="string" office:value="">
            <text:p/>
          </table:table-cell>
          <table:table-cell office:value-type="string" office:value="27-02-2008">
            <text:p>27-02-2008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1.63294242183">
            <text:p>121.63294242183</text:p>
          </table:table-cell>
          <table:table-cell office:value-type="float" office:value="12.163294242183">
            <text:p>12.163294242183</text:p>
          </table:table-cell>
          <table:table-cell office:value-type="float" office:value="109.46964817965">
            <text:p>109.46964817965</text:p>
          </table:table-cell>
          <table:table-cell office:value-type="float" office:value="2013">
            <text:p>2013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109.46964817965">
            <text:p>109.46964817965</text:p>
          </table:table-cell>
          <table:table-cell office:value-type="float" office:value="-0.00035182035000503">
            <text:p>-0.000351820350005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UBIN">
            <text:p>AUBIN</text:p>
          </table:table-cell>
          <table:table-cell office:value-type="string" office:value="Bernadette">
            <text:p>Bernadette</text:p>
          </table:table-cell>
          <table:table-cell office:value-type="string" office:value="la malossane 83 chemin Jacques Gay">
            <text:p>la malossane 83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95">
            <text:p>04.76.50.03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8-1945">
            <text:p>07-08-1945</text:p>
          </table:table-cell>
          <table:table-cell office:value-type="string" office:value="cbaubin@sfr.fr">
            <text:p>cbaubin@sfr.fr</text:p>
          </table:table-cell>
          <table:table-cell office:value-type="string" office:value="66">
            <text:p>66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2723229862">
            <text:p>213.32723229862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2013">
            <text:p>2013</text:p>
          </table:table-cell>
          <table:table-cell office:value-type="float" office:value="53.33">
            <text:p>5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-0.0027677013800087">
            <text:p>-0.002767701380008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ILLE">
            <text:p>BEILLE</text:p>
          </table:table-cell>
          <table:table-cell office:value-type="string" office:value="Ninon">
            <text:p>Ninon</text:p>
          </table:table-cell>
          <table:table-cell office:value-type="string" office:value="3652 avenue du 11 novembre">
            <text:p>3652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9428">
            <text:p>0476509428</text:p>
          </table:table-cell>
          <table:table-cell office:value-type="string" office:value="0670989787">
            <text:p>0670989787</text:p>
          </table:table-cell>
          <table:table-cell office:value-type="string" office:value="0616685909">
            <text:p>0616685909</text:p>
          </table:table-cell>
          <table:table-cell office:value-type="string" office:value="24-05-2005">
            <text:p>24-05-2005</text:p>
          </table:table-cell>
          <table:table-cell office:value-type="string" office:value="jeangaelle@wanadoo.fr">
            <text:p>jeangaelle@wanadoo.fr</text:p>
          </table:table-cell>
          <table:table-cell office:value-type="string" office:value="182">
            <text:p>182</text:p>
          </table:table-cell>
          <table:table-cell office:value-type="string" office:value="1838">
            <text:p>18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03785569045">
            <text:p>234.03785569045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013">
            <text:p>2013</text:p>
          </table:table-cell>
          <table:table-cell office:value-type="float" office:value="58.51">
            <text:p>5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4">
            <text:p>23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4">
            <text:p>23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-0.0021443095500047">
            <text:p>-0.002144309550004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EUIL">
            <text:p>BENEUIL</text:p>
          </table:table-cell>
          <table:table-cell office:value-type="string" office:value="Mathias">
            <text:p>Mathias</text:p>
          </table:table-cell>
          <table:table-cell office:value-type="string" office:value="252 rue de Nardan">
            <text:p>252 rue de Narda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5.70.99.43">
            <text:p>06.85.70.99.43</text:p>
          </table:table-cell>
          <table:table-cell office:value-type="string" office:value="06.85.70.99.43">
            <text:p>06.85.70.99.43</text:p>
          </table:table-cell>
          <table:table-cell office:value-type="string" office:value="">
            <text:p/>
          </table:table-cell>
          <table:table-cell office:value-type="string" office:value="12-03-2006">
            <text:p>12-03-2006</text:p>
          </table:table-cell>
          <table:table-cell office:value-type="string" office:value="juliettetribout@hotmail.fr">
            <text:p>juliettetribout@hotmail.fr</text:p>
          </table:table-cell>
          <table:table-cell office:value-type="string" office:value="130">
            <text:p>13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2013">
            <text:p>2013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194.7692205016">
            <text:p>194.7692205016</text:p>
          </table:table-cell>
          <table:table-cell office:value-type="float" office:value="-0.00077949839999292">
            <text:p>-0.0007794983999929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NISTAND">
            <text:p>BENISTAND</text:p>
          </table:table-cell>
          <table:table-cell office:value-type="string" office:value="Maëlie">
            <text:p>Maëlie</text:p>
          </table:table-cell>
          <table:table-cell office:value-type="string" office:value="121 allée de la fontaine aux merles">
            <text:p>121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7.11">
            <text:p>04.76.50.17.11</text:p>
          </table:table-cell>
          <table:table-cell office:value-type="string" office:value="06.51.65.01.83">
            <text:p>06.51.65.01.83</text:p>
          </table:table-cell>
          <table:table-cell office:value-type="string" office:value="">
            <text:p/>
          </table:table-cell>
          <table:table-cell office:value-type="string" office:value="09-03-1999">
            <text:p>09-03-1999</text:p>
          </table:table-cell>
          <table:table-cell office:value-type="string" office:value="caphi.benis@free.fr">
            <text:p>caphi.benis@free.fr</text:p>
          </table:table-cell>
          <table:table-cell office:value-type="string" office:value="63">
            <text:p>63</text:p>
          </table:table-cell>
          <table:table-cell office:value-type="string" office:value="812">
            <text:p>81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15.98777961169">
            <text:p>315.98777961169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013">
            <text:p>20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.99">
            <text:p>7.9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.99">
            <text:p>15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-0.002220388310036">
            <text:p>-0.00222038831003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MEBAREK">
            <text:p>BENMEBAREK</text:p>
          </table:table-cell>
          <table:table-cell office:value-type="string" office:value="Chahine">
            <text:p>Chahine</text:p>
          </table:table-cell>
          <table:table-cell office:value-type="string" office:value="Le belledonne porte 38 13 rue jean prévost">
            <text:p>Le belledonne porte 38 13 rue jean prévos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8.59.67.87">
            <text:p>06.18.59.67.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2008">
            <text:p>31-03-2008</text:p>
          </table:table-cell>
          <table:table-cell office:value-type="string" office:value="osirisus2000@hotmail.com">
            <text:p>osirisus2000@hotmail.com</text:p>
          </table:table-cell>
          <table:table-cell office:value-type="string" office:value="155">
            <text:p>155</text:p>
          </table:table-cell>
          <table:table-cell office:value-type="string" office:value="379">
            <text:p>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08.34951143322">
            <text:p>108.34951143322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2013">
            <text:p>2013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54.16951143322">
            <text:p>54.16951143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RNARD">
            <text:p>BERNARD</text:p>
          </table:table-cell>
          <table:table-cell office:value-type="string" office:value="Gaël">
            <text:p>Gaël</text:p>
          </table:table-cell>
          <table:table-cell office:value-type="string" office:value="20 impasse du champ carré">
            <text:p>20 impasse du champ carré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2.29">
            <text:p>04.76.50.22.29</text:p>
          </table:table-cell>
          <table:table-cell office:value-type="string" office:value="06.84.07.20.18">
            <text:p>06.84.07.20.18</text:p>
          </table:table-cell>
          <table:table-cell office:value-type="string" office:value="">
            <text:p/>
          </table:table-cell>
          <table:table-cell office:value-type="string" office:value="01-08-1999">
            <text:p>01-08-1999</text:p>
          </table:table-cell>
          <table:table-cell office:value-type="string" office:value="daniel.bernard9@aliceadsl.fr">
            <text:p>daniel.bernard9@aliceadsl.fr</text:p>
          </table:table-cell>
          <table:table-cell office:value-type="string" office:value="56">
            <text:p>56</text:p>
          </table:table-cell>
          <table:table-cell office:value-type="string" office:value="1743">
            <text:p>17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0.78347142023">
            <text:p>260.78347142023</text:p>
          </table:table-cell>
          <table:table-cell office:value-type="float" office:value="26.078347142023">
            <text:p>26.078347142023</text:p>
          </table:table-cell>
          <table:table-cell office:value-type="float" office:value="234.70512427821">
            <text:p>234.70512427821</text:p>
          </table:table-cell>
          <table:table-cell office:value-type="float" office:value="2013">
            <text:p>2013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5">
            <text:p>52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5">
            <text:p>52.15</text:p>
          </table:table-cell>
          <table:table-cell office:value-type="float" office:value="234.70512427821">
            <text:p>234.70512427821</text:p>
          </table:table-cell>
          <table:table-cell office:value-type="float" office:value="-0.0048757217900004">
            <text:p>-0.00487572179000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LANC MASSIT">
            <text:p>BLANC MASSIT</text:p>
          </table:table-cell>
          <table:table-cell office:value-type="string" office:value="Céline">
            <text:p>Céline</text:p>
          </table:table-cell>
          <table:table-cell office:value-type="string" office:value="667 avenue de Juin 1940">
            <text:p>667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0 41 63 95">
            <text:p>06 70 41 63 95</text:p>
          </table:table-cell>
          <table:table-cell office:value-type="string" office:value="">
            <text:p/>
          </table:table-cell>
          <table:table-cell office:value-type="string" office:value="18-03-1997">
            <text:p>18-03-1997</text:p>
          </table:table-cell>
          <table:table-cell office:value-type="string" office:value="vachon.france@orange.fr">
            <text:p>vachon.france@orange.fr</text:p>
          </table:table-cell>
          <table:table-cell office:value-type="string" office:value="109">
            <text:p>109</text:p>
          </table:table-cell>
          <table:table-cell office:value-type="string" office:value="794">
            <text:p>79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7.26819386923">
            <text:p>207.26819386923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13">
            <text:p>2013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1">
            <text:p>51.81</text:p>
          </table:table-cell>
          <table:table-cell office:value-type="float" office:value="207.26819386923">
            <text:p>207.26819386923</text:p>
          </table:table-cell>
          <table:table-cell office:value-type="float" office:value="-0.0018061307700066">
            <text:p>-0.0018061307700066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IZET">
            <text:p>BOIZET</text:p>
          </table:table-cell>
          <table:table-cell office:value-type="string" office:value="Arthur">
            <text:p>Arthur</text:p>
          </table:table-cell>
          <table:table-cell office:value-type="string" office:value="298 rue Jacques Brel">
            <text:p>298 rue Jacques Bre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93 21 56">
            <text:p>04 57 93 21 56</text:p>
          </table:table-cell>
          <table:table-cell office:value-type="string" office:value="06 51 96 80 51">
            <text:p>06 51 96 80 51</text:p>
          </table:table-cell>
          <table:table-cell office:value-type="string" office:value="06 13 63 04 34">
            <text:p>06 13 63 04 34</text:p>
          </table:table-cell>
          <table:table-cell office:value-type="string" office:value="22-07-2005">
            <text:p>22-07-2005</text:p>
          </table:table-cell>
          <table:table-cell office:value-type="string" office:value="boizet.frederiquelaurent@neuf.fr">
            <text:p>boizet.frederiquelaurent@neuf.fr</text:p>
          </table:table-cell>
          <table:table-cell office:value-type="string" office:value="108">
            <text:p>108</text:p>
          </table:table-cell>
          <table:table-cell office:value-type="string" office:value="1562">
            <text:p>15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2.35547836898">
            <text:p>212.35547836898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013">
            <text:p>2013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212.35547836898">
            <text:p>212.35547836898</text:p>
          </table:table-cell>
          <table:table-cell office:value-type="float" office:value="-0.004521631020026">
            <text:p>-0.00452163102002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NZI">
            <text:p>BONZI</text:p>
          </table:table-cell>
          <table:table-cell office:value-type="string" office:value="Noemi">
            <text:p>Noemi</text:p>
          </table:table-cell>
          <table:table-cell office:value-type="string" office:value="185 chemin des balmes">
            <text:p>185 chemin des bal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5.24.81">
            <text:p>06.76.85.24.81</text:p>
          </table:table-cell>
          <table:table-cell office:value-type="string" office:value="06.32.18.23.85">
            <text:p>06.32.18.23.85</text:p>
          </table:table-cell>
          <table:table-cell office:value-type="string" office:value="06.73.96.77.80">
            <text:p>06.73.96.77.80</text:p>
          </table:table-cell>
          <table:table-cell office:value-type="string" office:value="05-10-1999">
            <text:p>05-10-1999</text:p>
          </table:table-cell>
          <table:table-cell office:value-type="string" office:value="dchioda@gmail.com">
            <text:p>dchioda@gmail.com</text:p>
          </table:table-cell>
          <table:table-cell office:value-type="string" office:value="174">
            <text:p>174</text:p>
          </table:table-cell>
          <table:table-cell office:value-type="string" office:value="1393">
            <text:p>13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95401555409">
            <text:p>230.95401555409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013">
            <text:p>2013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3">
            <text:p>57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3">
            <text:p>57.73</text:p>
          </table:table-cell>
          <table:table-cell office:value-type="float" office:value="230.95401555409">
            <text:p>230.95401555409</text:p>
          </table:table-cell>
          <table:table-cell office:value-type="float" office:value="0.0040155540900173">
            <text:p>0.00401555409001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RGEOIS">
            <text:p>BOURGEOIS</text:p>
          </table:table-cell>
          <table:table-cell office:value-type="string" office:value="Marion">
            <text:p>Marion</text:p>
          </table:table-cell>
          <table:table-cell office:value-type="string" office:value="119 rue A de St Exupéry">
            <text:p>119 rue A de S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9.68">
            <text:p>04.76.50.29.68</text:p>
          </table:table-cell>
          <table:table-cell office:value-type="string" office:value="06.88.09.07.04">
            <text:p>06.88.09.07.04</text:p>
          </table:table-cell>
          <table:table-cell office:value-type="string" office:value="">
            <text:p/>
          </table:table-cell>
          <table:table-cell office:value-type="string" office:value="30-05-1998">
            <text:p>30-05-1998</text:p>
          </table:table-cell>
          <table:table-cell office:value-type="string" office:value="cdbourg@club-internet.fr">
            <text:p>cdbourg@club-internet.fr</text:p>
          </table:table-cell>
          <table:table-cell office:value-type="string" office:value="49">
            <text:p>49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3.17836589475">
            <text:p>313.17836589475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2013">
            <text:p>2013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313.17836589475">
            <text:p>313.17836589475</text:p>
          </table:table-cell>
          <table:table-cell office:value-type="float" office:value="78.30836589475">
            <text:p>78.3083658947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Marie">
            <text:p>Mari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61.29.69.44">
            <text:p>07.61.29.69.44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05-05-1998">
            <text:p>05-05-1998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8.21636399861">
            <text:p>278.21636399861</text:p>
          </table:table-cell>
          <table:table-cell office:value-type="float" office:value="13.91081819993">
            <text:p>13.91081819993</text:p>
          </table:table-cell>
          <table:table-cell office:value-type="float" office:value="264.30554579868">
            <text:p>264.30554579868</text:p>
          </table:table-cell>
          <table:table-cell office:value-type="float" office:value="2013">
            <text:p>2013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30554579868">
            <text:p>264.30554579868</text:p>
          </table:table-cell>
          <table:table-cell office:value-type="float" office:value="66.06554579868">
            <text:p>66.065545798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UVAT">
            <text:p>BOUVAT</text:p>
          </table:table-cell>
          <table:table-cell office:value-type="string" office:value="Philippe">
            <text:p>Philippe</text:p>
          </table:table-cell>
          <table:table-cell office:value-type="string" office:value="764 rue Hector Berlioz">
            <text:p>764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0 22 18 43">
            <text:p>06 80 22 18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-01-1961">
            <text:p>13-01-1961</text:p>
          </table:table-cell>
          <table:table-cell office:value-type="string" office:value="bouvat@wanadoo.fr">
            <text:p>bouvat@wanadoo.fr</text:p>
          </table:table-cell>
          <table:table-cell office:value-type="string" office:value="95">
            <text:p>95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Sasha">
            <text:p>Sasha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0-06-2008">
            <text:p>10-06-2008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1.13644256985">
            <text:p>141.13644256985</text:p>
          </table:table-cell>
          <table:table-cell office:value-type="float" office:value="7.0568221284923">
            <text:p>7.0568221284923</text:p>
          </table:table-cell>
          <table:table-cell office:value-type="float" office:value="134.07962044135">
            <text:p>134.07962044135</text:p>
          </table:table-cell>
          <table:table-cell office:value-type="float" office:value="2013">
            <text:p>2013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134.07962044135">
            <text:p>134.07962044135</text:p>
          </table:table-cell>
          <table:table-cell office:value-type="float" office:value="-0.00037955865002459">
            <text:p>-0.000379558650024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Pénélope">
            <text:p>Pénélope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8-10-2005">
            <text:p>18-10-2005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7.63942349975">
            <text:p>227.63942349975</text:p>
          </table:table-cell>
          <table:table-cell office:value-type="float" office:value="11.381971174988">
            <text:p>11.381971174988</text:p>
          </table:table-cell>
          <table:table-cell office:value-type="float" office:value="216.25745232476">
            <text:p>216.25745232476</text:p>
          </table:table-cell>
          <table:table-cell office:value-type="float" office:value="2013">
            <text:p>2013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216.25745232476">
            <text:p>216.25745232476</text:p>
          </table:table-cell>
          <table:table-cell office:value-type="float" office:value="-0.0025476752399811">
            <text:p>-0.002547675239981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194.61879278197">
            <text:p>194.61879278197</text:p>
          </table:table-cell>
          <table:table-cell office:value-type="float" office:value="-0.0012072180300038">
            <text:p>-0.001207218030003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104.92491436942">
            <text:p>104.92491436942</text:p>
          </table:table-cell>
          <table:table-cell office:value-type="float" office:value="0.0049143694199927">
            <text:p>0.00491436941999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169.23373285389">
            <text:p>169.23373285389</text:p>
          </table:table-cell>
          <table:table-cell office:value-type="float" office:value="0.0037328538899715">
            <text:p>0.00373285388997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ISSE">
            <text:p>BRISSE</text:p>
          </table:table-cell>
          <table:table-cell office:value-type="string" office:value="Christian">
            <text:p>Christian</text:p>
          </table:table-cell>
          <table:table-cell office:value-type="string" office:value="66 allée des lauriers">
            <text:p>66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1 02">
            <text:p>04 76 50 81 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12-1949">
            <text:p>14-12-1949</text:p>
          </table:table-cell>
          <table:table-cell office:value-type="string" office:value="christian.brisse@gmail.com">
            <text:p>christian.brisse@gmail.com</text:p>
          </table:table-cell>
          <table:table-cell office:value-type="string" office:value="82">
            <text:p>82</text:p>
          </table:table-cell>
          <table:table-cell office:value-type="string" office:value="1638">
            <text:p>16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0.15058259446">
            <text:p>240.15058259446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013">
            <text:p>2013</text:p>
          </table:table-cell>
          <table:table-cell office:value-type="float" office:value="60.04">
            <text:p>6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">
            <text:p>240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">
            <text:p>240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0.00058259445998488">
            <text:p>0.000582594459984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Rafael">
            <text:p>Rafael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28-10-2004">
            <text:p>28-10-2004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399836">
            <text:p>-0.0036459971399836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Sara">
            <text:p>Sar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6.88.18.55.25">
            <text:p>06.88.18.55.25</text:p>
          </table:table-cell>
          <table:table-cell office:value-type="string" office:value="">
            <text:p/>
          </table:table-cell>
          <table:table-cell office:value-type="string" office:value="26-01-2006">
            <text:p>26-01-2006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40012">
            <text:p>-0.0036459971400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Andreas">
            <text:p>Andreas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3-08-2000">
            <text:p>03-08-2000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186.56030710328">
            <text:p>186.56030710328</text:p>
          </table:table-cell>
          <table:table-cell office:value-type="float" office:value="0.00030710328002215">
            <text:p>0.00030710328002215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Anika">
            <text:p>Anik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15-06-2002">
            <text:p>15-06-2002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89">
            <text:p>3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89">
            <text:p>37.89</text:p>
          </table:table-cell>
          <table:table-cell office:value-type="float" office:value="186.56030710328">
            <text:p>186.56030710328</text:p>
          </table:table-cell>
          <table:table-cell office:value-type="float" office:value="0.00030710327999373">
            <text:p>0.0003071032799937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YERE">
            <text:p>BRUYERE</text:p>
          </table:table-cell>
          <table:table-cell office:value-type="string" office:value="Robin">
            <text:p>Robin</text:p>
          </table:table-cell>
          <table:table-cell office:value-type="string" office:value="121 rue mouille sol">
            <text:p>121 rue mouille s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8.39.64.65">
            <text:p>06.88.39.64.65</text:p>
          </table:table-cell>
          <table:table-cell office:value-type="string" office:value="06.85.90.12.16">
            <text:p>06.85.90.12.16</text:p>
          </table:table-cell>
          <table:table-cell office:value-type="string" office:value="">
            <text:p/>
          </table:table-cell>
          <table:table-cell office:value-type="string" office:value="16-10-2006">
            <text:p>16-10-2006</text:p>
          </table:table-cell>
          <table:table-cell office:value-type="string" office:value="cyril.bruyere@grenoble.cnrs.fr">
            <text:p>cyril.bruyere@grenoble.cnrs.fr</text:p>
          </table:table-cell>
          <table:table-cell office:value-type="string" office:value="135">
            <text:p>135</text:p>
          </table:table-cell>
          <table:table-cell office:value-type="string" office:value="1218">
            <text:p>12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06077057419">
            <text:p>192.06077057419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2013">
            <text:p>2013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.06077057419">
            <text:p>192.06077057419</text:p>
          </table:table-cell>
          <table:table-cell office:value-type="float" office:value="0.00077057418999971">
            <text:p>0.0007705741899997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AILLAT MIOUSSE">
            <text:p>CAILLAT MIOUSSE</text:p>
          </table:table-cell>
          <table:table-cell office:value-type="string" office:value="Loris">
            <text:p>Loris</text:p>
          </table:table-cell>
          <table:table-cell office:value-type="string" office:value="239 rue Hector Berlioz">
            <text:p>239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3.94">
            <text:p>04.76.50.13.94</text:p>
          </table:table-cell>
          <table:table-cell office:value-type="string" office:value="06.68.53.22.88">
            <text:p>06.68.53.22.88</text:p>
          </table:table-cell>
          <table:table-cell office:value-type="string" office:value="">
            <text:p/>
          </table:table-cell>
          <table:table-cell office:value-type="string" office:value="08-12-2002">
            <text:p>08-12-2002</text:p>
          </table:table-cell>
          <table:table-cell office:value-type="string" office:value="bea.cm@wanadoo.fr">
            <text:p>bea.cm@wanadoo.fr</text:p>
          </table:table-cell>
          <table:table-cell office:value-type="string" office:value="44">
            <text:p>44</text:p>
          </table:table-cell>
          <table:table-cell office:value-type="string" office:value="1381">
            <text:p>138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12614227313">
            <text:p>200.12614227313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2013">
            <text:p>2013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200.12614227313">
            <text:p>200.12614227313</text:p>
          </table:table-cell>
          <table:table-cell office:value-type="float" office:value="-0.0038577268699953">
            <text:p>-0.00385772686999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USSE">
            <text:p>CAUSSE</text:p>
          </table:table-cell>
          <table:table-cell office:value-type="string" office:value="Maylisse">
            <text:p>Maylisse</text:p>
          </table:table-cell>
          <table:table-cell office:value-type="string" office:value="33 rue de Saint Ours">
            <text:p>33 rue de Saint Ou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 54 01 22 55">
            <text:p>09 54 01 22 55</text:p>
          </table:table-cell>
          <table:table-cell office:value-type="string" office:value="29-07-2001">
            <text:p>29-07-2001</text:p>
          </table:table-cell>
          <table:table-cell office:value-type="string" office:value="fourrier.causse@free.fr">
            <text:p>fourrier.causse@free.fr</text:p>
          </table:table-cell>
          <table:table-cell office:value-type="string" office:value="102">
            <text:p>102</text:p>
          </table:table-cell>
          <table:table-cell office:value-type="string" office:value="1069">
            <text:p>10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4.74115412394">
            <text:p>214.74115412394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2013">
            <text:p>2013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214.74115412394">
            <text:p>214.74115412394</text:p>
          </table:table-cell>
          <table:table-cell office:value-type="float" office:value="0.0011541239399833">
            <text:p>0.001154123939983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CCONELLO">
            <text:p>CECCONELLO</text:p>
          </table:table-cell>
          <table:table-cell office:value-type="string" office:value="Fanny">
            <text:p>Fanny</text:p>
          </table:table-cell>
          <table:table-cell office:value-type="string" office:value="524 av André Malraux">
            <text:p>524 av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13 85 88 41">
            <text:p>06 13 85 88 41</text:p>
          </table:table-cell>
          <table:table-cell office:value-type="string" office:value="04 76 50 01 96">
            <text:p>04 76 50 01 96</text:p>
          </table:table-cell>
          <table:table-cell office:value-type="string" office:value="02-05-1997">
            <text:p>02-05-1997</text:p>
          </table:table-cell>
          <table:table-cell office:value-type="string" office:value="jycecconello@infonie.fr">
            <text:p>jycecconello@infonie.fr</text:p>
          </table:table-cell>
          <table:table-cell office:value-type="string" office:value="164">
            <text:p>164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02771796798">
            <text:p>354.02771796798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013">
            <text:p>2013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354.02771796798">
            <text:p>354.02771796798</text:p>
          </table:table-cell>
          <table:table-cell office:value-type="float" office:value="88.49771796798">
            <text:p>88.49771796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Pierre">
            <text:p>Pierre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50.95.96.00">
            <text:p>07.50.95.96.00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30-03-2001">
            <text:p>30-03-2001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96785923494">
            <text:p>211.96785923494</text:p>
          </table:table-cell>
          <table:table-cell office:value-type="float" office:value="10.598392961747">
            <text:p>10.598392961747</text:p>
          </table:table-cell>
          <table:table-cell office:value-type="float" office:value="201.36946627319">
            <text:p>201.36946627319</text:p>
          </table:table-cell>
          <table:table-cell office:value-type="float" office:value="2013">
            <text:p>2013</text:p>
          </table:table-cell>
          <table:table-cell office:value-type="float" office:value="50.34">
            <text:p>5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6946627319">
            <text:p>201.36946627319</text:p>
          </table:table-cell>
          <table:table-cell office:value-type="float" office:value="-0.00053372681000496">
            <text:p>-0.00053372681000496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Fabien">
            <text:p>Fabien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2.22.74.67">
            <text:p>09.52.22.74.67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25-04-2006">
            <text:p>25-04-2006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3198775956">
            <text:p>184.3198775956</text:p>
          </table:table-cell>
          <table:table-cell office:value-type="float" office:value="9.2159938797802">
            <text:p>9.2159938797802</text:p>
          </table:table-cell>
          <table:table-cell office:value-type="float" office:value="175.10388371582">
            <text:p>175.10388371582</text:p>
          </table:table-cell>
          <table:table-cell office:value-type="float" office:value="2013">
            <text:p>2013</text:p>
          </table:table-cell>
          <table:table-cell office:value-type="float" office:value="43.78">
            <text:p>43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0388371582">
            <text:p>175.10388371582</text:p>
          </table:table-cell>
          <table:table-cell office:value-type="float" office:value="0.0038837158199954">
            <text:p>0.00388371581999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MARET">
            <text:p>CHAMARET</text:p>
          </table:table-cell>
          <table:table-cell office:value-type="string" office:value="Aurélie">
            <text:p>Aurélie</text:p>
          </table:table-cell>
          <table:table-cell office:value-type="string" office:value="548 chemin des censes">
            <text:p>548 chemin des censes</text:p>
          </table:table-cell>
          <table:table-cell office:value-type="string" office:value="38690">
            <text:p>38690</text:p>
          </table:table-cell>
          <table:table-cell office:value-type="string" office:value="Burcin">
            <text:p>Burcin</text:p>
          </table:table-cell>
          <table:table-cell office:value-type="string" office:value="06.77.17.95.43">
            <text:p>06.77.17.95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4-1979">
            <text:p>24-04-1979</text:p>
          </table:table-cell>
          <table:table-cell office:value-type="string" office:value="achamaret@gmail.com">
            <text:p>achamaret@gmail.com</text:p>
          </table:table-cell>
          <table:table-cell office:value-type="string" office:value="62">
            <text:p>62</text:p>
          </table:table-cell>
          <table:table-cell office:value-type="string" office:value="1707">
            <text:p>170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6.27362752503">
            <text:p>246.27362752503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013">
            <text:p>2013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246.27362752503">
            <text:p>246.27362752503</text:p>
          </table:table-cell>
          <table:table-cell office:value-type="float" office:value="0.003627525029998">
            <text:p>0.00362752502999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NCEL">
            <text:p>CHANCEL</text:p>
          </table:table-cell>
          <table:table-cell office:value-type="string" office:value="Christian">
            <text:p>Christian</text:p>
          </table:table-cell>
          <table:table-cell office:value-type="string" office:value="122 rue Beyle Stendhal">
            <text:p>122 rue Beyle Stendh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45 85 61 14">
            <text:p>06 45 85 61 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1952">
            <text:p>18-08-1952</text:p>
          </table:table-cell>
          <table:table-cell office:value-type="string" office:value="chrisschance@gmail.com">
            <text:p>chrisschance@gmail.com</text:p>
          </table:table-cell>
          <table:table-cell office:value-type="string" office:value="123">
            <text:p>123</text:p>
          </table:table-cell>
          <table:table-cell office:value-type="string" office:value="2798">
            <text:p>279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3.34704597727">
            <text:p>293.34704597727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013">
            <text:p>2013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293.34704597727">
            <text:p>293.34704597727</text:p>
          </table:table-cell>
          <table:table-cell office:value-type="float" office:value="-0.0029540227300231">
            <text:p>-0.002954022730023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REL">
            <text:p>CHARREL</text:p>
          </table:table-cell>
          <table:table-cell office:value-type="string" office:value="Jeanne">
            <text:p>Jeanne</text:p>
          </table:table-cell>
          <table:table-cell office:value-type="string" office:value="30 impasse des Magnolias">
            <text:p>30 impasse des Magnolias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">
            <text:p/>
          </table:table-cell>
          <table:table-cell office:value-type="string" office:value="06 49 42 42 76">
            <text:p>06 49 42 42 76</text:p>
          </table:table-cell>
          <table:table-cell office:value-type="string" office:value="">
            <text:p/>
          </table:table-cell>
          <table:table-cell office:value-type="string" office:value="04-10-2003">
            <text:p>04-10-2003</text:p>
          </table:table-cell>
          <table:table-cell office:value-type="string" office:value="anne-charrel@laposte.net">
            <text:p>anne-charrel@laposte.net</text:p>
          </table:table-cell>
          <table:table-cell office:value-type="string" office:value="93">
            <text:p>93</text:p>
          </table:table-cell>
          <table:table-cell office:value-type="string" office:value="1401">
            <text:p>140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0344108887">
            <text:p>231.50344108887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2013">
            <text:p>2013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57.86344108887">
            <text:p>57.8634410888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Anne-Maëlle">
            <text:p>Anne-Maëll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0-10-2000">
            <text:p>10-10-2000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243.34904185338">
            <text:p>243.34904185338</text:p>
          </table:table-cell>
          <table:table-cell office:value-type="float" office:value="-0.00095814662000748">
            <text:p>-0.0009581466200074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Cassie">
            <text:p>Cassi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03-12-2002">
            <text:p>03-12-2002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243.34904185338">
            <text:p>243.34904185338</text:p>
          </table:table-cell>
          <table:table-cell office:value-type="float" office:value="-0.0009581466200359">
            <text:p>-0.000958146620035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RVET">
            <text:p>CHARVET</text:p>
          </table:table-cell>
          <table:table-cell office:value-type="string" office:value="Mayeul">
            <text:p>Mayeul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3-03-2005">
            <text:p>13-03-2005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1984720133">
            <text:p>235.11984720133</text:p>
          </table:table-cell>
          <table:table-cell office:value-type="float" office:value="23.511984720133">
            <text:p>23.511984720133</text:p>
          </table:table-cell>
          <table:table-cell office:value-type="float" office:value="211.6078624812">
            <text:p>211.6078624812</text:p>
          </table:table-cell>
          <table:table-cell office:value-type="float" office:value="2013">
            <text:p>2013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211.6078624812">
            <text:p>211.6078624812</text:p>
          </table:table-cell>
          <table:table-cell office:value-type="float" office:value="-0.0021375187999979">
            <text:p>-0.002137518799997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VY-BELLOT">
            <text:p>CHAVY-BELLOT</text:p>
          </table:table-cell>
          <table:table-cell office:value-type="string" office:value="Ulysse">
            <text:p>Ulysse</text:p>
          </table:table-cell>
          <table:table-cell office:value-type="string" office:value="462 rue du Port">
            <text:p>462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6862404">
            <text:p>0676862404</text:p>
          </table:table-cell>
          <table:table-cell office:value-type="string" office:value="">
            <text:p/>
          </table:table-cell>
          <table:table-cell office:value-type="string" office:value="27-06-2006">
            <text:p>27-06-2006</text:p>
          </table:table-cell>
          <table:table-cell office:value-type="string" office:value="valoubellot@yahoo.fr">
            <text:p>valoubellot@yahoo.fr</text:p>
          </table:table-cell>
          <table:table-cell office:value-type="string" office:value="156">
            <text:p>156</text:p>
          </table:table-cell>
          <table:table-cell office:value-type="string" office:value="1949">
            <text:p>19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50090932007">
            <text:p>241.50090932007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2013">
            <text:p>2013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241.50090932007">
            <text:p>241.50090932007</text:p>
          </table:table-cell>
          <table:table-cell office:value-type="float" office:value="0.02090932006999">
            <text:p>0.0209093200699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Paul">
            <text:p>Paul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06 60 50 00 73">
            <text:p>06 60 50 00 73</text:p>
          </table:table-cell>
          <table:table-cell office:value-type="string" office:value="06.02.50.16.73">
            <text:p>06.02.50.16.73</text:p>
          </table:table-cell>
          <table:table-cell office:value-type="string" office:value="14-09-2001">
            <text:p>14-09-2001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9624194">
            <text:p>235.19624194</text:p>
          </table:table-cell>
          <table:table-cell office:value-type="float" office:value="11.759812097">
            <text:p>11.759812097</text:p>
          </table:table-cell>
          <table:table-cell office:value-type="float" office:value="223.436429843">
            <text:p>223.436429843</text:p>
          </table:table-cell>
          <table:table-cell office:value-type="float" office:value="2013">
            <text:p>2013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223.436429843">
            <text:p>223.436429843</text:p>
          </table:table-cell>
          <table:table-cell office:value-type="float" office:value="-0.0035701569999844">
            <text:p>-0.003570156999984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Louis">
            <text:p>Louis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">
            <text:p/>
          </table:table-cell>
          <table:table-cell office:value-type="string" office:value="06.02.50.16.73">
            <text:p>06.02.50.16.73</text:p>
          </table:table-cell>
          <table:table-cell office:value-type="string" office:value="13-01-2004">
            <text:p>13-01-2004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51847125218">
            <text:p>204.51847125218</text:p>
          </table:table-cell>
          <table:table-cell office:value-type="float" office:value="10.225923562609">
            <text:p>10.225923562609</text:p>
          </table:table-cell>
          <table:table-cell office:value-type="float" office:value="194.29254768957">
            <text:p>194.29254768957</text:p>
          </table:table-cell>
          <table:table-cell office:value-type="float" office:value="2013">
            <text:p>2013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194.29254768957">
            <text:p>194.29254768957</text:p>
          </table:table-cell>
          <table:table-cell office:value-type="float" office:value="0.0025476895699796">
            <text:p>0.00254768956997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">
            <text:p>2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IALDELLA">
            <text:p>CIALDELLA</text:p>
          </table:table-cell>
          <table:table-cell office:value-type="string" office:value="PABLO">
            <text:p>PABLO</text:p>
          </table:table-cell>
          <table:table-cell office:value-type="string" office:value="21 avenue de Grenoble">
            <text:p>21 avenue de Grenoble</text:p>
          </table:table-cell>
          <table:table-cell office:value-type="string" office:value="38180">
            <text:p>38180</text:p>
          </table:table-cell>
          <table:table-cell office:value-type="string" office:value="SEYSSINS">
            <text:p>SEYSSINS</text:p>
          </table:table-cell>
          <table:table-cell office:value-type="string" office:value="">
            <text:p/>
          </table:table-cell>
          <table:table-cell office:value-type="string" office:value="06 64 90 10 06">
            <text:p>06 64 90 10 06</text:p>
          </table:table-cell>
          <table:table-cell office:value-type="string" office:value="06 63 74 21 81">
            <text:p>06 63 74 21 81</text:p>
          </table:table-cell>
          <table:table-cell office:value-type="string" office:value="21-01-2002">
            <text:p>21-01-2002</text:p>
          </table:table-cell>
          <table:table-cell office:value-type="string" office:value="isabelle.cialdella@live.fr">
            <text:p>isabelle.cialdella@live.fr</text:p>
          </table:table-cell>
          <table:table-cell office:value-type="string" office:value="194">
            <text:p>194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626.4396">
            <text:p>626.4396</text:p>
          </table:table-cell>
          <table:table-cell office:value-type="float" office:value="-0.00040000000001328">
            <text:p>-0.000400000000013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 LAMADIEU">
            <text:p>CONTRERAS LAMADIEU</text:p>
          </table:table-cell>
          <table:table-cell office:value-type="string" office:value="Camille">
            <text:p>Camille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76.43.74.40">
            <text:p>04.76.43.74.40</text:p>
          </table:table-cell>
          <table:table-cell office:value-type="string" office:value="06.61.08.35.75">
            <text:p>06.61.08.35.75</text:p>
          </table:table-cell>
          <table:table-cell office:value-type="string" office:value="">
            <text:p/>
          </table:table-cell>
          <table:table-cell office:value-type="string" office:value="03-04-2007">
            <text:p>03-04-2007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5.83046392123">
            <text:p>115.83046392123</text:p>
          </table:table-cell>
          <table:table-cell office:value-type="float" office:value="5.7915231960616">
            <text:p>5.7915231960616</text:p>
          </table:table-cell>
          <table:table-cell office:value-type="float" office:value="110.03894072517">
            <text:p>110.03894072517</text:p>
          </table:table-cell>
          <table:table-cell office:value-type="float" office:value="2013">
            <text:p>2013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110.03894072517">
            <text:p>110.03894072517</text:p>
          </table:table-cell>
          <table:table-cell office:value-type="float" office:value="-0.0010592748300127">
            <text:p>-0.00105927483001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-LAMADIEU">
            <text:p>CONTRERAS-LAMADIEU</text:p>
          </table:table-cell>
          <table:table-cell office:value-type="string" office:value="Manon">
            <text:p>Manon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 76 43 74 40">
            <text:p>04 76 43 74 40</text:p>
          </table:table-cell>
          <table:table-cell office:value-type="string" office:value="">
            <text:p/>
          </table:table-cell>
          <table:table-cell office:value-type="string" office:value="06 61 08 35 75">
            <text:p>06 61 08 35 75</text:p>
          </table:table-cell>
          <table:table-cell office:value-type="string" office:value="21-11-2005">
            <text:p>21-11-2005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82332890521">
            <text:p>186.82332890521</text:p>
          </table:table-cell>
          <table:table-cell office:value-type="float" office:value="9.3411664452605">
            <text:p>9.3411664452605</text:p>
          </table:table-cell>
          <table:table-cell office:value-type="float" office:value="177.48216245995">
            <text:p>177.48216245995</text:p>
          </table:table-cell>
          <table:table-cell office:value-type="float" office:value="2013">
            <text:p>2013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177.48216245995">
            <text:p>177.48216245995</text:p>
          </table:table-cell>
          <table:table-cell office:value-type="float" office:value="0.0021624599500001">
            <text:p>0.0021624599500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UISSARD">
            <text:p>CUISSARD</text:p>
          </table:table-cell>
          <table:table-cell office:value-type="string" office:value="Manon">
            <text:p>Manon</text:p>
          </table:table-cell>
          <table:table-cell office:value-type="string" office:value="Les grollets">
            <text:p>Les grollets</text:p>
          </table:table-cell>
          <table:table-cell office:value-type="string" office:value="38134">
            <text:p>38134</text:p>
          </table:table-cell>
          <table:table-cell office:value-type="string" office:value="Saint Joseph de rivière">
            <text:p>Saint Joseph de rivière</text:p>
          </table:table-cell>
          <table:table-cell office:value-type="string" office:value="04.76.06.43.82">
            <text:p>04.76.06.43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3-1999">
            <text:p>01-03-1999</text:p>
          </table:table-cell>
          <table:table-cell office:value-type="string" office:value="laurence.cazorla@orange.fr">
            <text:p>laurence.cazorla@orange.fr</text:p>
          </table:table-cell>
          <table:table-cell office:value-type="string" office:value="150">
            <text:p>15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14.37148">
            <text:p>814.37148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2013">
            <text:p>2013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814.37148">
            <text:p>814.37148</text:p>
          </table:table-cell>
          <table:table-cell office:value-type="float" office:value="0.001480000000015">
            <text:p>0.00148000000001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AHAN">
            <text:p>DAHAN</text:p>
          </table:table-cell>
          <table:table-cell office:value-type="string" office:value="Yanis">
            <text:p>Yanis</text:p>
          </table:table-cell>
          <table:table-cell office:value-type="string" office:value="93 rue du presbytère">
            <text:p>93 rue du presbytère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6.28.35.01.25">
            <text:p>06.28.35.01.25</text:p>
          </table:table-cell>
          <table:table-cell office:value-type="string" office:value="06.52.66.76.93">
            <text:p>06.52.66.76.93</text:p>
          </table:table-cell>
          <table:table-cell office:value-type="string" office:value="">
            <text:p/>
          </table:table-cell>
          <table:table-cell office:value-type="string" office:value="20-09-2005">
            <text:p>20-09-2005</text:p>
          </table:table-cell>
          <table:table-cell office:value-type="string" office:value="cyphine@free.fr">
            <text:p>cyphine@free.fr</text:p>
          </table:table-cell>
          <table:table-cell office:value-type="string" office:value="136">
            <text:p>136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3.69236950417">
            <text:p>183.69236950417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2013">
            <text:p>2013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183.69236950417">
            <text:p>183.69236950417</text:p>
          </table:table-cell>
          <table:table-cell office:value-type="float" office:value="0.0023695041699909">
            <text:p>0.00236950416999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BOGES">
            <text:p>DEBOGES</text:p>
          </table:table-cell>
          <table:table-cell office:value-type="string" office:value="Françoise">
            <text:p>Françoise</text:p>
          </table:table-cell>
          <table:table-cell office:value-type="string" office:value="174 rue des Amandiers">
            <text:p>174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31 42 76 37">
            <text:p>06 31 42 76 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-03-1959">
            <text:p>16-03-1959</text:p>
          </table:table-cell>
          <table:table-cell office:value-type="string" office:value="f.deboges@gmail.com">
            <text:p>f.deboges@gmail.com</text:p>
          </table:table-cell>
          <table:table-cell office:value-type="string" office:value="121">
            <text:p>121</text:p>
          </table:table-cell>
          <table:table-cell office:value-type="string" office:value="2793">
            <text:p>27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1.26205186649">
            <text:p>381.26205186649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013">
            <text:p>2013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0.0020518664900351">
            <text:p>0.002051866490035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LANDRE">
            <text:p>DELANDRE</text:p>
          </table:table-cell>
          <table:table-cell office:value-type="string" office:value="Nicky">
            <text:p>Nicky</text:p>
          </table:table-cell>
          <table:table-cell office:value-type="string" office:value="3098 avenue du 11 novembre">
            <text:p>3098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5 41 82">
            <text:p>04 76 05 41 82</text:p>
          </table:table-cell>
          <table:table-cell office:value-type="string" office:value="">
            <text:p/>
          </table:table-cell>
          <table:table-cell office:value-type="string" office:value="06 81 33 01 74">
            <text:p>06 81 33 01 74</text:p>
          </table:table-cell>
          <table:table-cell office:value-type="string" office:value="16-09-1954">
            <text:p>16-09-1954</text:p>
          </table:table-cell>
          <table:table-cell office:value-type="string" office:value="jean.delandre@libertysurf.fr">
            <text:p>jean.delandre@libertysurf.fr</text:p>
          </table:table-cell>
          <table:table-cell office:value-type="string" office:value="126">
            <text:p>126</text:p>
          </table:table-cell>
          <table:table-cell office:value-type="string" office:value="1683">
            <text:p>16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76345069481">
            <text:p>280.76345069481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013">
            <text:p>2013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70.19345069481">
            <text:p>70.1934506948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COUR">
            <text:p>DELECOUR</text:p>
          </table:table-cell>
          <table:table-cell office:value-type="string" office:value="Nathan">
            <text:p>Nathan</text:p>
          </table:table-cell>
          <table:table-cell office:value-type="string" office:value="70 rue de l'herbe">
            <text:p>70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43.12.16">
            <text:p>04.76.43.12.16</text:p>
          </table:table-cell>
          <table:table-cell office:value-type="string" office:value="06.21.83.13.15">
            <text:p>06.21.83.13.15</text:p>
          </table:table-cell>
          <table:table-cell office:value-type="string" office:value="06.30.69.67.04">
            <text:p>06.30.69.67.04</text:p>
          </table:table-cell>
          <table:table-cell office:value-type="string" office:value="16-05-1997">
            <text:p>16-05-1997</text:p>
          </table:table-cell>
          <table:table-cell office:value-type="string" office:value="xdelecour@club-internet.fr">
            <text:p>xdelecour@club-internet.fr</text:p>
          </table:table-cell>
          <table:table-cell office:value-type="string" office:value="41">
            <text:p>41</text:p>
          </table:table-cell>
          <table:table-cell office:value-type="string" office:value="845">
            <text:p>8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999135397">
            <text:p>181.1999135397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2013">
            <text:p>2013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181.1999135397">
            <text:p>181.1999135397</text:p>
          </table:table-cell>
          <table:table-cell office:value-type="float" office:value="-8.6460299996816E-5">
            <text:p>-8.6460299996816E-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RY ">
            <text:p>DELERY </text:p>
          </table:table-cell>
          <table:table-cell office:value-type="string" office:value="AILEEN-MAY">
            <text:p>AILEEN-MAY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06-2000">
            <text:p>02-06-2000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78.41134144332">
            <text:p>278.41134144332</text:p>
          </table:table-cell>
          <table:table-cell office:value-type="float" office:value="13.920567072166">
            <text:p>13.920567072166</text:p>
          </table:table-cell>
          <table:table-cell office:value-type="float" office:value="264.49077437115">
            <text:p>264.49077437115</text:p>
          </table:table-cell>
          <table:table-cell office:value-type="float" office:value="2013">
            <text:p>2013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49077437115">
            <text:p>264.49077437115</text:p>
          </table:table-cell>
          <table:table-cell office:value-type="float" office:value="132.25077437115">
            <text:p>132.250774371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IMPER">
            <text:p>DIMPER</text:p>
          </table:table-cell>
          <table:table-cell office:value-type="string" office:value="Véronique">
            <text:p>Véronique</text:p>
          </table:table-cell>
          <table:table-cell office:value-type="string" office:value="72 allée des lauriers">
            <text:p>72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93">
            <text:p>04.76.50.14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eronique.dimper@wanadoo.fr">
            <text:p>veronique.dimper@wanadoo.fr</text:p>
          </table:table-cell>
          <table:table-cell office:value-type="string" office:value="144">
            <text:p>144</text:p>
          </table:table-cell>
          <table:table-cell office:value-type="string" office:value="1773">
            <text:p>177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9.84874131053">
            <text:p>289.84874131053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013">
            <text:p>2013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-0.0012586894700348">
            <text:p>-0.001258689470034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INA">
            <text:p>DINA</text:p>
          </table:table-cell>
          <table:table-cell office:value-type="string" office:value="Rémi">
            <text:p>Rémi</text:p>
          </table:table-cell>
          <table:table-cell office:value-type="string" office:value="220 allée Jean françois Thorrand">
            <text:p>220 allée Jean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42">
            <text:p>04.76.50.19.42</text:p>
          </table:table-cell>
          <table:table-cell office:value-type="string" office:value="06.72.69.91.13">
            <text:p>06.72.69.91.13</text:p>
          </table:table-cell>
          <table:table-cell office:value-type="string" office:value="">
            <text:p/>
          </table:table-cell>
          <table:table-cell office:value-type="string" office:value="22-07-2003">
            <text:p>22-07-2003</text:p>
          </table:table-cell>
          <table:table-cell office:value-type="string" office:value="olga_cueto@yahoo.fr">
            <text:p>olga_cueto@yahoo.fr</text:p>
          </table:table-cell>
          <table:table-cell office:value-type="string" office:value="51">
            <text:p>51</text:p>
          </table:table-cell>
          <table:table-cell office:value-type="string" office:value="2153">
            <text:p>21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1.81313355336">
            <text:p>251.81313355336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2013">
            <text:p>2013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251.81313355336">
            <text:p>251.81313355336</text:p>
          </table:table-cell>
          <table:table-cell office:value-type="float" office:value="0.0031335533599588">
            <text:p>0.003133553359958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Habib">
            <text:p>Habib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9-11-2000">
            <text:p>19-11-2000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3.88069574225">
            <text:p>53.8806957422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Adam">
            <text:p>Adam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5-05-2005">
            <text:p>15-05-2005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1.05069574225">
            <text:p>51.0506957422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S ANJOS">
            <text:p>DOS ANJOS</text:p>
          </table:table-cell>
          <table:table-cell office:value-type="string" office:value="Enzo">
            <text:p>Enzo</text:p>
          </table:table-cell>
          <table:table-cell office:value-type="string" office:value="9 chemin des sources">
            <text:p>9 chemin des sourc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2784204">
            <text:p>0632784204</text:p>
          </table:table-cell>
          <table:table-cell office:value-type="string" office:value="0683897747">
            <text:p>0683897747</text:p>
          </table:table-cell>
          <table:table-cell office:value-type="string" office:value="09-06-2005">
            <text:p>09-06-2005</text:p>
          </table:table-cell>
          <table:table-cell office:value-type="string" office:value="dosanjos.adrien@neuf.fr">
            <text:p>dosanjos.adrien@neuf.fr</text:p>
          </table:table-cell>
          <table:table-cell office:value-type="string" office:value="189">
            <text:p>189</text:p>
          </table:table-cell>
          <table:table-cell office:value-type="string" office:value="1358">
            <text:p>13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82192976237">
            <text:p>198.82192976237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2013">
            <text:p>2013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198.82192976237">
            <text:p>198.82192976237</text:p>
          </table:table-cell>
          <table:table-cell office:value-type="float" office:value="0.001929762369997">
            <text:p>0.0019297623699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UET">
            <text:p>DOUET</text:p>
          </table:table-cell>
          <table:table-cell office:value-type="string" office:value="Victor">
            <text:p>Victor</text:p>
          </table:table-cell>
          <table:table-cell office:value-type="string" office:value="72 allée de la cheminée morin">
            <text:p>72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4.90">
            <text:p>04.76.50.64.90</text:p>
          </table:table-cell>
          <table:table-cell office:value-type="string" office:value="06.89.14.72.88">
            <text:p>06.89.14.72.88</text:p>
          </table:table-cell>
          <table:table-cell office:value-type="string" office:value="">
            <text:p/>
          </table:table-cell>
          <table:table-cell office:value-type="string" office:value="09-09-1997">
            <text:p>09-09-1997</text:p>
          </table:table-cell>
          <table:table-cell office:value-type="string" office:value="sylvie.ml.douet@wanadoo.fr">
            <text:p>sylvie.ml.douet@wanadoo.fr</text:p>
          </table:table-cell>
          <table:table-cell office:value-type="string" office:value="30">
            <text:p>30</text:p>
          </table:table-cell>
          <table:table-cell office:value-type="string" office:value="1730">
            <text:p>17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9.5917631931">
            <text:p>259.5917631931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2013">
            <text:p>2013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259.5917631931">
            <text:p>259.5917631931</text:p>
          </table:table-cell>
          <table:table-cell office:value-type="float" office:value="0.0017631930999755">
            <text:p>0.0017631930999755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ESCOFFIER">
            <text:p>ESCOFFIER</text:p>
          </table:table-cell>
          <table:table-cell office:value-type="string" office:value="Amandine">
            <text:p>Amandine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03591012">
            <text:p>0603591012</text:p>
          </table:table-cell>
          <table:table-cell office:value-type="string" office:value="0476502425">
            <text:p>0476502425</text:p>
          </table:table-cell>
          <table:table-cell office:value-type="string" office:value="24-05-2005">
            <text:p>24-05-2005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ESCOFFIER">
            <text:p>ESCOFFIER</text:p>
          </table:table-cell>
          <table:table-cell office:value-type="string" office:value="Jonathan">
            <text:p>Jonathan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23 78 06">
            <text:p>04 57 23 78 06</text:p>
          </table:table-cell>
          <table:table-cell office:value-type="string" office:value="06 03 59 10 12">
            <text:p>06 03 59 10 12</text:p>
          </table:table-cell>
          <table:table-cell office:value-type="string" office:value="">
            <text:p/>
          </table:table-cell>
          <table:table-cell office:value-type="string" office:value="19-06-2003">
            <text:p>19-06-2003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EREYRE">
            <text:p>FEREYRE</text:p>
          </table:table-cell>
          <table:table-cell office:value-type="string" office:value="Lisa">
            <text:p>Lisa</text:p>
          </table:table-cell>
          <table:table-cell office:value-type="string" office:value="255 allée de la fontaine aux merles">
            <text:p>255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0.94">
            <text:p>04.76.50.10.94</text:p>
          </table:table-cell>
          <table:table-cell office:value-type="string" office:value="06.31.97.07.10">
            <text:p>06.31.97.07.10</text:p>
          </table:table-cell>
          <table:table-cell office:value-type="string" office:value="06.11.92.80.90">
            <text:p>06.11.92.80.90</text:p>
          </table:table-cell>
          <table:table-cell office:value-type="string" office:value="08-06-2002">
            <text:p>08-06-2002</text:p>
          </table:table-cell>
          <table:table-cell office:value-type="string" office:value="karine.fereyre@free.fr">
            <text:p>karine.fereyre@free.fr</text:p>
          </table:table-cell>
          <table:table-cell office:value-type="string" office:value="11">
            <text:p>11</text:p>
          </table:table-cell>
          <table:table-cell office:value-type="string" office:value="1368">
            <text:p>13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2891830115">
            <text:p>229.2891830115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2013">
            <text:p>2013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229.2891830115">
            <text:p>229.2891830115</text:p>
          </table:table-cell>
          <table:table-cell office:value-type="float" office:value="-0.00081698850001999">
            <text:p>-0.0008169885000199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OURNIER">
            <text:p>FOURNIER</text:p>
          </table:table-cell>
          <table:table-cell office:value-type="string" office:value="Arthur">
            <text:p>Arthur</text:p>
          </table:table-cell>
          <table:table-cell office:value-type="string" office:value="782 avenue Jacques Prévert">
            <text:p>782 avenue Jacques Préve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30.85.49">
            <text:p>09.54.30.85.49</text:p>
          </table:table-cell>
          <table:table-cell office:value-type="string" office:value="06.87.07.57.29">
            <text:p>06.87.07.57.29</text:p>
          </table:table-cell>
          <table:table-cell office:value-type="string" office:value="06.05.96.24.45">
            <text:p>06.05.96.24.45</text:p>
          </table:table-cell>
          <table:table-cell office:value-type="string" office:value="03-05-1996">
            <text:p>03-05-1996</text:p>
          </table:table-cell>
          <table:table-cell office:value-type="string" office:value="j-lfournier@live.fr">
            <text:p>j-lfournier@live.fr</text:p>
          </table:table-cell>
          <table:table-cell office:value-type="string" office:value="60">
            <text:p>60</text:p>
          </table:table-cell>
          <table:table-cell office:value-type="string" office:value="1325">
            <text:p>13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60771875539">
            <text:p>226.60771875539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2013">
            <text:p>2013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226.60771875539">
            <text:p>226.60771875539</text:p>
          </table:table-cell>
          <table:table-cell office:value-type="float" office:value="-0.0022812446099749">
            <text:p>-0.002281244609974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RANCO">
            <text:p>FRANCO</text:p>
          </table:table-cell>
          <table:table-cell office:value-type="string" office:value="Mia">
            <text:p>Mia</text:p>
          </table:table-cell>
          <table:table-cell office:value-type="string" office:value="183 chemin des Mativières">
            <text:p>183 chemin des Mativ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2 94 95 03">
            <text:p>06 82 94 95 03</text:p>
          </table:table-cell>
          <table:table-cell office:value-type="string" office:value="">
            <text:p/>
          </table:table-cell>
          <table:table-cell office:value-type="string" office:value="06 76 98 03 02">
            <text:p>06 76 98 03 02</text:p>
          </table:table-cell>
          <table:table-cell office:value-type="string" office:value="07-06-2003">
            <text:p>07-06-2003</text:p>
          </table:table-cell>
          <table:table-cell office:value-type="string" office:value="benced.franco@gmail.com">
            <text:p>benced.franco@gmail.com</text:p>
          </table:table-cell>
          <table:table-cell office:value-type="string" office:value="124">
            <text:p>124</text:p>
          </table:table-cell>
          <table:table-cell office:value-type="string" office:value="978">
            <text:p>9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19192204439">
            <text:p>184.19192204439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2013">
            <text:p>2013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184.19192204439">
            <text:p>184.19192204439</text:p>
          </table:table-cell>
          <table:table-cell office:value-type="float" office:value="0.0019220443900281">
            <text:p>0.0019220443900281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Roch">
            <text:p>Roch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02-05-2004">
            <text:p>02-05-2004</text:p>
          </table:table-cell>
          <table:table-cell office:value-type="string" office:value="a.frassati@wanadoo.fr">
            <text:p>a.frassati@wanadoo.fr</text:p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2">
            <text:p>10.320047713952</text:p>
          </table:table-cell>
          <table:table-cell office:value-type="float" office:value="196.08090656508">
            <text:p>196.08090656508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196.08090656508">
            <text:p>196.08090656508</text:p>
          </table:table-cell>
          <table:table-cell office:value-type="float" office:value="0.00090656507998688">
            <text:p>0.0009065650799868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Alexandre">
            <text:p>Alexandre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30-07-2006">
            <text:p>30-07-2006</text:p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1">
            <text:p>10.320047713951</text:p>
          </table:table-cell>
          <table:table-cell office:value-type="float" office:value="196.08090656507">
            <text:p>196.08090656507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196.08090656507">
            <text:p>196.08090656507</text:p>
          </table:table-cell>
          <table:table-cell office:value-type="float" office:value="0.00090656506998243">
            <text:p>0.0009065650699824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OMENT NICOLAS">
            <text:p>FROMENT NICOLAS</text:p>
          </table:table-cell>
          <table:table-cell office:value-type="string" office:value="Antoine">
            <text:p>Antoine</text:p>
          </table:table-cell>
          <table:table-cell office:value-type="string" office:value="1376 route de Racin">
            <text:p>1376 route de Rac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1.04">
            <text:p>04.76.75.51.04</text:p>
          </table:table-cell>
          <table:table-cell office:value-type="string" office:value="06.59.17.30.58">
            <text:p>06.59.17.30.58</text:p>
          </table:table-cell>
          <table:table-cell office:value-type="string" office:value="06.61.12.74.40">
            <text:p>06.61.12.74.40</text:p>
          </table:table-cell>
          <table:table-cell office:value-type="string" office:value="16-11-2006">
            <text:p>16-11-2006</text:p>
          </table:table-cell>
          <table:table-cell office:value-type="string" office:value="bernard.f@laposte.net">
            <text:p>bernard.f@laposte.net</text:p>
          </table:table-cell>
          <table:table-cell office:value-type="string" office:value="34">
            <text:p>34</text:p>
          </table:table-cell>
          <table:table-cell office:value-type="string" office:value="1176">
            <text:p>117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38730733615">
            <text:p>190.38730733615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2013">
            <text:p>2013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-0.0026926638499845">
            <text:p>-0.002692663849984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GET">
            <text:p>GAGET</text:p>
          </table:table-cell>
          <table:table-cell office:value-type="string" office:value="Eléa">
            <text:p>Eléa</text:p>
          </table:table-cell>
          <table:table-cell office:value-type="string" office:value="1366 riute du col">
            <text:p>1366 ri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57.13.13.43">
            <text:p>04.57.13.13.43</text:p>
          </table:table-cell>
          <table:table-cell office:value-type="string" office:value="06.17.23.51.36">
            <text:p>06.17.23.51.36</text:p>
          </table:table-cell>
          <table:table-cell office:value-type="string" office:value="06.78.78.62.52">
            <text:p>06.78.78.62.52</text:p>
          </table:table-cell>
          <table:table-cell office:value-type="string" office:value="20-09-2003">
            <text:p>20-09-2003</text:p>
          </table:table-cell>
          <table:table-cell office:value-type="string" office:value="max.gaget@free.fr">
            <text:p>max.gaget@free.fr</text:p>
          </table:table-cell>
          <table:table-cell office:value-type="string" office:value="170">
            <text:p>170</text:p>
          </table:table-cell>
          <table:table-cell office:value-type="string" office:value="884">
            <text:p>88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0015239208">
            <text:p>182.0015239208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2013">
            <text:p>2013</text:p>
          </table:table-cell>
          <table:table-cell office:value-type="float" office:value="45.5">
            <text:p>45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0.0015239207999969">
            <text:p>0.00152392079999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IN">
            <text:p>GAIN</text:p>
          </table:table-cell>
          <table:table-cell office:value-type="string" office:value="Clément">
            <text:p>Clément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0.42.63.78">
            <text:p>06.80.42.63.78</text:p>
          </table:table-cell>
          <table:table-cell office:value-type="string" office:value="06.81.49.34.28">
            <text:p>06.81.49.34.28</text:p>
          </table:table-cell>
          <table:table-cell office:value-type="string" office:value="04.76.50.19.73">
            <text:p>04.76.50.19.73</text:p>
          </table:table-cell>
          <table:table-cell office:value-type="string" office:value="09-12-1996">
            <text:p>09-12-1996</text:p>
          </table:table-cell>
          <table:table-cell office:value-type="string" office:value="clement.gain@hotmail.fr">
            <text:p>clement.gain@hotmail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02783552443">
            <text:p>264.02783552443</text:p>
          </table:table-cell>
          <table:table-cell office:value-type="float" office:value="13.201391776221">
            <text:p>13.201391776221</text:p>
          </table:table-cell>
          <table:table-cell office:value-type="float" office:value="250.82644374821">
            <text:p>250.82644374821</text:p>
          </table:table-cell>
          <table:table-cell office:value-type="float" office:value="2013">
            <text:p>2013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250.82644374821">
            <text:p>250.82644374821</text:p>
          </table:table-cell>
          <table:table-cell office:value-type="float" office:value="-0.0035562517900019">
            <text:p>-0.0035562517900019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IN">
            <text:p>GAIN</text:p>
          </table:table-cell>
          <table:table-cell office:value-type="string" office:value="Elise">
            <text:p>Elise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73">
            <text:p>04.76.50.19.73</text:p>
          </table:table-cell>
          <table:table-cell office:value-type="string" office:value="06.81.49.34.28">
            <text:p>06.81.49.34.28</text:p>
          </table:table-cell>
          <table:table-cell office:value-type="string" office:value="">
            <text:p/>
          </table:table-cell>
          <table:table-cell office:value-type="string" office:value="01-01-2001">
            <text:p>01-01-2001</text:p>
          </table:table-cell>
          <table:table-cell office:value-type="string" office:value="benedicte.gain@free.fr">
            <text:p>benedicte.gain@free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56308527161">
            <text:p>233.56308527161</text:p>
          </table:table-cell>
          <table:table-cell office:value-type="float" office:value="11.67815426358">
            <text:p>11.67815426358</text:p>
          </table:table-cell>
          <table:table-cell office:value-type="float" office:value="221.88493100803">
            <text:p>221.88493100803</text:p>
          </table:table-cell>
          <table:table-cell office:value-type="float" office:value="2013">
            <text:p>2013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47">
            <text:p>40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221.88493100803">
            <text:p>221.88493100803</text:p>
          </table:table-cell>
          <table:table-cell office:value-type="float" office:value="0.0049310080300131">
            <text:p>0.004931008030013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ROFALO">
            <text:p>GAROFALO</text:p>
          </table:table-cell>
          <table:table-cell office:value-type="string" office:value="Pascal">
            <text:p>Pascal</text:p>
          </table:table-cell>
          <table:table-cell office:value-type="string" office:value="83 allée des Hortensias">
            <text:p>83 allée des Hortensi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64 80">
            <text:p>04 76 56 64 80</text:p>
          </table:table-cell>
          <table:table-cell office:value-type="string" office:value="">
            <text:p/>
          </table:table-cell>
          <table:table-cell office:value-type="string" office:value="06 08 37 55 65">
            <text:p>06 08 37 55 65</text:p>
          </table:table-cell>
          <table:table-cell office:value-type="string" office:value="01-07-1956">
            <text:p>01-07-1956</text:p>
          </table:table-cell>
          <table:table-cell office:value-type="string" office:value="pascalino38@aol.com">
            <text:p>pascalino38@aol.com</text:p>
          </table:table-cell>
          <table:table-cell office:value-type="string" office:value="160">
            <text:p>160</text:p>
          </table:table-cell>
          <table:table-cell office:value-type="string" office:value="1262">
            <text:p>12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77385893">
            <text:p>213.377385893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2013">
            <text:p>2013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213.377385893">
            <text:p>213.377385893</text:p>
          </table:table-cell>
          <table:table-cell office:value-type="float" office:value="-0.0026141069999994">
            <text:p>-0.002614106999999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SDEBLAY">
            <text:p>GASDEBLAY</text:p>
          </table:table-cell>
          <table:table-cell office:value-type="string" office:value="Catherine">
            <text:p>Catherine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1-03-1973">
            <text:p>21-03-1973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2.02671672792">
            <text:p>242.02671672792</text:p>
          </table:table-cell>
          <table:table-cell office:value-type="float" office:value="24.202671672792">
            <text:p>24.202671672792</text:p>
          </table:table-cell>
          <table:table-cell office:value-type="float" office:value="217.82404505512">
            <text:p>217.82404505512</text:p>
          </table:table-cell>
          <table:table-cell office:value-type="float" office:value="2013">
            <text:p>2013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82404505512">
            <text:p>217.82404505512</text:p>
          </table:table-cell>
          <table:table-cell office:value-type="float" office:value="0.004045055119974">
            <text:p>0.004045055119974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SDEBLAY">
            <text:p>GASDEBLAY</text:p>
          </table:table-cell>
          <table:table-cell office:value-type="string" office:value="Flavien">
            <text:p>Flavien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5-2002">
            <text:p>20-05-2002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0.02428793447">
            <text:p>220.02428793447</text:p>
          </table:table-cell>
          <table:table-cell office:value-type="float" office:value="22.002428793447">
            <text:p>22.002428793447</text:p>
          </table:table-cell>
          <table:table-cell office:value-type="float" office:value="198.02185914102">
            <text:p>198.02185914102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2185914102">
            <text:p>198.02185914102</text:p>
          </table:table-cell>
          <table:table-cell office:value-type="float" office:value="43.99185914102">
            <text:p>43.991859141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DEBLAY">
            <text:p>GASDEBLAY</text:p>
          </table:table-cell>
          <table:table-cell office:value-type="string" office:value="Mel">
            <text:p>Mel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3-2007">
            <text:p>20-03-2007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3254677691">
            <text:p>191.3254677691</text:p>
          </table:table-cell>
          <table:table-cell office:value-type="float" office:value="19.13254677691">
            <text:p>19.13254677691</text:p>
          </table:table-cell>
          <table:table-cell office:value-type="float" office:value="172.19292099219">
            <text:p>172.19292099219</text:p>
          </table:table-cell>
          <table:table-cell office:value-type="float" office:value="2013">
            <text:p>2013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9292099219">
            <text:p>172.19292099219</text:p>
          </table:table-cell>
          <table:table-cell office:value-type="float" office:value="40.65292099219">
            <text:p>40.6529209921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PERONI">
            <text:p>GASPERONI</text:p>
          </table:table-cell>
          <table:table-cell office:value-type="string" office:value="Anaelle">
            <text:p>Anaelle</text:p>
          </table:table-cell>
          <table:table-cell office:value-type="string" office:value="44 allée des Erables">
            <text:p>44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0479">
            <text:p>0476500479</text:p>
          </table:table-cell>
          <table:table-cell office:value-type="string" office:value="">
            <text:p/>
          </table:table-cell>
          <table:table-cell office:value-type="string" office:value="15-08-2005">
            <text:p>15-08-2005</text:p>
          </table:table-cell>
          <table:table-cell office:value-type="string" office:value="l.gasperoni@laposte.net">
            <text:p>l.gasperoni@laposte.net</text:p>
          </table:table-cell>
          <table:table-cell office:value-type="string" office:value="158">
            <text:p>158</text:p>
          </table:table-cell>
          <table:table-cell office:value-type="string" office:value="1466">
            <text:p>14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44936585763">
            <text:p>205.44936585763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205.44936585763">
            <text:p>205.44936585763</text:p>
          </table:table-cell>
          <table:table-cell office:value-type="float" office:value="-0.00063414236998938">
            <text:p>-0.0006341423699893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Juliette">
            <text:p>Juliett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8-08-2005">
            <text:p>28-08-2005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19110082102">
            <text:p>204.19110082102</text:p>
          </table:table-cell>
          <table:table-cell office:value-type="float" office:value="40.838220164204">
            <text:p>40.838220164204</text:p>
          </table:table-cell>
          <table:table-cell office:value-type="float" office:value="163.35288065682">
            <text:p>163.35288065682</text:p>
          </table:table-cell>
          <table:table-cell office:value-type="float" office:value="2013">
            <text:p>2013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163.35288065682">
            <text:p>163.35288065682</text:p>
          </table:table-cell>
          <table:table-cell office:value-type="float" office:value="0.0028806568199684">
            <text:p>0.00288065681996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Laëtitia">
            <text:p>Laëtitia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0-02-1999">
            <text:p>20-02-1999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4">
            <text:p>46.963953188834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600166">
            <text:p>-0.004187244660016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UDART">
            <text:p>GAUDART</text:p>
          </table:table-cell>
          <table:table-cell office:value-type="string" office:value="Catherine">
            <text:p>Catherin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01-03-1967">
            <text:p>01-03-1967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2">
            <text:p>intru2cycle2</text:p>
          </table:table-cell>
          <table:table-cell office:value-type="string" office:value="non">
            <text:p>non</text:p>
          </table:table-cell>
          <table:table-cell office:value-type="float" office:value="374.53752668096">
            <text:p>374.53752668096</text:p>
          </table:table-cell>
          <table:table-cell office:value-type="float" office:value="74.907505336192">
            <text:p>74.907505336192</text:p>
          </table:table-cell>
          <table:table-cell office:value-type="float" office:value="299.63002134477">
            <text:p>299.63002134477</text:p>
          </table:table-cell>
          <table:table-cell office:value-type="float" office:value="2013">
            <text:p>2013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299.63002134477">
            <text:p>299.63002134477</text:p>
          </table:table-cell>
          <table:table-cell office:value-type="float" office:value="2.1344770004816E-5">
            <text:p>2.1344770004816E-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Cécile">
            <text:p>Cécil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7-10-2001">
            <text:p>27-10-2001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5">
            <text:p>46.963953188835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599882">
            <text:p>-0.004187244659988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THIER">
            <text:p>GAUTHIER</text:p>
          </table:table-cell>
          <table:table-cell office:value-type="string" office:value="Karine">
            <text:p>Karine</text:p>
          </table:table-cell>
          <table:table-cell office:value-type="string" office:value="8 chemin de champ chabert">
            <text:p>8 chemin de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30-04-2000">
            <text:p>30-04-2000</text:p>
          </table:table-cell>
          <table:table-cell office:value-type="string" office:value="a2chk.gauthier@orange.fr">
            <text:p>a2chk.gauthier@orange.fr</text:p>
          </table:table-cell>
          <table:table-cell office:value-type="string" office:value="7">
            <text:p>7</text:p>
          </table:table-cell>
          <table:table-cell office:value-type="string" office:value="1035">
            <text:p>10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738035182">
            <text:p>213.58738035182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8.59">
            <text:p>19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9">
            <text:p>21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-0.0026196481800014">
            <text:p>-0.002619648180001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ERGAUD">
            <text:p>GERGAUD</text:p>
          </table:table-cell>
          <table:table-cell office:value-type="string" office:value="Ambre">
            <text:p>Ambre</text:p>
          </table:table-cell>
          <table:table-cell office:value-type="string" office:value="64 rue de la grande montée">
            <text:p>64 rue de la grande monté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76328281">
            <text:p>0676328281</text:p>
          </table:table-cell>
          <table:table-cell office:value-type="string" office:value="0637019592">
            <text:p>0637019592</text:p>
          </table:table-cell>
          <table:table-cell office:value-type="string" office:value="01-07-2005">
            <text:p>01-07-2005</text:p>
          </table:table-cell>
          <table:table-cell office:value-type="string" office:value="laboiteaid@orange.fr">
            <text:p>laboiteaid@orange.fr</text:p>
          </table:table-cell>
          <table:table-cell office:value-type="string" office:value="157">
            <text:p>157</text:p>
          </table:table-cell>
          <table:table-cell office:value-type="string" office:value="1687">
            <text:p>16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27069279217">
            <text:p>222.27069279217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013">
            <text:p>2013</text:p>
          </table:table-cell>
          <table:table-cell office:value-type="float" office:value="55.57">
            <text:p>55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0.00069279216998552">
            <text:p>0.0006927921699855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NZALEZ">
            <text:p>GONZALEZ</text:p>
          </table:table-cell>
          <table:table-cell office:value-type="string" office:value="Nuria">
            <text:p>Nuria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0.69.22">
            <text:p>09.53.30.69.22</text:p>
          </table:table-cell>
          <table:table-cell office:value-type="string" office:value="06.16.68.21.50">
            <text:p>06.16.68.21.50</text:p>
          </table:table-cell>
          <table:table-cell office:value-type="string" office:value="06.11.48.00.60">
            <text:p>06.11.48.00.60</text:p>
          </table:table-cell>
          <table:table-cell office:value-type="string" office:value="02-03-2005">
            <text:p>02-03-2005</text:p>
          </table:table-cell>
          <table:table-cell office:value-type="string" office:value="martasaura@yahoo.es">
            <text:p>martasaura@yahoo.es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5.38558039555">
            <text:p>175.38558039555</text:p>
          </table:table-cell>
          <table:table-cell office:value-type="float" office:value="17.538558039555">
            <text:p>17.538558039555</text:p>
          </table:table-cell>
          <table:table-cell office:value-type="float" office:value="157.84702235599">
            <text:p>157.84702235599</text:p>
          </table:table-cell>
          <table:table-cell office:value-type="float" office:value="2013">
            <text:p>2013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157.84702235599">
            <text:p>157.84702235599</text:p>
          </table:table-cell>
          <table:table-cell office:value-type="float" office:value="-0.0029776440100022">
            <text:p>-0.002977644010002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ONZALEZ">
            <text:p>GONZALEZ</text:p>
          </table:table-cell>
          <table:table-cell office:value-type="string" office:value="José Luiz">
            <text:p>José Luiz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1.48.00.60">
            <text:p>06.11.48.00.60</text:p>
          </table:table-cell>
          <table:table-cell office:value-type="string" office:value="06.16.68.21.50">
            <text:p>06.16.68.21.50</text:p>
          </table:table-cell>
          <table:table-cell office:value-type="string" office:value="">
            <text:p/>
          </table:table-cell>
          <table:table-cell office:value-type="string" office:value="30-12-1969">
            <text:p>30-12-1969</text:p>
          </table:table-cell>
          <table:table-cell office:value-type="string" office:value="jsl.gonzalez38@gmail.com">
            <text:p>jsl.gonzalez38@gmail.com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92413843511">
            <text:p>192.92413843511</text:p>
          </table:table-cell>
          <table:table-cell office:value-type="float" office:value="19.292413843511">
            <text:p>19.292413843511</text:p>
          </table:table-cell>
          <table:table-cell office:value-type="float" office:value="173.6317245916">
            <text:p>173.6317245916</text:p>
          </table:table-cell>
          <table:table-cell office:value-type="float" office:value="2013">
            <text:p>2013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173.6317245916">
            <text:p>173.6317245916</text:p>
          </table:table-cell>
          <table:table-cell office:value-type="float" office:value="0.0017245916000093">
            <text:p>0.001724591600009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UZE">
            <text:p>GOUZE</text:p>
          </table:table-cell>
          <table:table-cell office:value-type="string" office:value="Oriana">
            <text:p>Oriana</text:p>
          </table:table-cell>
          <table:table-cell office:value-type="string" office:value="248C rue du Port">
            <text:p>248C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51 95 71 71">
            <text:p>06 51 95 71 71</text:p>
          </table:table-cell>
          <table:table-cell office:value-type="string" office:value="">
            <text:p/>
          </table:table-cell>
          <table:table-cell office:value-type="string" office:value="28-01-1998">
            <text:p>28-01-1998</text:p>
          </table:table-cell>
          <table:table-cell office:value-type="string" office:value="ant.iacoviello@free.fr">
            <text:p>ant.iacoviello@free.fr</text:p>
          </table:table-cell>
          <table:table-cell office:value-type="string" office:value="86">
            <text:p>86</text:p>
          </table:table-cell>
          <table:table-cell office:value-type="string" office:value="3190">
            <text:p>3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1.54633559439">
            <text:p>351.54633559439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2013">
            <text:p>2013</text:p>
          </table:table-cell>
          <table:table-cell office:value-type="float" office:value="87.89">
            <text:p>8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-0.0036644056100386">
            <text:p>-0.00366440561003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RATIER-COFFIN">
            <text:p>GRATIER-COFFIN</text:p>
          </table:table-cell>
          <table:table-cell office:value-type="string" office:value="Elisabeth">
            <text:p>Elisabeth</text:p>
          </table:table-cell>
          <table:table-cell office:value-type="string" office:value="31 ch des Buis">
            <text:p>31 ch des Bu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2617038">
            <text:p>066261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1939">
            <text:p>31-03-1939</text:p>
          </table:table-cell>
          <table:table-cell office:value-type="string" office:value="gratierelisabeth@free.fr">
            <text:p>gratierelisabeth@free.fr</text:p>
          </table:table-cell>
          <table:table-cell office:value-type="string" office:value="77">
            <text:p>77</text:p>
          </table:table-cell>
          <table:table-cell office:value-type="string" office:value="650">
            <text:p>6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7118641587">
            <text:p>195.7118641587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2013">
            <text:p>2013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195.7118641587">
            <text:p>195.7118641587</text:p>
          </table:table-cell>
          <table:table-cell office:value-type="float" office:value="0.0018641587000161">
            <text:p>0.001864158700016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Rémi">
            <text:p>Rémi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corinne.grimaud@hotmail.fr">
            <text:p>corinne.grimaud@hotmail.fr</text:p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Elliot">
            <text:p>Elliot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UILBAUD">
            <text:p>GUILBAUD</text:p>
          </table:table-cell>
          <table:table-cell office:value-type="string" office:value="Maiwenn">
            <text:p>Maiwenn</text:p>
          </table:table-cell>
          <table:table-cell office:value-type="string" office:value="132 rue du bérard">
            <text:p>132 rue du bérard</text:p>
          </table:table-cell>
          <table:table-cell office:value-type="string" office:value="385000">
            <text:p>385000</text:p>
          </table:table-cell>
          <table:table-cell office:value-type="string" office:value="Coublevie">
            <text:p>Coublevie</text:p>
          </table:table-cell>
          <table:table-cell office:value-type="string" office:value="04.76.31.37.24">
            <text:p>04.76.31.37.24</text:p>
          </table:table-cell>
          <table:table-cell office:value-type="string" office:value="06.50.45.23.90">
            <text:p>06.50.45.23.90</text:p>
          </table:table-cell>
          <table:table-cell office:value-type="string" office:value="">
            <text:p/>
          </table:table-cell>
          <table:table-cell office:value-type="string" office:value="24-09-2003">
            <text:p>24-09-2003</text:p>
          </table:table-cell>
          <table:table-cell office:value-type="string" office:value="gaelle-lb@yahoo.fr">
            <text:p>gaelle-lb@yahoo.fr</text:p>
          </table:table-cell>
          <table:table-cell office:value-type="string" office:value="181">
            <text:p>181</text:p>
          </table:table-cell>
          <table:table-cell office:value-type="string" office:value="1578">
            <text:p>15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305715509">
            <text:p>213.58305715509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0.0030571550899765">
            <text:p>0.003057155089976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Adrien">
            <text:p>Adrien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6 73">
            <text:p>04 76 50 66 73</text:p>
          </table:table-cell>
          <table:table-cell office:value-type="string" office:value="06 33 26 74 79">
            <text:p>06 33 26 74 79</text:p>
          </table:table-cell>
          <table:table-cell office:value-type="string" office:value="">
            <text:p/>
          </table:table-cell>
          <table:table-cell office:value-type="string" office:value="01-06-2001">
            <text:p>01-06-2001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6">
            <text:p>11.122715817616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Baptiste">
            <text:p>Baptiste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19-03-1999">
            <text:p>19-03-1999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5">
            <text:p>11.122715817615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ET-REVOL">
            <text:p>GUILLET-REVOL</text:p>
          </table:table-cell>
          <table:table-cell office:value-type="string" office:value="LAURENT">
            <text:p>LAURENT</text:p>
          </table:table-cell>
          <table:table-cell office:value-type="string" office:value="67 rue des tissages">
            <text:p>67 rue des tissag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7951320">
            <text:p>0667951320</text:p>
          </table:table-cell>
          <table:table-cell office:value-type="string" office:value="0476500881">
            <text:p>0476500881</text:p>
          </table:table-cell>
          <table:table-cell office:value-type="string" office:value="0677121188">
            <text:p>0677121188</text:p>
          </table:table-cell>
          <table:table-cell office:value-type="string" office:value="02-08-1990">
            <text:p>02-08-1990</text:p>
          </table:table-cell>
          <table:table-cell office:value-type="string" office:value="p.guillet.revol@wanadoo.fr">
            <text:p>p.guillet.revol@wanadoo.fr</text:p>
          </table:table-cell>
          <table:table-cell office:value-type="string" office:value="190">
            <text:p>19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ARMAND">
            <text:p>HARMAND</text:p>
          </table:table-cell>
          <table:table-cell office:value-type="string" office:value="Hugo">
            <text:p>Hugo</text:p>
          </table:table-cell>
          <table:table-cell office:value-type="string" office:value="167 rue Igor Stravinski">
            <text:p>167 rue Igor Stravinski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5.12">
            <text:p>04.76.50.15.12</text:p>
          </table:table-cell>
          <table:table-cell office:value-type="string" office:value="04.76.50.15.12">
            <text:p>04.76.50.15.12</text:p>
          </table:table-cell>
          <table:table-cell office:value-type="string" office:value="06.64.34.96.05">
            <text:p>06.64.34.96.05</text:p>
          </table:table-cell>
          <table:table-cell office:value-type="string" office:value="26-03-2005">
            <text:p>26-03-2005</text:p>
          </table:table-cell>
          <table:table-cell office:value-type="string" office:value="stefgaf@free.fr">
            <text:p>stefgaf@free.fr</text:p>
          </table:table-cell>
          <table:table-cell office:value-type="string" office:value="13">
            <text:p>13</text:p>
          </table:table-cell>
          <table:table-cell office:value-type="string" office:value="1513">
            <text:p>15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72272455117">
            <text:p>208.72272455117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2013">
            <text:p>2013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208.72272455117">
            <text:p>208.72272455117</text:p>
          </table:table-cell>
          <table:table-cell office:value-type="float" office:value="0.0027245511699903">
            <text:p>0.0027245511699903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CQUET">
            <text:p>HECQUET</text:p>
          </table:table-cell>
          <table:table-cell office:value-type="string" office:value="Siméon">
            <text:p>Siméon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06 18 53 20 55">
            <text:p>06 18 53 20 55</text:p>
          </table:table-cell>
          <table:table-cell office:value-type="string" office:value="">
            <text:p/>
          </table:table-cell>
          <table:table-cell office:value-type="string" office:value="18-03-1998">
            <text:p>18-03-1998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ECQUET">
            <text:p>HECQUET</text:p>
          </table:table-cell>
          <table:table-cell office:value-type="string" office:value="Isaure">
            <text:p>Isaure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3-2004">
            <text:p>11-03-2004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REIL">
            <text:p>HEREIL</text:p>
          </table:table-cell>
          <table:table-cell office:value-type="string" office:value="Jean-Paul">
            <text:p>Jean-Paul</text:p>
          </table:table-cell>
          <table:table-cell office:value-type="string" office:value="119 rue de Beauvillage">
            <text:p>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9 93">
            <text:p>04 76 50 89 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8-1952">
            <text:p>14-08-1952</text:p>
          </table:table-cell>
          <table:table-cell office:value-type="string" office:value="jp.hereil@gmail.com">
            <text:p>jp.hereil@gmail.com</text:p>
          </table:table-cell>
          <table:table-cell office:value-type="string" office:value="114">
            <text:p>114</text:p>
          </table:table-cell>
          <table:table-cell office:value-type="string" office:value="2317">
            <text:p>23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5.69516845092">
            <text:p>325.69516845092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013">
            <text:p>2013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325.69516845092">
            <text:p>325.69516845092</text:p>
          </table:table-cell>
          <table:table-cell office:value-type="float" office:value="-0.0048315490799951">
            <text:p>-0.00483154907999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FFMAN">
            <text:p>HOFFMAN</text:p>
          </table:table-cell>
          <table:table-cell office:value-type="string" office:value="Yannis">
            <text:p>Yannis</text:p>
          </table:table-cell>
          <table:table-cell office:value-type="string" office:value="15 rue de l'échaillon">
            <text:p>15 rue de l'échaill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92.46.83">
            <text:p>06.60.92.46.83</text:p>
          </table:table-cell>
          <table:table-cell office:value-type="string" office:value="06.60.92.46.83">
            <text:p>06.60.92.46.83</text:p>
          </table:table-cell>
          <table:table-cell office:value-type="string" office:value="06.30.11.68.58">
            <text:p>06.30.11.68.58</text:p>
          </table:table-cell>
          <table:table-cell office:value-type="string" office:value="18-12-2006">
            <text:p>18-12-2006</text:p>
          </table:table-cell>
          <table:table-cell office:value-type="string" office:value="n.hof@free.fr">
            <text:p>n.hof@free.fr</text:p>
          </table:table-cell>
          <table:table-cell office:value-type="string" office:value="10">
            <text:p>10</text:p>
          </table:table-cell>
          <table:table-cell office:value-type="string" office:value="4983">
            <text:p>4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66854018291">
            <text:p>276.66854018291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013">
            <text:p>2013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-0.0014598170899944">
            <text:p>-0.001459817089994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UTI-PASQUIER">
            <text:p>HOUTI-PASQUIER</text:p>
          </table:table-cell>
          <table:table-cell office:value-type="string" office:value="Nessim">
            <text:p>Nessim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31-08-2004">
            <text:p>31-08-2004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22314500731">
            <text:p>239.22314500731</text:p>
          </table:table-cell>
          <table:table-cell office:value-type="float" office:value="11.961157250366">
            <text:p>11.961157250366</text:p>
          </table:table-cell>
          <table:table-cell office:value-type="float" office:value="227.26198775695">
            <text:p>227.26198775695</text:p>
          </table:table-cell>
          <table:table-cell office:value-type="float" office:value="2013">
            <text:p>2013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26198775695">
            <text:p>227.26198775695</text:p>
          </table:table-cell>
          <table:table-cell office:value-type="float" office:value="56.80198775695">
            <text:p>56.801987756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OUTI-PASQUIER">
            <text:p>HOUTI-PASQUIER</text:p>
          </table:table-cell>
          <table:table-cell office:value-type="string" office:value="Amelle">
            <text:p>Amelle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">
            <text:p/>
          </table:table-cell>
          <table:table-cell office:value-type="string" office:value="09-04-2007">
            <text:p>09-04-2007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8.31834990453">
            <text:p>148.31834990453</text:p>
          </table:table-cell>
          <table:table-cell office:value-type="float" office:value="7.4159174952265">
            <text:p>7.4159174952265</text:p>
          </table:table-cell>
          <table:table-cell office:value-type="float" office:value="140.9024324093">
            <text:p>140.9024324093</text:p>
          </table:table-cell>
          <table:table-cell office:value-type="float" office:value="2013">
            <text:p>2013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.9024324093">
            <text:p>140.9024324093</text:p>
          </table:table-cell>
          <table:table-cell office:value-type="float" office:value="35.2124324093">
            <text:p>35.21243240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USTACHE">
            <text:p>HUSTACHE</text:p>
          </table:table-cell>
          <table:table-cell office:value-type="string" office:value="Gaspard">
            <text:p>Gaspard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06.07.41.89.80">
            <text:p>06.07.41.89.80</text:p>
          </table:table-cell>
          <table:table-cell office:value-type="string" office:value="06.07.41.89.80">
            <text:p>06.07.41.89.80</text:p>
          </table:table-cell>
          <table:table-cell office:value-type="string" office:value="06.89.84.01.73">
            <text:p>06.89.84.01.73</text:p>
          </table:table-cell>
          <table:table-cell office:value-type="string" office:value="16-09-2008">
            <text:p>16-09-2008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3.72437961821">
            <text:p>143.72437961821</text:p>
          </table:table-cell>
          <table:table-cell office:value-type="float" office:value="7.1862189809106">
            <text:p>7.1862189809106</text:p>
          </table:table-cell>
          <table:table-cell office:value-type="float" office:value="136.5381606373">
            <text:p>136.5381606373</text:p>
          </table:table-cell>
          <table:table-cell office:value-type="float" office:value="2013">
            <text:p>2013</text:p>
          </table:table-cell>
          <table:table-cell office:value-type="float" office:value="34.13">
            <text:p>34.1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4.13">
            <text:p>4.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.24">
            <text:p>22.24</text:p>
          </table:table-cell>
          <table:table-cell office:value-type="float" office:value="136.5381606373">
            <text:p>136.5381606373</text:p>
          </table:table-cell>
          <table:table-cell office:value-type="float" office:value="-0.001839362700025">
            <text:p>-0.0018393627000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">
            <text:p/>
          </table:table-cell>
          <table:table-cell office:value-type="string" office:value="0607418980">
            <text:p>0607418980</text:p>
          </table:table-cell>
          <table:table-cell office:value-type="string" office:value="0952401543">
            <text:p>0952401543</text:p>
          </table:table-cell>
          <table:table-cell office:value-type="string" office:value="26-09-2002">
            <text:p>26-09-2002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81351551325">
            <text:p>231.81351551325</text:p>
          </table:table-cell>
          <table:table-cell office:value-type="float" office:value="11.590675775663">
            <text:p>11.590675775663</text:p>
          </table:table-cell>
          <table:table-cell office:value-type="float" office:value="220.22283973759">
            <text:p>220.22283973759</text:p>
          </table:table-cell>
          <table:table-cell office:value-type="float" office:value="2013">
            <text:p>2013</text:p>
          </table:table-cell>
          <table:table-cell office:value-type="float" office:value="55.06">
            <text:p>55.06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5.06">
            <text:p>5.0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06">
            <text:p>64.06</text:p>
          </table:table-cell>
          <table:table-cell office:value-type="float" office:value="220.22283973759">
            <text:p>220.22283973759</text:p>
          </table:table-cell>
          <table:table-cell office:value-type="float" office:value="0.0028397375899942">
            <text:p>0.002839737589994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NVIER">
            <text:p>JANVIER</text:p>
          </table:table-cell>
          <table:table-cell office:value-type="string" office:value="Mathis">
            <text:p>Mathis</text:p>
          </table:table-cell>
          <table:table-cell office:value-type="string" office:value="176 quai Jacquin">
            <text:p>176 quai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68">
            <text:p>04.76.50.12.68</text:p>
          </table:table-cell>
          <table:table-cell office:value-type="string" office:value="06.43.62.03.56">
            <text:p>06.43.62.03.56</text:p>
          </table:table-cell>
          <table:table-cell office:value-type="string" office:value="06.64.97.16.85">
            <text:p>06.64.97.16.85</text:p>
          </table:table-cell>
          <table:table-cell office:value-type="string" office:value="18-11-2001">
            <text:p>18-11-2001</text:p>
          </table:table-cell>
          <table:table-cell office:value-type="string" office:value="fjanviernevo@laposte.net">
            <text:p>fjanviernevo@laposte.net</text:p>
          </table:table-cell>
          <table:table-cell office:value-type="string" office:value="67">
            <text:p>67</text:p>
          </table:table-cell>
          <table:table-cell office:value-type="string" office:value="1545">
            <text:p>15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0721665151">
            <text:p>211.0721665151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2013">
            <text:p>2013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211.0721665151">
            <text:p>211.0721665151</text:p>
          </table:table-cell>
          <table:table-cell office:value-type="float" office:value="0.002166515100015">
            <text:p>0.00216651510001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RDIN">
            <text:p>JARDIN</text:p>
          </table:table-cell>
          <table:table-cell office:value-type="string" office:value="Denis">
            <text:p>Denis</text:p>
          </table:table-cell>
          <table:table-cell office:value-type="string" office:value="637 route de Grenoble les thermes">
            <text:p>637 route de Grenoble les therme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51.38.07.77">
            <text:p>06.51.38.07.77</text:p>
          </table:table-cell>
          <table:table-cell office:value-type="string" office:value="">
            <text:p/>
          </table:table-cell>
          <table:table-cell office:value-type="string" office:value="27-04-1970">
            <text:p>27-04-1970</text:p>
          </table:table-cell>
          <table:table-cell office:value-type="string" office:value="denis.jardin@hp.com">
            <text:p>denis.jardin@hp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JARDIN">
            <text:p>JARDIN</text:p>
          </table:table-cell>
          <table:table-cell office:value-type="string" office:value="Anne-Sophie">
            <text:p>Anne-Sophie</text:p>
          </table:table-cell>
          <table:table-cell office:value-type="string" office:value="637 route de Grenoble">
            <text:p>637 route de Grenobl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72.99.33.02">
            <text:p>06.72.99.33.02</text:p>
          </table:table-cell>
          <table:table-cell office:value-type="string" office:value="">
            <text:p/>
          </table:table-cell>
          <table:table-cell office:value-type="string" office:value="13-10-1968">
            <text:p>13-10-1968</text:p>
          </table:table-cell>
          <table:table-cell office:value-type="string" office:value="annesophie.jardin@gmail.com">
            <text:p>annesophie.jardin@gmail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JOSEPH">
            <text:p>JOSEPH</text:p>
          </table:table-cell>
          <table:table-cell office:value-type="string" office:value="Océane">
            <text:p>Océane</text:p>
          </table:table-cell>
          <table:table-cell office:value-type="string" office:value="38 allée des Erables">
            <text:p>38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0 12">
            <text:p>04 76 50 20 12</text:p>
          </table:table-cell>
          <table:table-cell office:value-type="string" office:value="">
            <text:p/>
          </table:table-cell>
          <table:table-cell office:value-type="string" office:value="29-12-1999">
            <text:p>29-12-1999</text:p>
          </table:table-cell>
          <table:table-cell office:value-type="string" office:value="brigitte.joseph2@orange.fr">
            <text:p>brigitte.joseph2@orange.fr</text:p>
          </table:table-cell>
          <table:table-cell office:value-type="string" office:value="117">
            <text:p>117</text:p>
          </table:table-cell>
          <table:table-cell office:value-type="string" office:value="1169">
            <text:p>11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8.64082481189">
            <text:p>218.64082481189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013">
            <text:p>2013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54.66082481189">
            <text:p>54.6608248118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ALUZNY">
            <text:p>KALUZNY</text:p>
          </table:table-cell>
          <table:table-cell office:value-type="string" office:value="Lana">
            <text:p>Lana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13-11-2004">
            <text:p>13-11-2004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61743665386">
            <text:p>190.61743665386</text:p>
          </table:table-cell>
          <table:table-cell office:value-type="float" office:value="38.123487330772">
            <text:p>38.123487330772</text:p>
          </table:table-cell>
          <table:table-cell office:value-type="float" office:value="152.49394932309">
            <text:p>152.49394932309</text:p>
          </table:table-cell>
          <table:table-cell office:value-type="float" office:value="2013">
            <text:p>2013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.49394932309">
            <text:p>152.49394932309</text:p>
          </table:table-cell>
          <table:table-cell office:value-type="float" office:value="38.13394932309">
            <text:p>38.1339493230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Bastien">
            <text:p>Bastien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26 82 78 38">
            <text:p>06 26 82 78 38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26-02-1998">
            <text:p>26-02-1998</text:p>
          </table:table-cell>
          <table:table-cell office:value-type="string" office:value="bastien.kaluzny@neuf.fr">
            <text:p>bastien.kaluzny@neuf.fr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2">
            <text:p>intru2cycle2</text:p>
          </table:table-cell>
          <table:table-cell office:value-type="string" office:value="intru3cycle2">
            <text:p>intru3cycle2</text:p>
          </table:table-cell>
          <table:table-cell office:value-type="float" office:value="445.09171458675">
            <text:p>445.09171458675</text:p>
          </table:table-cell>
          <table:table-cell office:value-type="float" office:value="89.018342917351">
            <text:p>89.018342917351</text:p>
          </table:table-cell>
          <table:table-cell office:value-type="float" office:value="356.0733716694">
            <text:p>356.0733716694</text:p>
          </table:table-cell>
          <table:table-cell office:value-type="float" office:value="2013">
            <text:p>2013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6.0733716694">
            <text:p>356.0733716694</text:p>
          </table:table-cell>
          <table:table-cell office:value-type="float" office:value="89.0133716694">
            <text:p>89.013371669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Gaël">
            <text:p>Gaël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04-06-2001">
            <text:p>04-06-2001</text:p>
          </table:table-cell>
          <table:table-cell office:value-type="string" office:value="virginiemly@gmail.com">
            <text:p>virginiemly@gmai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21005215193">
            <text:p>219.21005215193</text:p>
          </table:table-cell>
          <table:table-cell office:value-type="float" office:value="43.842010430386">
            <text:p>43.842010430386</text:p>
          </table:table-cell>
          <table:table-cell office:value-type="float" office:value="175.36804172154">
            <text:p>175.36804172154</text:p>
          </table:table-cell>
          <table:table-cell office:value-type="float" office:value="2013">
            <text:p>2013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.84">
            <text:p>2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36804172154">
            <text:p>175.36804172154</text:p>
          </table:table-cell>
          <table:table-cell office:value-type="float" office:value="43.84804172154">
            <text:p>43.8480417215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KALUZNY (Mlynarczyk)">
            <text:p>KALUZNY (Mlynarczyk)</text:p>
          </table:table-cell>
          <table:table-cell office:value-type="string" office:value="Virginie">
            <text:p>Virginie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4-1973">
            <text:p>07-04-1973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3105736713">
            <text:p>241.13105736713</text:p>
          </table:table-cell>
          <table:table-cell office:value-type="float" office:value="48.226211473426">
            <text:p>48.226211473426</text:p>
          </table:table-cell>
          <table:table-cell office:value-type="float" office:value="192.9048458937">
            <text:p>192.9048458937</text:p>
          </table:table-cell>
          <table:table-cell office:value-type="float" office:value="2013">
            <text:p>2013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9048458937">
            <text:p>192.9048458937</text:p>
          </table:table-cell>
          <table:table-cell office:value-type="float" office:value="48.2148458937">
            <text:p>48.21484589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ERHARO">
            <text:p>KERHARO</text:p>
          </table:table-cell>
          <table:table-cell office:value-type="string" office:value="Marianne">
            <text:p>Marianne</text:p>
          </table:table-cell>
          <table:table-cell office:value-type="string" office:value="135 chemin de malsouche">
            <text:p>135 chemin de malsou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45.83.44.90">
            <text:p>06.45.83.44.90</text:p>
          </table:table-cell>
          <table:table-cell office:value-type="string" office:value="06.74.71.70.67">
            <text:p>06.74.71.70.67</text:p>
          </table:table-cell>
          <table:table-cell office:value-type="string" office:value="06.81.52.05.71">
            <text:p>06.81.52.05.71</text:p>
          </table:table-cell>
          <table:table-cell office:value-type="string" office:value="20-12-1996">
            <text:p>20-12-1996</text:p>
          </table:table-cell>
          <table:table-cell office:value-type="string" office:value="a.kerharo@sfr.fr">
            <text:p>a.kerharo@sfr.fr</text:p>
          </table:table-cell>
          <table:table-cell office:value-type="string" office:value="173">
            <text:p>173</text:p>
          </table:table-cell>
          <table:table-cell office:value-type="string" office:value="1217">
            <text:p>12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9.62494347966">
            <text:p>249.62494347966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2013">
            <text:p>2013</text:p>
          </table:table-cell>
          <table:table-cell office:value-type="float" office:value="62.41">
            <text:p>62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0.0049434796599996">
            <text:p>0.004943479659999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UFFLER">
            <text:p>KUFFLER</text:p>
          </table:table-cell>
          <table:table-cell office:value-type="string" office:value="Elsa">
            <text:p>Elsa</text:p>
          </table:table-cell>
          <table:table-cell office:value-type="string" office:value="61 impasse jean de la fontaine">
            <text:p>61 impasse jean de la fontai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8.26">
            <text:p>04.76.50.28.26</text:p>
          </table:table-cell>
          <table:table-cell office:value-type="string" office:value="06.71.42.20.43">
            <text:p>06.71.42.20.43</text:p>
          </table:table-cell>
          <table:table-cell office:value-type="string" office:value="04.76.50.28.26">
            <text:p>04.76.50.28.26</text:p>
          </table:table-cell>
          <table:table-cell office:value-type="string" office:value="12-05-1997">
            <text:p>12-05-1997</text:p>
          </table:table-cell>
          <table:table-cell office:value-type="string" office:value="paule.kuffler@cegetel.net">
            <text:p>paule.kuffler@cegetel.net</text:p>
          </table:table-cell>
          <table:table-cell office:value-type="string" office:value="17">
            <text:p>17</text:p>
          </table:table-cell>
          <table:table-cell office:value-type="string" office:value="2304">
            <text:p>2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4.21013515943">
            <text:p>334.21013515943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013">
            <text:p>2013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334.21013515943">
            <text:p>334.21013515943</text:p>
          </table:table-cell>
          <table:table-cell office:value-type="float" office:value="0.0001351594300445">
            <text:p>0.000135159430044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AGNEAU">
            <text:p>LAGNEAU</text:p>
          </table:table-cell>
          <table:table-cell office:value-type="string" office:value="Corinne">
            <text:p>Corinne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87">
            <text:p>04.76.56.76.87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27-02-1963">
            <text:p>27-02-1963</text:p>
          </table:table-cell>
          <table:table-cell office:value-type="string" office:value="corinne.lagneau@gmail.com">
            <text:p>corinne.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45668872041">
            <text:p>280.45668872041</text:p>
          </table:table-cell>
          <table:table-cell office:value-type="float" office:value="14.02283443602">
            <text:p>14.02283443602</text:p>
          </table:table-cell>
          <table:table-cell office:value-type="float" office:value="266.43385428439">
            <text:p>266.43385428439</text:p>
          </table:table-cell>
          <table:table-cell office:value-type="float" office:value="2013">
            <text:p>2013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266.43385428439">
            <text:p>266.43385428439</text:p>
          </table:table-cell>
          <table:table-cell office:value-type="float" office:value="0.0038542843900586">
            <text:p>0.003854284390058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NEAU">
            <text:p>LAGNEAU</text:p>
          </table:table-cell>
          <table:table-cell office:value-type="string" office:value="Olivier">
            <text:p>Olivier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04.76.56.76.87">
            <text:p>04.76.56.76.87</text:p>
          </table:table-cell>
          <table:table-cell office:value-type="string" office:value="20-04-1958">
            <text:p>20-04-1958</text:p>
          </table:table-cell>
          <table:table-cell office:value-type="string" office:value="olagneau@gmail.com">
            <text:p>o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87538149601">
            <text:p>243.87538149601</text:p>
          </table:table-cell>
          <table:table-cell office:value-type="float" office:value="12.193769074801">
            <text:p>12.193769074801</text:p>
          </table:table-cell>
          <table:table-cell office:value-type="float" office:value="231.68161242121">
            <text:p>231.68161242121</text:p>
          </table:table-cell>
          <table:table-cell office:value-type="float" office:value="2013">
            <text:p>2013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231.68161242121">
            <text:p>231.68161242121</text:p>
          </table:table-cell>
          <table:table-cell office:value-type="float" office:value="0.0016124212099839">
            <text:p>0.001612421209983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OUGE">
            <text:p>LAGOUGE</text:p>
          </table:table-cell>
          <table:table-cell office:value-type="string" office:value="Hugo">
            <text:p>Hugo</text:p>
          </table:table-cell>
          <table:table-cell office:value-type="string" office:value="110 Ch de malossane">
            <text:p>110 Ch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5 18">
            <text:p>04 76 50 65 18</text:p>
          </table:table-cell>
          <table:table-cell office:value-type="string" office:value="06 87 42 90 63">
            <text:p>06 87 42 90 63</text:p>
          </table:table-cell>
          <table:table-cell office:value-type="string" office:value="06 60 06 40 98">
            <text:p>06 60 06 40 98</text:p>
          </table:table-cell>
          <table:table-cell office:value-type="string" office:value="06-03-1998">
            <text:p>06-03-1998</text:p>
          </table:table-cell>
          <table:table-cell office:value-type="string" office:value="sand.lagouge@gmail.com">
            <text:p>sand.lagouge@gmail.com</text:p>
          </table:table-cell>
          <table:table-cell office:value-type="string" office:value="76">
            <text:p>76</text:p>
          </table:table-cell>
          <table:table-cell office:value-type="string" office:value="1038">
            <text:p>10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68602994415">
            <text:p>213.68602994415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013">
            <text:p>2013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213.68602994415">
            <text:p>213.68602994415</text:p>
          </table:table-cell>
          <table:table-cell office:value-type="float" office:value="-0.0039700558500044">
            <text:p>-0.003970055850004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BOULEUX BITNER">
            <text:p>LEBOULEUX BITNER</text:p>
          </table:table-cell>
          <table:table-cell office:value-type="string" office:value="Raphaël">
            <text:p>Raphaël</text:p>
          </table:table-cell>
          <table:table-cell office:value-type="string" office:value="14 rue Pognient">
            <text:p>14 rue Pognie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4.86.19.77">
            <text:p>06.84.86.19.77</text:p>
          </table:table-cell>
          <table:table-cell office:value-type="string" office:value="06.84.86.19.77">
            <text:p>06.84.86.19.77</text:p>
          </table:table-cell>
          <table:table-cell office:value-type="string" office:value="06.32.37.99.91">
            <text:p>06.32.37.99.91</text:p>
          </table:table-cell>
          <table:table-cell office:value-type="string" office:value="16-12-2002">
            <text:p>16-12-2002</text:p>
          </table:table-cell>
          <table:table-cell office:value-type="string" office:value="bitnercm@yahoo.com">
            <text:p>bitnercm@yahoo.com</text:p>
          </table:table-cell>
          <table:table-cell office:value-type="string" office:value="21">
            <text:p>21</text:p>
          </table:table-cell>
          <table:table-cell office:value-type="string" office:value="1620">
            <text:p>162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88045073348">
            <text:p>216.88045073348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2013">
            <text:p>2013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216.88045073348">
            <text:p>216.88045073348</text:p>
          </table:table-cell>
          <table:table-cell office:value-type="float" office:value="0.00045073347999391">
            <text:p>0.0004507334799939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DUC">
            <text:p>LEDUC</text:p>
          </table:table-cell>
          <table:table-cell office:value-type="string" office:value="Léandre">
            <text:p>Léandre</text:p>
          </table:table-cell>
          <table:table-cell office:value-type="string" office:value="126 chemin des Termes">
            <text:p>126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4829187">
            <text:p>0674829187</text:p>
          </table:table-cell>
          <table:table-cell office:value-type="string" office:value="">
            <text:p/>
          </table:table-cell>
          <table:table-cell office:value-type="string" office:value="03-12-2006">
            <text:p>03-12-2006</text:p>
          </table:table-cell>
          <table:table-cell office:value-type="string" office:value="sebastien.leduc@gmail.fr">
            <text:p>sebastien.leduc@gmail.fr</text:p>
          </table:table-cell>
          <table:table-cell office:value-type="string" office:value="159">
            <text:p>159</text:p>
          </table:table-cell>
          <table:table-cell office:value-type="string" office:value="2068">
            <text:p>20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2.82947344572">
            <text:p>272.82947344572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13">
            <text:p>2013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272.82947344572">
            <text:p>272.82947344572</text:p>
          </table:table-cell>
          <table:table-cell office:value-type="float" office:value="-0.00052655427998616">
            <text:p>-0.0005265542799861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NZ">
            <text:p>LENZ</text:p>
          </table:table-cell>
          <table:table-cell office:value-type="string" office:value="Martine">
            <text:p>Martine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0175">
            <text:p>04765001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-01-1963">
            <text:p>26-01-1963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23.29857032734">
            <text:p>323.29857032734</text:p>
          </table:table-cell>
          <table:table-cell office:value-type="float" office:value="16.164928516367">
            <text:p>16.164928516367</text:p>
          </table:table-cell>
          <table:table-cell office:value-type="float" office:value="307.13364181097">
            <text:p>307.13364181097</text:p>
          </table:table-cell>
          <table:table-cell office:value-type="float" office:value="2013">
            <text:p>2013</text:p>
          </table:table-cell>
          <table:table-cell office:value-type="float" office:value="76.78">
            <text:p>76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364181097">
            <text:p>307.13364181097</text:p>
          </table:table-cell>
          <table:table-cell office:value-type="float" office:value="0.0036418109700094">
            <text:p>0.003641810970009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NZ">
            <text:p>LENZ</text:p>
          </table:table-cell>
          <table:table-cell office:value-type="string" office:value="Jeremy">
            <text:p>Jeremy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75">
            <text:p>04 76 50 01 75</text:p>
          </table:table-cell>
          <table:table-cell office:value-type="string" office:value="">
            <text:p/>
          </table:table-cell>
          <table:table-cell office:value-type="string" office:value="20-10-1996">
            <text:p>20-10-1996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0008035542">
            <text:p>238.80008035542</text:p>
          </table:table-cell>
          <table:table-cell office:value-type="float" office:value="11.940004017771">
            <text:p>11.940004017771</text:p>
          </table:table-cell>
          <table:table-cell office:value-type="float" office:value="226.86007633765">
            <text:p>226.86007633765</text:p>
          </table:table-cell>
          <table:table-cell office:value-type="float" office:value="2013">
            <text:p>2013</text:p>
          </table:table-cell>
          <table:table-cell office:value-type="float" office:value="56.72">
            <text:p>5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007633765">
            <text:p>226.86007633765</text:p>
          </table:table-cell>
          <table:table-cell office:value-type="float" office:value="7.6337650000369E-5">
            <text:p>7.6337650000369E-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SAUVAGE">
            <text:p>LESAUVAGE</text:p>
          </table:table-cell>
          <table:table-cell office:value-type="string" office:value="Valentin">
            <text:p>Valentin</text:p>
          </table:table-cell>
          <table:table-cell office:value-type="string" office:value="38 allée des digitales">
            <text:p>38 allée des digita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54766706">
            <text:p>0954766706</text:p>
          </table:table-cell>
          <table:table-cell office:value-type="string" office:value="0950418188">
            <text:p>0950418188</text:p>
          </table:table-cell>
          <table:table-cell office:value-type="string" office:value="0631419360">
            <text:p>0631419360</text:p>
          </table:table-cell>
          <table:table-cell office:value-type="string" office:value="14-03-1999">
            <text:p>14-03-1999</text:p>
          </table:table-cell>
          <table:table-cell office:value-type="string" office:value="jeanmichel.lesauvage@gmail.com">
            <text:p>jeanmichel.lesauvage@gmail.com</text:p>
          </table:table-cell>
          <table:table-cell office:value-type="string" office:value="188">
            <text:p>188</text:p>
          </table:table-cell>
          <table:table-cell office:value-type="string" office:value="506">
            <text:p>5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49610071257">
            <text:p>202.49610071257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13">
            <text:p>2013</text:p>
          </table:table-cell>
          <table:table-cell office:value-type="float" office:value="50.62">
            <text:p>5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2.49610071257">
            <text:p>202.496100712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HUISSIER">
            <text:p>LHUISSIER</text:p>
          </table:table-cell>
          <table:table-cell office:value-type="string" office:value="Sandrine">
            <text:p>Sandrine</text:p>
          </table:table-cell>
          <table:table-cell office:value-type="string" office:value="443 rue berlioz">
            <text:p>443 rue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3.32.41.75">
            <text:p>06.83.32.41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12-1974">
            <text:p>24-12-1974</text:p>
          </table:table-cell>
          <table:table-cell office:value-type="string" office:value="slhuissier@gmail.com">
            <text:p>slhuissier@gmail.com</text:p>
          </table:table-cell>
          <table:table-cell office:value-type="string" office:value="148">
            <text:p>148</text:p>
          </table:table-cell>
          <table:table-cell office:value-type="string" office:value="1693">
            <text:p>1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03103171143">
            <text:p>245.03103171143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2013">
            <text:p>2013</text:p>
          </table:table-cell>
          <table:table-cell office:value-type="float" office:value="61.26">
            <text:p>61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0.001031711429988">
            <text:p>0.00103171142998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INDEN">
            <text:p>LINDEN</text:p>
          </table:table-cell>
          <table:table-cell office:value-type="string" office:value="Florentin">
            <text:p>Florentin</text:p>
          </table:table-cell>
          <table:table-cell office:value-type="string" office:value="55 chemin du château">
            <text:p>55 chemin du château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55.75.49">
            <text:p>04.76.55.75.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04-2003">
            <text:p>23-04-2003</text:p>
          </table:table-cell>
          <table:table-cell office:value-type="string" office:value="s.linden@orange.fr">
            <text:p>s.linden@orange.fr</text:p>
          </table:table-cell>
          <table:table-cell office:value-type="string" office:value="50">
            <text:p>50</text:p>
          </table:table-cell>
          <table:table-cell office:value-type="string" office:value="1343">
            <text:p>1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0221398537">
            <text:p>198.00221398537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2013">
            <text:p>2013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198.00221398537">
            <text:p>198.00221398537</text:p>
          </table:table-cell>
          <table:table-cell office:value-type="float" office:value="0.0022139853699912">
            <text:p>0.00221398536999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Manon">
            <text:p>Manon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14-10-2006">
            <text:p>14-10-2006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">
            <text:p>9.316983037785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Jade">
            <text:p>Jade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21-04-2005">
            <text:p>21-04-2005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1">
            <text:p>9.3169830377851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USSEREAU">
            <text:p>LUSSEREAU</text:p>
          </table:table-cell>
          <table:table-cell office:value-type="string" office:value="Alain">
            <text:p>Alain</text:p>
          </table:table-cell>
          <table:table-cell office:value-type="string" office:value="274 rue du maréchal leclerc">
            <text:p>274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43">
            <text:p>04.76.56.76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-04-1947">
            <text:p>04-04-1947</text:p>
          </table:table-cell>
          <table:table-cell office:value-type="string" office:value="alain.lussereau@free.fr">
            <text:p>alain.lussereau@free.fr</text:p>
          </table:table-cell>
          <table:table-cell office:value-type="string" office:value="53">
            <text:p>53</text:p>
          </table:table-cell>
          <table:table-cell office:value-type="string" office:value="1863">
            <text:p>18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20359894646">
            <text:p>271.20359894646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0.0035989464599879">
            <text:p>0.003598946459987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Julie ">
            <text:p>Julie 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2.96.22.14">
            <text:p>06.52.96.22.14</text:p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16-11-2000">
            <text:p>16-11-2000</text:p>
          </table:table-cell>
          <table:table-cell office:value-type="string" office:value="maciejewski.julie@gmail.com">
            <text:p>maciejewski.jul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1">
            <text:p>13.369012192271</text:p>
          </table:table-cell>
          <table:table-cell office:value-type="float" office:value="254.01123165315">
            <text:p>254.01123165315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5">
            <text:p>254.01123165315</text:p>
          </table:table-cell>
          <table:table-cell office:value-type="float" office:value="0.0012316531500005">
            <text:p>0.001231653150000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Clara">
            <text:p>Clara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07-12-2005">
            <text:p>07-12-2005</text:p>
          </table:table-cell>
          <table:table-cell office:value-type="string" office:value="martine.macie@gmail.com">
            <text:p>martine.mac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2">
            <text:p>13.369012192272</text:p>
          </table:table-cell>
          <table:table-cell office:value-type="float" office:value="254.01123165316">
            <text:p>254.01123165316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6">
            <text:p>254.01123165316</text:p>
          </table:table-cell>
          <table:table-cell office:value-type="float" office:value="0.001231653160005">
            <text:p>0.00123165316000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AN">
            <text:p>MAGNAN</text:p>
          </table:table-cell>
          <table:table-cell office:value-type="string" office:value="François">
            <text:p>François</text:p>
          </table:table-cell>
          <table:table-cell office:value-type="string" office:value="22 rue de plein soleil">
            <text:p>22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4.52">
            <text:p>04.76.85.04.52</text:p>
          </table:table-cell>
          <table:table-cell office:value-type="string" office:value="06.99.00.46.60">
            <text:p>06.99.00.46.60</text:p>
          </table:table-cell>
          <table:table-cell office:value-type="string" office:value="06.60.70.26.19">
            <text:p>06.60.70.26.19</text:p>
          </table:table-cell>
          <table:table-cell office:value-type="string" office:value="11-06-2000">
            <text:p>11-06-2000</text:p>
          </table:table-cell>
          <table:table-cell office:value-type="string" office:value="denis.magnan@free.fr">
            <text:p>denis.magnan@free.fr</text:p>
          </table:table-cell>
          <table:table-cell office:value-type="string" office:value="65">
            <text:p>65</text:p>
          </table:table-cell>
          <table:table-cell office:value-type="string" office:value="1365">
            <text:p>136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0946830886">
            <text:p>229.0946830886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2013">
            <text:p>2013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.25">
            <text:p>42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229.0946830886">
            <text:p>229.0946830886</text:p>
          </table:table-cell>
          <table:table-cell office:value-type="float" office:value="0.0046830885999896">
            <text:p>0.00468308859998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GNIN">
            <text:p>MAGNIN</text:p>
          </table:table-cell>
          <table:table-cell office:value-type="string" office:value="Danièle">
            <text:p>Danièle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">
            <text:p/>
          </table:table-cell>
          <table:table-cell office:value-type="string" office:value="04-10-1960">
            <text:p>04-10-1960</text:p>
          </table:table-cell>
          <table:table-cell office:value-type="string" office:value="daniele.stuckens@orange.fr">
            <text:p>daniele.stuckens@orange.fr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32820222911">
            <text:p>243.32820222911</text:p>
          </table:table-cell>
          <table:table-cell office:value-type="float" office:value="12.166410111456">
            <text:p>12.166410111456</text:p>
          </table:table-cell>
          <table:table-cell office:value-type="float" office:value="231.16179211765">
            <text:p>231.16179211765</text:p>
          </table:table-cell>
          <table:table-cell office:value-type="float" office:value="2013">
            <text:p>2013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231.16179211765">
            <text:p>231.16179211765</text:p>
          </table:table-cell>
          <table:table-cell office:value-type="float" office:value="0.0017921176500124">
            <text:p>0.00179211765001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IN">
            <text:p>MAGNIN</text:p>
          </table:table-cell>
          <table:table-cell office:value-type="string" office:value="Xavier">
            <text:p>Xavier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4.01.01">
            <text:p>07.86.64.01.01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19-10-1997">
            <text:p>19-10-1997</text:p>
          </table:table-cell>
          <table:table-cell office:value-type="string" office:value="xavier.magnin@laposte.net">
            <text:p>xavier.magnin@laposte.net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1.20745657192">
            <text:p>221.20745657192</text:p>
          </table:table-cell>
          <table:table-cell office:value-type="float" office:value="11.060372828596">
            <text:p>11.060372828596</text:p>
          </table:table-cell>
          <table:table-cell office:value-type="float" office:value="210.14708374332">
            <text:p>210.14708374332</text:p>
          </table:table-cell>
          <table:table-cell office:value-type="float" office:value="2013">
            <text:p>2013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210.14708374332">
            <text:p>210.14708374332</text:p>
          </table:table-cell>
          <table:table-cell office:value-type="float" office:value="-0.0029162566800096">
            <text:p>-0.00291625668000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LACARNE">
            <text:p>MALACARNE</text:p>
          </table:table-cell>
          <table:table-cell office:value-type="string" office:value="Christine">
            <text:p>Christine</text:p>
          </table:table-cell>
          <table:table-cell office:value-type="string" office:value="350 rue de la Roche Brune">
            <text:p>350 rue de la Roche Brune</text:p>
          </table:table-cell>
          <table:table-cell office:value-type="string" office:value="38430">
            <text:p>38430</text:p>
          </table:table-cell>
          <table:table-cell office:value-type="string" office:value="Moirans">
            <text:p>Moirans</text:p>
          </table:table-cell>
          <table:table-cell office:value-type="string" office:value="04 76 07 57 54">
            <text:p>04 76 07 57 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-05-1962">
            <text:p>10-05-1962</text:p>
          </table:table-cell>
          <table:table-cell office:value-type="string" office:value="christine.malacarne@orange.fr">
            <text:p>christine.malacarne@orange.fr</text:p>
          </table:table-cell>
          <table:table-cell office:value-type="string" office:value="110">
            <text:p>110</text:p>
          </table:table-cell>
          <table:table-cell office:value-type="string" office:value="2693">
            <text:p>2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1.78990847166">
            <text:p>291.78990847166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013">
            <text:p>2013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291.78990847166">
            <text:p>291.78990847166</text:p>
          </table:table-cell>
          <table:table-cell office:value-type="float" office:value="-9.1528340021796E-5">
            <text:p>-9.1528340021796E-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Jade">
            <text:p>Jade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15-12-2002">
            <text:p>15-12-2002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Zoé">
            <text:p>Zoé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06-09-2004">
            <text:p>06-09-2004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3.9338475442">
            <text:p>193.9338475442</text:p>
          </table:table-cell>
          <table:table-cell office:value-type="float" office:value="19.39338475442">
            <text:p>19.39338475442</text:p>
          </table:table-cell>
          <table:table-cell office:value-type="float" office:value="174.54046278978">
            <text:p>174.54046278978</text:p>
          </table:table-cell>
          <table:table-cell office:value-type="float" office:value="2013">
            <text:p>2013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046278978">
            <text:p>174.54046278978</text:p>
          </table:table-cell>
          <table:table-cell office:value-type="float" office:value="0.00046278978001624">
            <text:p>0.000462789780016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LLARD">
            <text:p>MALLARD</text:p>
          </table:table-cell>
          <table:table-cell office:value-type="string" office:value="Louis">
            <text:p>Louis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6.24.00.61.87">
            <text:p>06.24.00.61.87</text:p>
          </table:table-cell>
          <table:table-cell office:value-type="string" office:value="23-12-2000">
            <text:p>23-12-2000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MOLA">
            <text:p>MAMOLA</text:p>
          </table:table-cell>
          <table:table-cell office:value-type="string" office:value="Flore">
            <text:p>Flore</text:p>
          </table:table-cell>
          <table:table-cell office:value-type="string" office:value="40, chemin de Montollier">
            <text:p>40, chemin de Montollier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476051862">
            <text:p>0476051862</text:p>
          </table:table-cell>
          <table:table-cell office:value-type="string" office:value="0675272704">
            <text:p>0675272704</text:p>
          </table:table-cell>
          <table:table-cell office:value-type="string" office:value="07-04-1995">
            <text:p>07-04-1995</text:p>
          </table:table-cell>
          <table:table-cell office:value-type="string" office:value="christine.mamola@orange.fr">
            <text:p>christine.mamola@orange.fr</text:p>
          </table:table-cell>
          <table:table-cell office:value-type="string" office:value="73">
            <text:p>73</text:p>
          </table:table-cell>
          <table:table-cell office:value-type="string" office:value="2033">
            <text:p>203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0.14279737009">
            <text:p>320.14279737009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2013">
            <text:p>2013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320.14279737009">
            <text:p>320.14279737009</text:p>
          </table:table-cell>
          <table:table-cell office:value-type="float" office:value="0.0027973700900361">
            <text:p>0.002797370090036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A">
            <text:p>MANA</text:p>
          </table:table-cell>
          <table:table-cell office:value-type="string" office:value="Mélissa">
            <text:p>Mélissa</text:p>
          </table:table-cell>
          <table:table-cell office:value-type="string" office:value="144 rue de l'herbe">
            <text:p>144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5.58.39.75">
            <text:p>07.85.58.39.75</text:p>
          </table:table-cell>
          <table:table-cell office:value-type="string" office:value="06.43.02.81.05">
            <text:p>06.43.02.81.05</text:p>
          </table:table-cell>
          <table:table-cell office:value-type="string" office:value="06.47.00.58.69">
            <text:p>06.47.00.58.69</text:p>
          </table:table-cell>
          <table:table-cell office:value-type="string" office:value="03-09-2001">
            <text:p>03-09-2001</text:p>
          </table:table-cell>
          <table:table-cell office:value-type="string" office:value="mana.edith@gmail.com">
            <text:p>mana.edith@gmail.com</text:p>
          </table:table-cell>
          <table:table-cell office:value-type="string" office:value="146">
            <text:p>146</text:p>
          </table:table-cell>
          <table:table-cell office:value-type="string" office:value="1770">
            <text:p>1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89554684069">
            <text:p>228.89554684069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2013">
            <text:p>2013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228.89554684069">
            <text:p>228.89554684069</text:p>
          </table:table-cell>
          <table:table-cell office:value-type="float" office:value="57.23554684069">
            <text:p>57.23554684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DIN">
            <text:p>MANDIN</text:p>
          </table:table-cell>
          <table:table-cell office:value-type="string" office:value="Marine">
            <text:p>Marin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1-11-2004">
            <text:p>01-11-2004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3">
            <text:p>12.674330826173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800298">
            <text:p>0.002285697280029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NDIN">
            <text:p>MANDIN</text:p>
          </table:table-cell>
          <table:table-cell office:value-type="string" office:value="Timothée">
            <text:p>Timothé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9-04-2006">
            <text:p>09-04-2006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2">
            <text:p>12.674330826172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79973">
            <text:p>0.0022856972799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QUIN">
            <text:p>MAQUIN</text:p>
          </table:table-cell>
          <table:table-cell office:value-type="string" office:value="Medhi">
            <text:p>Medhi</text:p>
          </table:table-cell>
          <table:table-cell office:value-type="string" office:value="3 impasse Claude Debussy">
            <text:p>3 impasse Claude Debuss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2.86">
            <text:p>04.76.75.52.86</text:p>
          </table:table-cell>
          <table:table-cell office:value-type="string" office:value="06.87.97.92.58">
            <text:p>06.87.97.92.58</text:p>
          </table:table-cell>
          <table:table-cell office:value-type="string" office:value="06.48.52.32.28">
            <text:p>06.48.52.32.28</text:p>
          </table:table-cell>
          <table:table-cell office:value-type="string" office:value="24-08-2001">
            <text:p>24-08-2001</text:p>
          </table:table-cell>
          <table:table-cell office:value-type="string" office:value="maquinfatima@yahoo.fr">
            <text:p>maquinfatima@yahoo.fr</text:p>
          </table:table-cell>
          <table:table-cell office:value-type="string" office:value="14">
            <text:p>14</text:p>
          </table:table-cell>
          <table:table-cell office:value-type="string" office:value="1875">
            <text:p>187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6.66737102119">
            <text:p>236.66737102119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2013">
            <text:p>2013</text:p>
          </table:table-cell>
          <table:table-cell office:value-type="float" office:value="59.17">
            <text:p>5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-0.0026289788099803">
            <text:p>-0.00262897880998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">
            <text:p>MARTIN</text:p>
          </table:table-cell>
          <table:table-cell office:value-type="string" office:value="Hélène">
            <text:p>Hélène</text:p>
          </table:table-cell>
          <table:table-cell office:value-type="string" office:value="96 rue de Saint Ours">
            <text:p>96 rue de Saint Ours</text:p>
          </table:table-cell>
          <table:table-cell office:value-type="string" office:value="38340">
            <text:p>38340</text:p>
          </table:table-cell>
          <table:table-cell office:value-type="string" office:value="Voreppa">
            <text:p>Voreppa</text:p>
          </table:table-cell>
          <table:table-cell office:value-type="string" office:value="04 76 50 23 04">
            <text:p>04 76 50 23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12-1967">
            <text:p>23-12-1967</text:p>
          </table:table-cell>
          <table:table-cell office:value-type="string" office:value="helmahieu@gmail.com">
            <text:p>helmahieu@gmail.com</text:p>
          </table:table-cell>
          <table:table-cell office:value-type="string" office:value="80">
            <text:p>80</text:p>
          </table:table-cell>
          <table:table-cell office:value-type="string" office:value="1482">
            <text:p>14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5.35013641773">
            <text:p>295.35013641773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013">
            <text:p>2013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295.35013641773">
            <text:p>295.35013641773</text:p>
          </table:table-cell>
          <table:table-cell office:value-type="float" office:value="0.00013641773000472">
            <text:p>0.00013641773000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RTIN">
            <text:p>MARTIN</text:p>
          </table:table-cell>
          <table:table-cell office:value-type="string" office:value="Léa">
            <text:p>Léa</text:p>
          </table:table-cell>
          <table:table-cell office:value-type="string" office:value="117 chemin du Paysan">
            <text:p>117 chemin du Paysan</text:p>
          </table:table-cell>
          <table:table-cell office:value-type="string" office:value="38140">
            <text:p>38140</text:p>
          </table:table-cell>
          <table:table-cell office:value-type="string" office:value="La Murette">
            <text:p>La Murette</text:p>
          </table:table-cell>
          <table:table-cell office:value-type="string" office:value="">
            <text:p/>
          </table:table-cell>
          <table:table-cell office:value-type="string" office:value="04 76 93 89 25">
            <text:p>04 76 93 89 25</text:p>
          </table:table-cell>
          <table:table-cell office:value-type="string" office:value="06 95 47 54 63">
            <text:p>06 95 47 54 63</text:p>
          </table:table-cell>
          <table:table-cell office:value-type="string" office:value="29-04-1997">
            <text:p>29-04-1997</text:p>
          </table:table-cell>
          <table:table-cell office:value-type="string" office:value="ff.martin@free.fr">
            <text:p>ff.martin@free.fr</text:p>
          </table:table-cell>
          <table:table-cell office:value-type="string" office:value="111">
            <text:p>111</text:p>
          </table:table-cell>
          <table:table-cell office:value-type="string" office:value="1188">
            <text:p>11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8.10562521402">
            <text:p>248.10562521402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2013">
            <text:p>2013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248.10562521402">
            <text:p>248.10562521402</text:p>
          </table:table-cell>
          <table:table-cell office:value-type="float" office:value="-0.0043747859800192">
            <text:p>-0.004374785980019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">
            <text:p>MARTIN</text:p>
          </table:table-cell>
          <table:table-cell office:value-type="string" office:value="Baptiste">
            <text:p>Baptiste</text:p>
          </table:table-cell>
          <table:table-cell office:value-type="string" office:value="86 route du massot">
            <text:p>86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9.80.79.38.38">
            <text:p>09.80.79.38.38</text:p>
          </table:table-cell>
          <table:table-cell office:value-type="string" office:value="06.38.92.64.81">
            <text:p>06.38.92.64.81</text:p>
          </table:table-cell>
          <table:table-cell office:value-type="string" office:value="06.30.70.11.02">
            <text:p>06.30.70.11.02</text:p>
          </table:table-cell>
          <table:table-cell office:value-type="string" office:value="01-05-2003">
            <text:p>01-05-2003</text:p>
          </table:table-cell>
          <table:table-cell office:value-type="string" office:value="adeleuze@aliceadsl.fr">
            <text:p>adeleuze@aliceadsl.fr</text:p>
          </table:table-cell>
          <table:table-cell office:value-type="string" office:value="141">
            <text:p>141</text:p>
          </table:table-cell>
          <table:table-cell office:value-type="string" office:value="1304">
            <text:p>1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98224421822">
            <text:p>195.98224421822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0.0022442182199995">
            <text:p>0.002244218219999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ET">
            <text:p>MARTINET</text:p>
          </table:table-cell>
          <table:table-cell office:value-type="string" office:value="Geneviève">
            <text:p>Geneviève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06 47 25 25 02">
            <text:p>06 47 25 25 02</text:p>
          </table:table-cell>
          <table:table-cell office:value-type="string" office:value="">
            <text:p/>
          </table:table-cell>
          <table:table-cell office:value-type="string" office:value="10-02-1965">
            <text:p>10-02-1965</text:p>
          </table:table-cell>
          <table:table-cell office:value-type="string" office:value="gene.martinet@free.fr">
            <text:p>gene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35259267548">
            <text:p>201.35259267548</text:p>
          </table:table-cell>
          <table:table-cell office:value-type="float" office:value="10.067629633774">
            <text:p>10.067629633774</text:p>
          </table:table-cell>
          <table:table-cell office:value-type="float" office:value="191.28496304171">
            <text:p>191.28496304171</text:p>
          </table:table-cell>
          <table:table-cell office:value-type="float" office:value="2013">
            <text:p>2013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191.28496304171">
            <text:p>191.28496304171</text:p>
          </table:table-cell>
          <table:table-cell office:value-type="float" office:value="0.0049630417099991">
            <text:p>0.004963041709999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ET">
            <text:p>MARTINET</text:p>
          </table:table-cell>
          <table:table-cell office:value-type="string" office:value="Eric">
            <text:p>Eric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2-1967">
            <text:p>28-02-1967</text:p>
          </table:table-cell>
          <table:table-cell office:value-type="string" office:value="eric.martinet@free.fr">
            <text:p>eric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554815768">
            <text:p>231.5554815768</text:p>
          </table:table-cell>
          <table:table-cell office:value-type="float" office:value="11.57777407884">
            <text:p>11.57777407884</text:p>
          </table:table-cell>
          <table:table-cell office:value-type="float" office:value="219.97770749796">
            <text:p>219.97770749796</text:p>
          </table:table-cell>
          <table:table-cell office:value-type="float" office:value="2013">
            <text:p>2013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219.97770749796">
            <text:p>219.97770749796</text:p>
          </table:table-cell>
          <table:table-cell office:value-type="float" office:value="-0.0022925020399782">
            <text:p>-0.002292502039978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UCCINI">
            <text:p>MARUCCINI</text:p>
          </table:table-cell>
          <table:table-cell office:value-type="string" office:value="Virginie">
            <text:p>Virginie</text:p>
          </table:table-cell>
          <table:table-cell office:value-type="string" office:value="165 chemin Saint Claire">
            <text:p>165 chemin Saint Clai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8 62">
            <text:p>04 76 50 68 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1-1970">
            <text:p>12-01-1970</text:p>
          </table:table-cell>
          <table:table-cell office:value-type="string" office:value="virginie.maruccini@free.fr">
            <text:p>virginie.maruccini@free.fr</text:p>
          </table:table-cell>
          <table:table-cell office:value-type="string" office:value="127">
            <text:p>127</text:p>
          </table:table-cell>
          <table:table-cell office:value-type="string" office:value="1454">
            <text:p>14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5.11519072353">
            <text:p>225.11519072353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2013">
            <text:p>2013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225.11519072353">
            <text:p>225.11519072353</text:p>
          </table:table-cell>
          <table:table-cell office:value-type="float" office:value="-0.0048092764700129">
            <text:p>-0.004809276470012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ZOLA">
            <text:p>MARZOLA</text:p>
          </table:table-cell>
          <table:table-cell office:value-type="string" office:value="Catherine">
            <text:p>Catherine</text:p>
          </table:table-cell>
          <table:table-cell office:value-type="string" office:value="8 rue grande Roche">
            <text:p>8 rue grande Ro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 60 77">
            <text:p>04 76 50  60 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3-1963">
            <text:p>14-03-1963</text:p>
          </table:table-cell>
          <table:table-cell office:value-type="string" office:value="catherine.marzola@wanadoo.fr">
            <text:p>catherine.marzola@wanadoo.fr</text:p>
          </table:table-cell>
          <table:table-cell office:value-type="string" office:value="192">
            <text:p>192</text:p>
          </table:table-cell>
          <table:table-cell office:value-type="string" office:value="1483">
            <text:p>14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5850310731">
            <text:p>261.35850310731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2013">
            <text:p>2013</text:p>
          </table:table-cell>
          <table:table-cell office:value-type="float" office:value="65.34">
            <text:p>65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.36">
            <text:p>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6">
            <text:p>2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-0.0014968926899996">
            <text:p>-0.00149689268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THIEU">
            <text:p>MATHIEU</text:p>
          </table:table-cell>
          <table:table-cell office:value-type="string" office:value="Bernadette">
            <text:p>Bernadette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31.23.01.33">
            <text:p>06.31.23.01.33</text:p>
          </table:table-cell>
          <table:table-cell office:value-type="string" office:value="04.76.50.19.88">
            <text:p>04.76.50.19.88</text:p>
          </table:table-cell>
          <table:table-cell office:value-type="string" office:value="06.75.01.07.62">
            <text:p>06.75.01.07.62</text:p>
          </table:table-cell>
          <table:table-cell office:value-type="string" office:value="13-10-1954">
            <text:p>13-10-1954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01794535175">
            <text:p>228.01794535175</text:p>
          </table:table-cell>
          <table:table-cell office:value-type="float" office:value="11.400897267588">
            <text:p>11.400897267588</text:p>
          </table:table-cell>
          <table:table-cell office:value-type="float" office:value="216.61704808416">
            <text:p>216.61704808416</text:p>
          </table:table-cell>
          <table:table-cell office:value-type="float" office:value="2013">
            <text:p>2013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216.61704808416">
            <text:p>216.61704808416</text:p>
          </table:table-cell>
          <table:table-cell office:value-type="float" office:value="-0.0029519158400149">
            <text:p>-0.002951915840014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THIEU">
            <text:p>MATHIEU</text:p>
          </table:table-cell>
          <table:table-cell office:value-type="string" office:value="Gaël">
            <text:p>Gaël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9.88">
            <text:p>04.76.50.79.88</text:p>
          </table:table-cell>
          <table:table-cell office:value-type="string" office:value="06.31.23.01.33">
            <text:p>06.31.23.01.33</text:p>
          </table:table-cell>
          <table:table-cell office:value-type="string" office:value="06.75.01.07.62">
            <text:p>06.75.01.07.62</text:p>
          </table:table-cell>
          <table:table-cell office:value-type="string" office:value="08-04-1998">
            <text:p>08-04-1998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2674225872">
            <text:p>234.32674225872</text:p>
          </table:table-cell>
          <table:table-cell office:value-type="float" office:value="11.716337112936">
            <text:p>11.716337112936</text:p>
          </table:table-cell>
          <table:table-cell office:value-type="float" office:value="222.61040514578">
            <text:p>222.61040514578</text:p>
          </table:table-cell>
          <table:table-cell office:value-type="float" office:value="2013">
            <text:p>2013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222.61040514578">
            <text:p>222.61040514578</text:p>
          </table:table-cell>
          <table:table-cell office:value-type="float" office:value="0.00040514578000739">
            <text:p>0.00040514578000739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LLOULI">
            <text:p>MELLOULI</text:p>
          </table:table-cell>
          <table:table-cell office:value-type="string" office:value="Kaïs">
            <text:p>Kaïs</text:p>
          </table:table-cell>
          <table:table-cell office:value-type="string" office:value="137 allée des fusains">
            <text:p>137 allée des fusain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8 06 15 80">
            <text:p>06 88 06 15 80</text:p>
          </table:table-cell>
          <table:table-cell office:value-type="string" office:value="06 12 38 84 24">
            <text:p>06 12 38 84 24</text:p>
          </table:table-cell>
          <table:table-cell office:value-type="string" office:value="10-07-2005">
            <text:p>10-07-2005</text:p>
          </table:table-cell>
          <table:table-cell office:value-type="string" office:value="naima.mellouli04@gmail.com">
            <text:p>naima.mellouli04@gmail.com</text:p>
          </table:table-cell>
          <table:table-cell office:value-type="string" office:value="163">
            <text:p>163</text:p>
          </table:table-cell>
          <table:table-cell office:value-type="string" office:value="818">
            <text:p>8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0.67721801357">
            <text:p>180.67721801357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2013">
            <text:p>2013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180.67721801357">
            <text:p>180.67721801357</text:p>
          </table:table-cell>
          <table:table-cell office:value-type="float" office:value="-0.0027819864299943">
            <text:p>-0.0027819864299943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RCY">
            <text:p>MERCY</text:p>
          </table:table-cell>
          <table:table-cell office:value-type="string" office:value="Mathis">
            <text:p>Mathis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21-01-2002">
            <text:p>21-01-2002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6">
            <text:p>9.107579313026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ERCY">
            <text:p>MERCY</text:p>
          </table:table-cell>
          <table:table-cell office:value-type="string" office:value="Romane">
            <text:p>Romane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08-04-2004">
            <text:p>08-04-2004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59">
            <text:p>9.1075793130259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lie">
            <text:p>Lalie</text:p>
          </table:table-cell>
          <table:table-cell office:value-type="string" office:value="384 route de Veurey">
            <text:p>384 route de Veure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69 27">
            <text:p>04 76 26 69 27</text:p>
          </table:table-cell>
          <table:table-cell office:value-type="string" office:value="06 30 48 09 53">
            <text:p>06 30 48 09 53</text:p>
          </table:table-cell>
          <table:table-cell office:value-type="string" office:value="06 77 10 83 90">
            <text:p>06 77 10 83 90</text:p>
          </table:table-cell>
          <table:table-cell office:value-type="string" office:value="10-03-2005">
            <text:p>10-03-2005</text:p>
          </table:table-cell>
          <table:table-cell office:value-type="string" office:value="frederic.minassian@ujf-grenoble.fr">
            <text:p>frederic.minassian@ujf-grenoble.fr</text:p>
          </table:table-cell>
          <table:table-cell office:value-type="string" office:value="122">
            <text:p>122</text:p>
          </table:table-cell>
          <table:table-cell office:value-type="string" office:value="1719">
            <text:p>17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85047914584">
            <text:p>224.85047914584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2013">
            <text:p>2013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224.85047914584">
            <text:p>224.85047914584</text:p>
          </table:table-cell>
          <table:table-cell office:value-type="float" office:value="0.00047914584001774">
            <text:p>0.0004791458400177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ure">
            <text:p>Laur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3 95 73">
            <text:p>04 76 53 95 73</text:p>
          </table:table-cell>
          <table:table-cell office:value-type="string" office:value="24-06-1999">
            <text:p>24-06-1999</text:p>
          </table:table-cell>
          <table:table-cell office:value-type="string" office:value="l.minas@free.fr">
            <text:p>l.minas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5.35263487797">
            <text:p>255.35263487797</text:p>
          </table:table-cell>
          <table:table-cell office:value-type="float" office:value="12.767631743899">
            <text:p>12.767631743899</text:p>
          </table:table-cell>
          <table:table-cell office:value-type="float" office:value="242.58500313407">
            <text:p>242.58500313407</text:p>
          </table:table-cell>
          <table:table-cell office:value-type="float" office:value="2013">
            <text:p>2013</text:p>
          </table:table-cell>
          <table:table-cell office:value-type="float" office:value="60.65">
            <text:p>6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8500313407">
            <text:p>242.58500313407</text:p>
          </table:table-cell>
          <table:table-cell office:value-type="float" office:value="-0.0049968659299964">
            <text:p>-0.004996865929996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INASSIAN">
            <text:p>MINASSIAN</text:p>
          </table:table-cell>
          <table:table-cell office:value-type="string" office:value="Christophe">
            <text:p>Christoph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95 85 98 78">
            <text:p>06 95 85 98 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-07-1967">
            <text:p>09-07-1967</text:p>
          </table:table-cell>
          <table:table-cell office:value-type="string" office:value="christophe.minassian@free.fr">
            <text:p>christophe.minassian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65.1542678755">
            <text:p>365.1542678755</text:p>
          </table:table-cell>
          <table:table-cell office:value-type="float" office:value="18.257713393775">
            <text:p>18.257713393775</text:p>
          </table:table-cell>
          <table:table-cell office:value-type="float" office:value="346.89655448172">
            <text:p>346.89655448172</text:p>
          </table:table-cell>
          <table:table-cell office:value-type="float" office:value="2013">
            <text:p>2013</text:p>
          </table:table-cell>
          <table:table-cell office:value-type="float" office:value="86.72">
            <text:p>8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89655448172">
            <text:p>346.89655448172</text:p>
          </table:table-cell>
          <table:table-cell office:value-type="float" office:value="-0.0034455182799888">
            <text:p>-0.00344551827998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Lucas">
            <text:p>Lucas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1-03-2005">
            <text:p>01-03-2005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6031984933">
            <text:p>181.16031984933</text:p>
          </table:table-cell>
          <table:table-cell office:value-type="float" office:value="9.0580159924665">
            <text:p>9.0580159924665</text:p>
          </table:table-cell>
          <table:table-cell office:value-type="float" office:value="172.10230385686">
            <text:p>172.10230385686</text:p>
          </table:table-cell>
          <table:table-cell office:value-type="float" office:value="2013">
            <text:p>2013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172.10230385686">
            <text:p>172.10230385686</text:p>
          </table:table-cell>
          <table:table-cell office:value-type="float" office:value="0.00230385686001">
            <text:p>0.00230385686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Côme">
            <text:p>Côme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6.65.44.39.45">
            <text:p>06.65.44.39.45</text:p>
          </table:table-cell>
          <table:table-cell office:value-type="string" office:value="04.76.51.43.29">
            <text:p>04.76.51.43.29</text:p>
          </table:table-cell>
          <table:table-cell office:value-type="string" office:value="22-08-2007">
            <text:p>22-08-2007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2.31939830659">
            <text:p>112.31939830659</text:p>
          </table:table-cell>
          <table:table-cell office:value-type="float" office:value="5.6159699153293">
            <text:p>5.6159699153293</text:p>
          </table:table-cell>
          <table:table-cell office:value-type="float" office:value="106.70342839126">
            <text:p>106.70342839126</text:p>
          </table:table-cell>
          <table:table-cell office:value-type="float" office:value="2013">
            <text:p>2013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106.70342839126">
            <text:p>106.70342839126</text:p>
          </table:table-cell>
          <table:table-cell office:value-type="float" office:value="0.0034283912600159">
            <text:p>0.00342839126001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NTERRAT">
            <text:p>MONTERRAT</text:p>
          </table:table-cell>
          <table:table-cell office:value-type="string" office:value="Adelaide">
            <text:p>Adelaide</text:p>
          </table:table-cell>
          <table:table-cell office:value-type="string" office:value="390 rue du port">
            <text:p>390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04.92.12">
            <text:p>06.59.04.92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3-1991">
            <text:p>07-03-1991</text:p>
          </table:table-cell>
          <table:table-cell office:value-type="string" office:value="monterrat_adel@hotmail.fr">
            <text:p>monterrat_adel@hotmail.fr</text:p>
          </table:table-cell>
          <table:table-cell office:value-type="string" office:value="61">
            <text:p>61</text:p>
          </table:table-cell>
          <table:table-cell office:value-type="string" office:value="2588">
            <text:p>25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66129493571">
            <text:p>342.66129493571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2013">
            <text:p>2013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342.66129493571">
            <text:p>342.66129493571</text:p>
          </table:table-cell>
          <table:table-cell office:value-type="float" office:value="0.0012949357100069">
            <text:p>0.0012949357100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Charlotte">
            <text:p>Charlotte</text:p>
          </table:table-cell>
          <table:table-cell office:value-type="string" office:value="27 chemin de cottelandière">
            <text:p>27 chemin de cottelan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46">
            <text:p>04.76.50.27.46</text:p>
          </table:table-cell>
          <table:table-cell office:value-type="string" office:value="06.59.12.05.63">
            <text:p>06.59.12.05.63</text:p>
          </table:table-cell>
          <table:table-cell office:value-type="string" office:value="06.10.02.57.21">
            <text:p>06.10.02.57.21</text:p>
          </table:table-cell>
          <table:table-cell office:value-type="string" office:value="08-05-1997">
            <text:p>08-05-1997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48.62638829817">
            <text:p>48.6263882981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Marie">
            <text:p>Marie</text:p>
          </table:table-cell>
          <table:table-cell office:value-type="string" office:value="4260 avenue du 11 novembre">
            <text:p>4260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12.05.63">
            <text:p>06.59.12.05.63</text:p>
          </table:table-cell>
          <table:table-cell office:value-type="string" office:value="06.59.12.05.63">
            <text:p>06.59.12.05.63</text:p>
          </table:table-cell>
          <table:table-cell office:value-type="string" office:value="">
            <text:p/>
          </table:table-cell>
          <table:table-cell office:value-type="string" office:value="05-10-2000">
            <text:p>05-10-2000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51.32638829817">
            <text:p>51.32638829817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CHIROUD">
            <text:p>MOUCHIROUD</text:p>
          </table:table-cell>
          <table:table-cell office:value-type="string" office:value="Nathan">
            <text:p>Nathan</text:p>
          </table:table-cell>
          <table:table-cell office:value-type="string" office:value="7 rue charvet">
            <text:p>7 rue charv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7.93.70.11">
            <text:p>06.27.93.70.11</text:p>
          </table:table-cell>
          <table:table-cell office:value-type="string" office:value="06.25.27.14.11">
            <text:p>06.25.27.14.11</text:p>
          </table:table-cell>
          <table:table-cell office:value-type="string" office:value="06.99.84.03.60">
            <text:p>06.99.84.03.60</text:p>
          </table:table-cell>
          <table:table-cell office:value-type="string" office:value="19-01-1997">
            <text:p>19-01-1997</text:p>
          </table:table-cell>
          <table:table-cell office:value-type="string" office:value="nathan.mouchiroud@free.fr">
            <text:p>nathan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8074821472">
            <text:p>179.8074821472</text:p>
          </table:table-cell>
          <table:table-cell office:value-type="float" office:value="8.99037410736">
            <text:p>8.99037410736</text:p>
          </table:table-cell>
          <table:table-cell office:value-type="float" office:value="170.81710803984">
            <text:p>170.81710803984</text:p>
          </table:table-cell>
          <table:table-cell office:value-type="float" office:value="2013">
            <text:p>2013</text:p>
          </table:table-cell>
          <table:table-cell office:value-type="float" office:value="42.7">
            <text:p>4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1710803984">
            <text:p>170.81710803984</text:p>
          </table:table-cell>
          <table:table-cell office:value-type="float" office:value="-0.0028919601599853">
            <text:p>-0.002891960159985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CHIROUD">
            <text:p>MOUCHIROUD</text:p>
          </table:table-cell>
          <table:table-cell office:value-type="string" office:value="Lucie">
            <text:p>Lucie</text:p>
          </table:table-cell>
          <table:table-cell office:value-type="string" office:value="16 impasse fleurie">
            <text:p>16 impasse fleu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9.71">
            <text:p>04.76.50.89.71</text:p>
          </table:table-cell>
          <table:table-cell office:value-type="string" office:value="04.38.02.09.98">
            <text:p>04.38.02.09.98</text:p>
          </table:table-cell>
          <table:table-cell office:value-type="string" office:value="06.25.27.14.11">
            <text:p>06.25.27.14.11</text:p>
          </table:table-cell>
          <table:table-cell office:value-type="string" office:value="22-11-2002">
            <text:p>22-11-2002</text:p>
          </table:table-cell>
          <table:table-cell office:value-type="string" office:value="val.barthel@laposte.net">
            <text:p>val.barthel@laposte.net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77860446928">
            <text:p>206.77860446928</text:p>
          </table:table-cell>
          <table:table-cell office:value-type="float" office:value="10.338930223464">
            <text:p>10.338930223464</text:p>
          </table:table-cell>
          <table:table-cell office:value-type="float" office:value="196.43967424582">
            <text:p>196.43967424582</text:p>
          </table:table-cell>
          <table:table-cell office:value-type="float" office:value="2013">
            <text:p>2013</text:p>
          </table:table-cell>
          <table:table-cell office:value-type="float" office:value="49.11">
            <text:p>49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3967424582">
            <text:p>196.43967424582</text:p>
          </table:table-cell>
          <table:table-cell office:value-type="float" office:value="-0.00032575418001102">
            <text:p>-0.0003257541800110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SSAID">
            <text:p>MOUSSAID</text:p>
          </table:table-cell>
          <table:table-cell office:value-type="string" office:value="Nadia">
            <text:p>Nadia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m.moussaid@wanadoo.fr">
            <text:p>m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SSAID">
            <text:p>MOUSSAID</text:p>
          </table:table-cell>
          <table:table-cell office:value-type="string" office:value="Imane">
            <text:p>Imane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i.moussaid@wanadoo.fr">
            <text:p>i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OUTARD JENNY">
            <text:p>MOUTARD JENNY</text:p>
          </table:table-cell>
          <table:table-cell office:value-type="string" office:value="Dominique">
            <text:p>Dominique</text:p>
          </table:table-cell>
          <table:table-cell office:value-type="string" office:value="222 chemin du referon">
            <text:p>222 chemin du refer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02.66.32">
            <text:p>06.76.02.66.32</text:p>
          </table:table-cell>
          <table:table-cell office:value-type="string" office:value="04.76.50.74.35">
            <text:p>04.76.50.74.35</text:p>
          </table:table-cell>
          <table:table-cell office:value-type="string" office:value="">
            <text:p/>
          </table:table-cell>
          <table:table-cell office:value-type="string" office:value="29-12-1962">
            <text:p>29-12-1962</text:p>
          </table:table-cell>
          <table:table-cell office:value-type="string" office:value="dominique.moutard@free.fr">
            <text:p>dominique.moutard@free.fr</text:p>
          </table:table-cell>
          <table:table-cell office:value-type="string" office:value="166">
            <text:p>166</text:p>
          </table:table-cell>
          <table:table-cell office:value-type="string" office:value="1332">
            <text:p>133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7.15799337332">
            <text:p>217.15799337332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2013">
            <text:p>2013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217.15799337332">
            <text:p>217.15799337332</text:p>
          </table:table-cell>
          <table:table-cell office:value-type="float" office:value="-0.0020066266799859">
            <text:p>-0.002006626679985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NGUYEN">
            <text:p>NGUYEN</text:p>
          </table:table-cell>
          <table:table-cell office:value-type="string" office:value="Julien">
            <text:p>Julien</text:p>
          </table:table-cell>
          <table:table-cell office:value-type="string" office:value="612 chemin de l'eygalière">
            <text:p>612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75 66 16 06">
            <text:p>06 75 66 16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7">
            <text:p>31-08-1967</text:p>
          </table:table-cell>
          <table:table-cell office:value-type="string" office:value="phuong.nguyen@st.com">
            <text:p>phuong.nguyen@st.com</text:p>
          </table:table-cell>
          <table:table-cell office:value-type="string" office:value="70">
            <text:p>70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226.92704814974">
            <text:p>226.92704814974</text:p>
          </table:table-cell>
          <table:table-cell office:value-type="float" office:value="-0.0029518502600183">
            <text:p>-0.002951850260018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OLLIVIER">
            <text:p>OLLIVIER</text:p>
          </table:table-cell>
          <table:table-cell office:value-type="string" office:value="Erik">
            <text:p>Erik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25-07-2004">
            <text:p>25-07-2004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3.80182633295">
            <text:p>203.80182633295</text:p>
          </table:table-cell>
          <table:table-cell office:value-type="float" office:value="20.380182633295">
            <text:p>20.380182633295</text:p>
          </table:table-cell>
          <table:table-cell office:value-type="float" office:value="183.42164369965">
            <text:p>183.42164369965</text:p>
          </table:table-cell>
          <table:table-cell office:value-type="float" office:value="2013">
            <text:p>2013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42164369965">
            <text:p>183.42164369965</text:p>
          </table:table-cell>
          <table:table-cell office:value-type="float" office:value="86.61164369965">
            <text:p>86.611643699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Oriane">
            <text:p>Oriane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18-08-2001">
            <text:p>18-08-2001</text:p>
          </table:table-cell>
          <table:table-cell office:value-type="string" office:value="mflegallicollovier@free.fr">
            <text:p>mflegallicollo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7210028289">
            <text:p>234.37210028289</text:p>
          </table:table-cell>
          <table:table-cell office:value-type="float" office:value="23.437210028289">
            <text:p>23.437210028289</text:p>
          </table:table-cell>
          <table:table-cell office:value-type="float" office:value="210.9348902546">
            <text:p>210.9348902546</text:p>
          </table:table-cell>
          <table:table-cell office:value-type="float" office:value="2013">
            <text:p>2013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73">
            <text:p>37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9348902546">
            <text:p>210.9348902546</text:p>
          </table:table-cell>
          <table:table-cell office:value-type="float" office:value="102.5448902546">
            <text:p>102.544890254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Lisa">
            <text:p>Lisa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05-04-1996">
            <text:p>05-04-1996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3">
            <text:p>intru2cycle3</text:p>
          </table:table-cell>
          <table:table-cell office:value-type="string" office:value="non">
            <text:p>non</text:p>
          </table:table-cell>
          <table:table-cell office:value-type="float" office:value="353.59616868767">
            <text:p>353.59616868767</text:p>
          </table:table-cell>
          <table:table-cell office:value-type="float" office:value="35.359616868767">
            <text:p>35.359616868767</text:p>
          </table:table-cell>
          <table:table-cell office:value-type="float" office:value="318.2365518189">
            <text:p>318.2365518189</text:p>
          </table:table-cell>
          <table:table-cell office:value-type="float" office:value="2013">
            <text:p>2013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2365518189">
            <text:p>318.2365518189</text:p>
          </table:table-cell>
          <table:table-cell office:value-type="float" office:value="159.1165518189">
            <text:p>159.116551818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ACCHIOLI">
            <text:p>PACCHIOLI</text:p>
          </table:table-cell>
          <table:table-cell office:value-type="string" office:value="Clémence">
            <text:p>Clémence</text:p>
          </table:table-cell>
          <table:table-cell office:value-type="string" office:value="879 avenue de juin 1940">
            <text:p>879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95">
            <text:p>04.76.50.18.95</text:p>
          </table:table-cell>
          <table:table-cell office:value-type="string" office:value="06.08.22.37.63">
            <text:p>06.08.22.37.63</text:p>
          </table:table-cell>
          <table:table-cell office:value-type="string" office:value="06.09.84.34.37">
            <text:p>06.09.84.34.37</text:p>
          </table:table-cell>
          <table:table-cell office:value-type="string" office:value="12-04-2001">
            <text:p>12-04-2001</text:p>
          </table:table-cell>
          <table:table-cell office:value-type="string" office:value="serge.pacchioli@wanadoo.fr">
            <text:p>serge.pacchioli@wanadoo.fr</text:p>
          </table:table-cell>
          <table:table-cell office:value-type="string" office:value="137">
            <text:p>137</text:p>
          </table:table-cell>
          <table:table-cell office:value-type="string" office:value="1505">
            <text:p>15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15003258922">
            <text:p>208.15003258922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13">
            <text:p>2013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208.15003258922">
            <text:p>208.15003258922</text:p>
          </table:table-cell>
          <table:table-cell office:value-type="float" office:value="3.2589219983947E-5">
            <text:p>3.2589219983947E-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ILHES">
            <text:p>PAILHES</text:p>
          </table:table-cell>
          <table:table-cell office:value-type="string" office:value="Robert">
            <text:p>Robert</text:p>
          </table:table-cell>
          <table:table-cell office:value-type="string" office:value="191 rue Xavier Jouvin">
            <text:p>191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8 76 55 80">
            <text:p>06 78 76 55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5-1950">
            <text:p>01-05-1950</text:p>
          </table:table-cell>
          <table:table-cell office:value-type="string" office:value="robert.pailhes@gmail.com">
            <text:p>robert.pailhes@gmail.com</text:p>
          </table:table-cell>
          <table:table-cell office:value-type="string" office:value="118">
            <text:p>118</text:p>
          </table:table-cell>
          <table:table-cell office:value-type="string" office:value="2150">
            <text:p>21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85970975283">
            <text:p>276.85970975283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13">
            <text:p>2013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276.85970975283">
            <text:p>276.85970975283</text:p>
          </table:table-cell>
          <table:table-cell office:value-type="float" office:value="-0.00029024717002812">
            <text:p>-0.00029024717002812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">
            <text:p>2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ERNIN ">
            <text:p>PERNIN </text:p>
          </table:table-cell>
          <table:table-cell office:value-type="string" office:value="Valérie">
            <text:p>Valérie</text:p>
          </table:table-cell>
          <table:table-cell office:value-type="string" office:value="40 rue du Moulin ">
            <text:p>40 rue du Moulin </text:p>
          </table:table-cell>
          <table:table-cell office:value-type="string" office:value="38500">
            <text:p>38500</text:p>
          </table:table-cell>
          <table:table-cell office:value-type="string" office:value="LA BUISSE ">
            <text:p>LA BUISSE </text:p>
          </table:table-cell>
          <table:table-cell office:value-type="string" office:value="">
            <text:p/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20-03-1971">
            <text:p>20-03-1971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40779724228">
            <text:p>191.40779724228</text:p>
          </table:table-cell>
          <table:table-cell office:value-type="float" office:value="9.570389862114">
            <text:p>9.570389862114</text:p>
          </table:table-cell>
          <table:table-cell office:value-type="float" office:value="181.83740738017">
            <text:p>181.83740738017</text:p>
          </table:table-cell>
          <table:table-cell office:value-type="float" office:value="2013">
            <text:p>2013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181.83740738017">
            <text:p>181.83740738017</text:p>
          </table:table-cell>
          <table:table-cell office:value-type="float" office:value="-0.0025926198300112">
            <text:p>-0.0025926198300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Clara">
            <text:p>Clara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3.49.80">
            <text:p>06.76.83.49.80</text:p>
          </table:table-cell>
          <table:table-cell office:value-type="string" office:value="06.88.34.42.06">
            <text:p>06.88.34.42.06</text:p>
          </table:table-cell>
          <table:table-cell office:value-type="string" office:value="06.70.71.22.64">
            <text:p>06.70.71.22.64</text:p>
          </table:table-cell>
          <table:table-cell office:value-type="string" office:value="26-11-1996">
            <text:p>26-11-1996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4.01565044267">
            <text:p>344.01565044267</text:p>
          </table:table-cell>
          <table:table-cell office:value-type="float" office:value="17.200782522134">
            <text:p>17.200782522134</text:p>
          </table:table-cell>
          <table:table-cell office:value-type="float" office:value="326.81486792054">
            <text:p>326.81486792054</text:p>
          </table:table-cell>
          <table:table-cell office:value-type="float" office:value="2013">
            <text:p>2013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326.81486792054">
            <text:p>326.81486792054</text:p>
          </table:table-cell>
          <table:table-cell office:value-type="float" office:value="0.0048679205399935">
            <text:p>0.004867920539993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Margot">
            <text:p>Margot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2 25 09 42">
            <text:p>09 52 25 09 42</text:p>
          </table:table-cell>
          <table:table-cell office:value-type="string" office:value="">
            <text:p/>
          </table:table-cell>
          <table:table-cell office:value-type="string" office:value="04-08-2005">
            <text:p>04-08-2005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62742341744">
            <text:p>264.62742341744</text:p>
          </table:table-cell>
          <table:table-cell office:value-type="float" office:value="13.231371170872">
            <text:p>13.231371170872</text:p>
          </table:table-cell>
          <table:table-cell office:value-type="float" office:value="251.39605224657">
            <text:p>251.39605224657</text:p>
          </table:table-cell>
          <table:table-cell office:value-type="float" office:value="2013">
            <text:p>2013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251.39605224657">
            <text:p>251.39605224657</text:p>
          </table:table-cell>
          <table:table-cell office:value-type="float" office:value="-0.0039477534299692">
            <text:p>-0.003947753429969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HILIZOT">
            <text:p>PHILIZOT</text:p>
          </table:table-cell>
          <table:table-cell office:value-type="string" office:value="Aziliz">
            <text:p>Aziliz</text:p>
          </table:table-cell>
          <table:table-cell office:value-type="string" office:value="70 rue de Chantabiot">
            <text:p>70 rue de Chantabio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76 06 18 44">
            <text:p>04 76 06 18 44</text:p>
          </table:table-cell>
          <table:table-cell office:value-type="string" office:value="06 73 52 11 98">
            <text:p>06 73 52 11 98</text:p>
          </table:table-cell>
          <table:table-cell office:value-type="string" office:value="06 79 84 19 55">
            <text:p>06 79 84 19 55</text:p>
          </table:table-cell>
          <table:table-cell office:value-type="string" office:value="31-03-2003">
            <text:p>31-03-2003</text:p>
          </table:table-cell>
          <table:table-cell office:value-type="string" office:value="ba.lagadec@wanadoo.fr">
            <text:p>ba.lagadec@wanadoo.fr</text:p>
          </table:table-cell>
          <table:table-cell office:value-type="string" office:value="113">
            <text:p>113</text:p>
          </table:table-cell>
          <table:table-cell office:value-type="string" office:value="1462">
            <text:p>14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18126534606">
            <text:p>205.18126534606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2013">
            <text:p>2013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205.18126534606">
            <text:p>205.18126534606</text:p>
          </table:table-cell>
          <table:table-cell office:value-type="float" office:value="0.0012653460600234">
            <text:p>0.001265346060023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Jochen">
            <text:p>Jochen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1.13.95">
            <text:p>04.76.91.13.95</text:p>
          </table:table-cell>
          <table:table-cell office:value-type="string" office:value="06.73.34.85.31">
            <text:p>06.73.34.85.31</text:p>
          </table:table-cell>
          <table:table-cell office:value-type="string" office:value="">
            <text:p/>
          </table:table-cell>
          <table:table-cell office:value-type="string" office:value="19-01-1997">
            <text:p>19-01-1997</text:p>
          </table:table-cell>
          <table:table-cell office:value-type="string" office:value="pirla@neuf.fr">
            <text:p>pirla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88643628421">
            <text:p>219.88643628421</text:p>
          </table:table-cell>
          <table:table-cell office:value-type="float" office:value="10.994321814211">
            <text:p>10.994321814211</text:p>
          </table:table-cell>
          <table:table-cell office:value-type="float" office:value="208.89211447">
            <text:p>208.89211447</text:p>
          </table:table-cell>
          <table:table-cell office:value-type="float" office:value="2013">
            <text:p>2013</text:p>
          </table:table-cell>
          <table:table-cell office:value-type="float" office:value="52.22">
            <text:p>52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211447">
            <text:p>208.89211447</text:p>
          </table:table-cell>
          <table:table-cell office:value-type="float" office:value="0.0021144700000093">
            <text:p>0.0021144700000093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Thilo">
            <text:p>Thilo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850">
            <text:p>38850</text:p>
          </table:table-cell>
          <table:table-cell office:value-type="string" office:value="chirens">
            <text:p>chirens</text:p>
          </table:table-cell>
          <table:table-cell office:value-type="string" office:value="0476911395">
            <text:p>0476911395</text:p>
          </table:table-cell>
          <table:table-cell office:value-type="string" office:value="">
            <text:p/>
          </table:table-cell>
          <table:table-cell office:value-type="string" office:value="0673348531">
            <text:p>0673348531</text:p>
          </table:table-cell>
          <table:table-cell office:value-type="string" office:value="29-11-1963">
            <text:p>29-11-1963</text:p>
          </table:table-cell>
          <table:table-cell office:value-type="string" office:value="pirling.thilo@neuf.fr">
            <text:p>pirling.thilo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3.42400337949">
            <text:p>273.42400337949</text:p>
          </table:table-cell>
          <table:table-cell office:value-type="float" office:value="13.671200168975">
            <text:p>13.671200168975</text:p>
          </table:table-cell>
          <table:table-cell office:value-type="float" office:value="259.75280321052">
            <text:p>259.75280321052</text:p>
          </table:table-cell>
          <table:table-cell office:value-type="float" office:value="2013">
            <text:p>2013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5280321052">
            <text:p>259.75280321052</text:p>
          </table:table-cell>
          <table:table-cell office:value-type="float" office:value="64.93280321052">
            <text:p>64.93280321052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VARD">
            <text:p>PIVARD</text:p>
          </table:table-cell>
          <table:table-cell office:value-type="string" office:value="Lionel">
            <text:p>Lionel</text:p>
          </table:table-cell>
          <table:table-cell office:value-type="string" office:value="147 rue Maréchal Delattre de Tassigny">
            <text:p>147 rue Maréchal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2 63">
            <text:p>04 76 50 02 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2-1961">
            <text:p>02-12-1961</text:p>
          </table:table-cell>
          <table:table-cell office:value-type="string" office:value="lionel.pivard@wanadoo.fr">
            <text:p>lionel.pivard@wanadoo.fr</text:p>
          </table:table-cell>
          <table:table-cell office:value-type="string" office:value="99">
            <text:p>99</text:p>
          </table:table-cell>
          <table:table-cell office:value-type="string" office:value="1219">
            <text:p>12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00958816067">
            <text:p>243.00958816067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2013">
            <text:p>2013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-0.00041183932998479">
            <text:p>-0.0004118393299847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Martin">
            <text:p>Martin</text:p>
          </table:table-cell>
          <table:table-cell office:value-type="string" office:value="4 rue st Vincent">
            <text:p>4 rue st Vincent</text:p>
          </table:table-cell>
          <table:table-cell office:value-type="string" office:value="38340">
            <text:p>3834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5-2001">
            <text:p>25-05-2001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78">
            <text:p>40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Auguste">
            <text:p>August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5-1998">
            <text:p>24-05-1998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Théodore">
            <text:p>Théodor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06.28.71.07.29">
            <text:p>06.28.71.07.29</text:p>
          </table:table-cell>
          <table:table-cell office:value-type="string" office:value="06.82.57.84.77">
            <text:p>06.82.57.84.77</text:p>
          </table:table-cell>
          <table:table-cell office:value-type="string" office:value="25-04-2006">
            <text:p>25-04-2006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02513094092">
            <text:p>194.02513094092</text:p>
          </table:table-cell>
          <table:table-cell office:value-type="float" office:value="19.402513094092">
            <text:p>19.402513094092</text:p>
          </table:table-cell>
          <table:table-cell office:value-type="float" office:value="174.62261784682">
            <text:p>174.62261784682</text:p>
          </table:table-cell>
          <table:table-cell office:value-type="float" office:value="2013">
            <text:p>2013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174.62261784682">
            <text:p>174.62261784682</text:p>
          </table:table-cell>
          <table:table-cell office:value-type="float" office:value="0.0026178468199873">
            <text:p>0.00261784681998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OLGE">
            <text:p>POLGE</text:p>
          </table:table-cell>
          <table:table-cell office:value-type="string" office:value="Lauryn">
            <text:p>Lauryn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6.96.11.60">
            <text:p>06.26.96.11.60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16-06-2001">
            <text:p>16-06-2001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5.44591333118">
            <text:p>185.44591333118</text:p>
          </table:table-cell>
          <table:table-cell office:value-type="float" office:value="9.272295666559">
            <text:p>9.272295666559</text:p>
          </table:table-cell>
          <table:table-cell office:value-type="float" office:value="176.17361766462">
            <text:p>176.17361766462</text:p>
          </table:table-cell>
          <table:table-cell office:value-type="float" office:value="2013">
            <text:p>2013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176.17361766462">
            <text:p>176.17361766462</text:p>
          </table:table-cell>
          <table:table-cell office:value-type="float" office:value="41.73361766462">
            <text:p>41.7336176646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LGE">
            <text:p>POLGE</text:p>
          </table:table-cell>
          <table:table-cell office:value-type="string" office:value="Tommy">
            <text:p>Tommy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6">
            <text:p>04.76.50.04.76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28-04-1999">
            <text:p>28-04-1999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26280033085">
            <text:p>213.26280033085</text:p>
          </table:table-cell>
          <table:table-cell office:value-type="float" office:value="10.663140016543">
            <text:p>10.663140016543</text:p>
          </table:table-cell>
          <table:table-cell office:value-type="float" office:value="202.59966031431">
            <text:p>202.59966031431</text:p>
          </table:table-cell>
          <table:table-cell office:value-type="float" office:value="2013">
            <text:p>2013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202.59966031431">
            <text:p>202.59966031431</text:p>
          </table:table-cell>
          <table:table-cell office:value-type="float" office:value="50.64966031431">
            <text:p>50.6496603143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NSARDIN">
            <text:p>PONSARDIN</text:p>
          </table:table-cell>
          <table:table-cell office:value-type="string" office:value="Ethan">
            <text:p>Ethan</text:p>
          </table:table-cell>
          <table:table-cell office:value-type="string" office:value="32 b allée de la tencon">
            <text:p>32 b allée de la tenc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37.23.56">
            <text:p>06.77.37.23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12-2000">
            <text:p>18-12-2000</text:p>
          </table:table-cell>
          <table:table-cell office:value-type="string" office:value="nadia.kala@free.fr">
            <text:p>nadia.kala@free.fr</text:p>
          </table:table-cell>
          <table:table-cell office:value-type="string" office:value="42">
            <text:p>42</text:p>
          </table:table-cell>
          <table:table-cell office:value-type="string" office:value="1190">
            <text:p>1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56813926376">
            <text:p>219.56813926376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2013">
            <text:p>2013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.89">
            <text:p>1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54.78813926376">
            <text:p>54.7881392637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Nina">
            <text:p>Nina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15-01-1998">
            <text:p>15-01-1998</text:p>
          </table:table-cell>
          <table:table-cell office:value-type="string" office:value="popeyecapucine@yahoo.fr">
            <text:p>popeyecapucine@yahoo.fr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Vaimiti">
            <text:p>Vaimiti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3-11-2003">
            <text:p>03-11-2003</text:p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Esther">
            <text:p>Esther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5-08-1999">
            <text:p>05-08-1999</text:p>
          </table:table-cell>
          <table:table-cell office:value-type="string" office:value="karine.cnvoreppe@gmail.com">
            <text:p>karine.cnvoreppe@gmail.com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Guillaume">
            <text:p>Guillaume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12-10-1996">
            <text:p>12-10-1996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55671604555">
            <text:p>245.55671604555</text:p>
          </table:table-cell>
          <table:table-cell office:value-type="float" office:value="12.277835802278">
            <text:p>12.277835802278</text:p>
          </table:table-cell>
          <table:table-cell office:value-type="float" office:value="233.27888024327">
            <text:p>233.27888024327</text:p>
          </table:table-cell>
          <table:table-cell office:value-type="float" office:value="2013">
            <text:p>2013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233.27888024327">
            <text:p>233.27888024327</text:p>
          </table:table-cell>
          <table:table-cell office:value-type="float" office:value="-0.0011197567299916">
            <text:p>-0.001119756729991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Florian">
            <text:p>Florian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21-03-2004">
            <text:p>21-03-2004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8897815735">
            <text:p>188.8897815735</text:p>
          </table:table-cell>
          <table:table-cell office:value-type="float" office:value="9.4444890786752">
            <text:p>9.4444890786752</text:p>
          </table:table-cell>
          <table:table-cell office:value-type="float" office:value="179.44529249483">
            <text:p>179.44529249483</text:p>
          </table:table-cell>
          <table:table-cell office:value-type="float" office:value="2013">
            <text:p>2013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179.44529249483">
            <text:p>179.44529249483</text:p>
          </table:table-cell>
          <table:table-cell office:value-type="float" office:value="-0.0047075051699892">
            <text:p>-0.004707505169989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QUINTO">
            <text:p>QUINTO</text:p>
          </table:table-cell>
          <table:table-cell office:value-type="string" office:value="Teddy">
            <text:p>Teddy</text:p>
          </table:table-cell>
          <table:table-cell office:value-type="string" office:value="71 rue des martyrs">
            <text:p>71 rue des marty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8.69.23.16">
            <text:p>06.58.69.23.16</text:p>
          </table:table-cell>
          <table:table-cell office:value-type="string" office:value="06.98.16.27.30">
            <text:p>06.98.16.27.30</text:p>
          </table:table-cell>
          <table:table-cell office:value-type="string" office:value="06.63.57.54.22">
            <text:p>06.63.57.54.22</text:p>
          </table:table-cell>
          <table:table-cell office:value-type="string" office:value="06-09-1998">
            <text:p>06-09-1998</text:p>
          </table:table-cell>
          <table:table-cell office:value-type="string" office:value="tonyangy@hotmail.fr">
            <text:p>tonyangy@hotmail.fr</text:p>
          </table:table-cell>
          <table:table-cell office:value-type="string" office:value="143">
            <text:p>143</text:p>
          </table:table-cell>
          <table:table-cell office:value-type="string" office:value="1344">
            <text:p>13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5611136821">
            <text:p>198.05611136821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198.05611136821">
            <text:p>198.05611136821</text:p>
          </table:table-cell>
          <table:table-cell office:value-type="float" office:value="-0.0038886317900051">
            <text:p>-0.00388863179000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Bérénice">
            <text:p>Bérénic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1-04-2003">
            <text:p>01-04-2003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Héloïse">
            <text:p>Héloïs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8-10-2004">
            <text:p>08-10-2004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NAUDIN">
            <text:p>RENAUDIN</text:p>
          </table:table-cell>
          <table:table-cell office:value-type="string" office:value="Lily">
            <text:p>Lily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=04.07">
            <text:p>04.76.50.=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30-09-2002">
            <text:p>30-09-2002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NAUDIN">
            <text:p>RENAUDIN</text:p>
          </table:table-cell>
          <table:table-cell office:value-type="string" office:value="Alix">
            <text:p>Alix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7-06-2000">
            <text:p>17-06-2000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NAUDIN">
            <text:p>RENAUDIN</text:p>
          </table:table-cell>
          <table:table-cell office:value-type="string" office:value="Sabine">
            <text:p>Sabine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6-02-1970">
            <text:p>16-02-1970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39920404492">
            <text:p>354.39920404492</text:p>
          </table:table-cell>
          <table:table-cell office:value-type="float" office:value="35.439920404492">
            <text:p>35.439920404492</text:p>
          </table:table-cell>
          <table:table-cell office:value-type="float" office:value="318.95928364043">
            <text:p>318.95928364043</text:p>
          </table:table-cell>
          <table:table-cell office:value-type="float" office:value="2013">
            <text:p>2013</text:p>
          </table:table-cell>
          <table:table-cell office:value-type="float" office:value="79.74">
            <text:p>79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5928364043">
            <text:p>318.95928364043</text:p>
          </table:table-cell>
          <table:table-cell office:value-type="float" office:value="-0.00071635956999216">
            <text:p>-0.000716359569992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 spécialisé">
            <text:p>C3 spécialisé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YMOND">
            <text:p>REYMOND</text:p>
          </table:table-cell>
          <table:table-cell office:value-type="string" office:value="Nathalie">
            <text:p>Nathali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04-08-1960">
            <text:p>04-08-1960</text:p>
          </table:table-cell>
          <table:table-cell office:value-type="string" office:value="natha.reymond@orange.fr">
            <text:p>natha.reymond@orange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43870699788">
            <text:p>224.43870699788</text:p>
          </table:table-cell>
          <table:table-cell office:value-type="float" office:value="89.775482799152">
            <text:p>89.775482799152</text:p>
          </table:table-cell>
          <table:table-cell office:value-type="float" office:value="134.66322419873">
            <text:p>134.66322419873</text:p>
          </table:table-cell>
          <table:table-cell office:value-type="float" office:value="2013">
            <text:p>2013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322419873">
            <text:p>134.66322419873</text:p>
          </table:table-cell>
          <table:table-cell office:value-type="float" office:value="0.0032241987300097">
            <text:p>0.00322419873000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">
            <text:p>2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ELISE">
            <text:p>ELIS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3 83">
            <text:p>04 76 50 03 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2000">
            <text:p>18-08-2000</text:p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7">
            <text:p>81.614075271957</text:p>
          </table:table-cell>
          <table:table-cell office:value-type="float" office:value="122.42111290794">
            <text:p>122.42111290794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4">
            <text:p>122.42111290794</text:p>
          </table:table-cell>
          <table:table-cell office:value-type="float" office:value="107.42111290794">
            <text:p>107.421112907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Thomas">
            <text:p>Thomas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21-04-1993">
            <text:p>21-04-1993</text:p>
          </table:table-cell>
          <table:table-cell office:value-type="string" office:value="thomasreymond@laposte.net">
            <text:p>thomasreymond@laposte.net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64847359466">
            <text:p>230.64847359466</text:p>
          </table:table-cell>
          <table:table-cell office:value-type="float" office:value="92.259389437864">
            <text:p>92.259389437864</text:p>
          </table:table-cell>
          <table:table-cell office:value-type="float" office:value="138.3890841568">
            <text:p>138.3890841568</text:p>
          </table:table-cell>
          <table:table-cell office:value-type="float" office:value="2013">
            <text:p>2013</text:p>
          </table:table-cell>
          <table:table-cell office:value-type="float" office:value="34.6">
            <text:p>34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890841568">
            <text:p>138.3890841568</text:p>
          </table:table-cell>
          <table:table-cell office:value-type="float" office:value="-0.00091584319997651">
            <text:p>-0.0009158431999765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Célestin">
            <text:p>Célestin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">
            <text:p>06.66.</text:p>
          </table:table-cell>
          <table:table-cell office:value-type="string" office:value="06.08.14.89.42">
            <text:p>06.08.14.89.42</text:p>
          </table:table-cell>
          <table:table-cell office:value-type="string" office:value="28-03-2003">
            <text:p>28-03-2003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42190276512">
            <text:p>177.42190276512</text:p>
          </table:table-cell>
          <table:table-cell office:value-type="float" office:value="70.968761106048">
            <text:p>70.968761106048</text:p>
          </table:table-cell>
          <table:table-cell office:value-type="float" office:value="106.45314165907">
            <text:p>106.45314165907</text:p>
          </table:table-cell>
          <table:table-cell office:value-type="float" office:value="2013">
            <text:p>2013</text:p>
          </table:table-cell>
          <table:table-cell office:value-type="float" office:value="26.61">
            <text:p>2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314165907">
            <text:p>106.45314165907</text:p>
          </table:table-cell>
          <table:table-cell office:value-type="float" office:value="0.0031416590699962">
            <text:p>0.003141659069996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Maud">
            <text:p>Maud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06.08.14.89.42">
            <text:p>06.08.14.89.42</text:p>
          </table:table-cell>
          <table:table-cell office:value-type="string" office:value="16-03-1997">
            <text:p>16-03-1997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6">
            <text:p>81.614075271956</text:p>
          </table:table-cell>
          <table:table-cell office:value-type="float" office:value="122.42111290793">
            <text:p>122.42111290793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3">
            <text:p>122.42111290793</text:p>
          </table:table-cell>
          <table:table-cell office:value-type="float" office:value="0.0011129079299934">
            <text:p>0.001112907929993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Anna">
            <text:p>Ann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13-01-2004">
            <text:p>13-01-2004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8">
            <text:p>11.944781024218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2998126">
            <text:p>0.0008394601299812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Zia">
            <text:p>Zi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22-07-2006">
            <text:p>22-07-2006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7">
            <text:p>11.944781024217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3000968">
            <text:p>0.000839460130009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Clément">
            <text:p>Clément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13-11-1998">
            <text:p>13-11-1998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19998665208">
            <text:p>253.19998665208</text:p>
          </table:table-cell>
          <table:table-cell office:value-type="float" office:value="25.319998665208">
            <text:p>25.319998665208</text:p>
          </table:table-cell>
          <table:table-cell office:value-type="float" office:value="227.87998798687">
            <text:p>227.87998798687</text:p>
          </table:table-cell>
          <table:table-cell office:value-type="float" office:value="2013">
            <text:p>2013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227.87998798687">
            <text:p>227.87998798687</text:p>
          </table:table-cell>
          <table:table-cell office:value-type="float" office:value="-1.2013130003652E-5">
            <text:p>-1.2013130003652E-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Mathys">
            <text:p>Mathys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2-10-2006">
            <text:p>02-10-2006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19.47692205016">
            <text:p>19.47692205016</text:p>
          </table:table-cell>
          <table:table-cell office:value-type="float" office:value="175.29229845144">
            <text:p>175.29229845144</text:p>
          </table:table-cell>
          <table:table-cell office:value-type="float" office:value="2013">
            <text:p>2013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175.29229845144">
            <text:p>175.29229845144</text:p>
          </table:table-cell>
          <table:table-cell office:value-type="float" office:value="0.0022984514399695">
            <text:p>0.002298451439969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Serge">
            <text:p>Serge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1-09-2001">
            <text:p>01-09-2001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98460357684">
            <text:p>223.98460357684</text:p>
          </table:table-cell>
          <table:table-cell office:value-type="float" office:value="22.398460357684">
            <text:p>22.398460357684</text:p>
          </table:table-cell>
          <table:table-cell office:value-type="float" office:value="201.58614321916">
            <text:p>201.58614321916</text:p>
          </table:table-cell>
          <table:table-cell office:value-type="float" office:value="2013">
            <text:p>2013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201.58614321916">
            <text:p>201.58614321916</text:p>
          </table:table-cell>
          <table:table-cell office:value-type="float" office:value="-0.0038567808399819">
            <text:p>-0.003856780839981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Mathilde">
            <text:p>Mathild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41 34">
            <text:p>04 76 50 41 34</text:p>
          </table:table-cell>
          <table:table-cell office:value-type="string" office:value="06 32 12 90 57">
            <text:p>06 32 12 90 57</text:p>
          </table:table-cell>
          <table:table-cell office:value-type="string" office:value="04-11-1997">
            <text:p>04-11-1997</text:p>
          </table:table-cell>
          <table:table-cell office:value-type="string" office:value="mathilde@ricou.com">
            <text:p>mathild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8.79166199772">
            <text:p>338.79166199772</text:p>
          </table:table-cell>
          <table:table-cell office:value-type="float" office:value="33.879166199772">
            <text:p>33.879166199772</text:p>
          </table:table-cell>
          <table:table-cell office:value-type="float" office:value="304.91249579795">
            <text:p>304.91249579795</text:p>
          </table:table-cell>
          <table:table-cell office:value-type="float" office:value="2013">
            <text:p>2013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304.91249579795">
            <text:p>304.91249579795</text:p>
          </table:table-cell>
          <table:table-cell office:value-type="float" office:value="0.0024957979499618">
            <text:p>0.002495797949961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Clara">
            <text:p>Clara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41 34">
            <text:p>04 76 50 41 34</text:p>
          </table:table-cell>
          <table:table-cell office:value-type="string" office:value="06 98 98 10 68">
            <text:p>06 98 98 10 68</text:p>
          </table:table-cell>
          <table:table-cell office:value-type="string" office:value="">
            <text:p/>
          </table:table-cell>
          <table:table-cell office:value-type="string" office:value="23-11-1999">
            <text:p>23-11-1999</text:p>
          </table:table-cell>
          <table:table-cell office:value-type="string" office:value="clara@ricou.com">
            <text:p>clara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456.06569884308">
            <text:p>456.06569884308</text:p>
          </table:table-cell>
          <table:table-cell office:value-type="float" office:value="45.606569884308">
            <text:p>45.606569884308</text:p>
          </table:table-cell>
          <table:table-cell office:value-type="float" office:value="410.45912895877">
            <text:p>410.45912895877</text:p>
          </table:table-cell>
          <table:table-cell office:value-type="float" office:value="2013">
            <text:p>2013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410.45912895877">
            <text:p>410.45912895877</text:p>
          </table:table-cell>
          <table:table-cell office:value-type="float" office:value="-0.00087104122997061">
            <text:p>-0.00087104122997061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ICOU">
            <text:p>RICOU</text:p>
          </table:table-cell>
          <table:table-cell office:value-type="string" office:value="Sophie">
            <text:p>Sophi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82.39.67">
            <text:p>06.63.82.39.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5-1965">
            <text:p>28-05-1965</text:p>
          </table:table-cell>
          <table:table-cell office:value-type="string" office:value="sophie@ricou.com">
            <text:p>sophi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6.66986784422">
            <text:p>286.66986784422</text:p>
          </table:table-cell>
          <table:table-cell office:value-type="float" office:value="28.666986784422">
            <text:p>28.666986784422</text:p>
          </table:table-cell>
          <table:table-cell office:value-type="float" office:value="258.0028810598">
            <text:p>258.0028810598</text:p>
          </table:table-cell>
          <table:table-cell office:value-type="float" office:value="2013">
            <text:p>2013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258.0028810598">
            <text:p>258.0028810598</text:p>
          </table:table-cell>
          <table:table-cell office:value-type="float" office:value="0.0028810598000177">
            <text:p>0.00288105980001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CHE">
            <text:p>ROCHE</text:p>
          </table:table-cell>
          <table:table-cell office:value-type="string" office:value="Dominique">
            <text:p>Dominique</text:p>
          </table:table-cell>
          <table:table-cell office:value-type="string" office:value="58 chemin du Mortier">
            <text:p>58 chemin du Mor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9 26">
            <text:p>04 76 50 29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3-1939">
            <text:p>12-03-1939</text:p>
          </table:table-cell>
          <table:table-cell office:value-type="string" office:value="roche.domi@gmail.com">
            <text:p>roche.domi@gmail.com</text:p>
          </table:table-cell>
          <table:table-cell office:value-type="string" office:value="91">
            <text:p>91</text:p>
          </table:table-cell>
          <table:table-cell office:value-type="string" office:value="1916">
            <text:p>191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36825926811">
            <text:p>342.36825926811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013">
            <text:p>2013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342.36825926811">
            <text:p>342.36825926811</text:p>
          </table:table-cell>
          <table:table-cell office:value-type="float" office:value="-0.0017407318899814">
            <text:p>-0.00174073188998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DARIE">
            <text:p>RODARIE</text:p>
          </table:table-cell>
          <table:table-cell office:value-type="string" office:value="Lilou">
            <text:p>Lilou</text:p>
          </table:table-cell>
          <table:table-cell office:value-type="string" office:value="463 chemin de Malossane">
            <text:p>463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20 60 56 07">
            <text:p>06 20 60 56 07</text:p>
          </table:table-cell>
          <table:table-cell office:value-type="string" office:value="06 70 11 29 52">
            <text:p>06 70 11 29 52</text:p>
          </table:table-cell>
          <table:table-cell office:value-type="string" office:value="27-06-2004">
            <text:p>27-06-2004</text:p>
          </table:table-cell>
          <table:table-cell office:value-type="string" office:value="phil.rodarie@free.fr">
            <text:p>phil.rodarie@free.fr</text:p>
          </table:table-cell>
          <table:table-cell office:value-type="string" office:value="112">
            <text:p>112</text:p>
          </table:table-cell>
          <table:table-cell office:value-type="string" office:value="2580">
            <text:p>25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44511390178">
            <text:p>263.44511390178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2013">
            <text:p>2013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263.44511390178">
            <text:p>263.44511390178</text:p>
          </table:table-cell>
          <table:table-cell office:value-type="float" office:value="-0.0048860982199699">
            <text:p>-0.0048860982199699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DARY">
            <text:p>RODARY</text:p>
          </table:table-cell>
          <table:table-cell office:value-type="string" office:value="Antoine">
            <text:p>Antoine</text:p>
          </table:table-cell>
          <table:table-cell office:value-type="string" office:value="201 rue du moulin">
            <text:p>201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4.64">
            <text:p>04.76.06.14.64</text:p>
          </table:table-cell>
          <table:table-cell office:value-type="string" office:value="06.74.42.25.94">
            <text:p>06.74.42.25.94</text:p>
          </table:table-cell>
          <table:table-cell office:value-type="string" office:value="">
            <text:p/>
          </table:table-cell>
          <table:table-cell office:value-type="string" office:value="21-11-2001">
            <text:p>21-11-2001</text:p>
          </table:table-cell>
          <table:table-cell office:value-type="string" office:value="emmanuelle.rodary@laposte.net">
            <text:p>emmanuelle.rodary@laposte.net</text:p>
          </table:table-cell>
          <table:table-cell office:value-type="string" office:value="179">
            <text:p>179</text:p>
          </table:table-cell>
          <table:table-cell office:value-type="string" office:value="1387">
            <text:p>13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47588223073">
            <text:p>200.47588223073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2013">
            <text:p>2013</text:p>
          </table:table-cell>
          <table:table-cell office:value-type="float" office:value="50.12">
            <text:p>50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-0.0041177692699819">
            <text:p>-0.004117769269981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OLAND">
            <text:p>ROLAND</text:p>
          </table:table-cell>
          <table:table-cell office:value-type="string" office:value="Jacqueline">
            <text:p>Jacqueline</text:p>
          </table:table-cell>
          <table:table-cell office:value-type="string" office:value="280 D allée Jean Pain">
            <text:p>280 D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49">
            <text:p>04.76.50.12.49</text:p>
          </table:table-cell>
          <table:table-cell office:value-type="string" office:value="06.33.96.15.53">
            <text:p>06.33.96.15.53</text:p>
          </table:table-cell>
          <table:table-cell office:value-type="string" office:value="">
            <text:p/>
          </table:table-cell>
          <table:table-cell office:value-type="string" office:value="09-06-1946">
            <text:p>09-06-1946</text:p>
          </table:table-cell>
          <table:table-cell office:value-type="string" office:value="roland.jackie@orange.fr">
            <text:p>roland.jackie@orange.fr</text:p>
          </table:table-cell>
          <table:table-cell office:value-type="string" office:value="45">
            <text:p>45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0.45801454601">
            <text:p>210.45801454601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2013">
            <text:p>2013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210.45801454601">
            <text:p>210.45801454601</text:p>
          </table:table-cell>
          <table:table-cell office:value-type="float" office:value="-0.0019854539899882">
            <text:p>-0.001985453989988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SMORDUC">
            <text:p>ROSMORDUC</text:p>
          </table:table-cell>
          <table:table-cell office:value-type="string" office:value="Garance">
            <text:p>Garance</text:p>
          </table:table-cell>
          <table:table-cell office:value-type="string" office:value="293 rue de l'hoirie">
            <text:p>293 rue de l'hoi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86.96.58">
            <text:p>06.95.86.96.58</text:p>
          </table:table-cell>
          <table:table-cell office:value-type="string" office:value="06.48.35.26.36">
            <text:p>06.48.35.26.36</text:p>
          </table:table-cell>
          <table:table-cell office:value-type="string" office:value="06.76.08.82.68">
            <text:p>06.76.08.82.68</text:p>
          </table:table-cell>
          <table:table-cell office:value-type="string" office:value="05-02-2002">
            <text:p>05-02-2002</text:p>
          </table:table-cell>
          <table:table-cell office:value-type="string" office:value="johann.chevalier4@orange.fr">
            <text:p>johann.chevalier4@orange.fr</text:p>
          </table:table-cell>
          <table:table-cell office:value-type="string" office:value="12">
            <text:p>12</text:p>
          </table:table-cell>
          <table:table-cell office:value-type="string" office:value="3105">
            <text:p>3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0.22993608424">
            <text:p>310.22993608424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310.22993608424">
            <text:p>310.22993608424</text:p>
          </table:table-cell>
          <table:table-cell office:value-type="float" office:value="-6.391575999487E-5">
            <text:p>-6.391575999487E-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UX">
            <text:p>ROUX</text:p>
          </table:table-cell>
          <table:table-cell office:value-type="string" office:value="Lysiane">
            <text:p>Lysiane</text:p>
          </table:table-cell>
          <table:table-cell office:value-type="string" office:value="45 rue de la Bouvardière">
            <text:p>45 rue de la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4 56">
            <text:p>04 76 50 24 56</text:p>
          </table:table-cell>
          <table:table-cell office:value-type="string" office:value="06 85 43 61 22">
            <text:p>06 85 43 61 22</text:p>
          </table:table-cell>
          <table:table-cell office:value-type="string" office:value="07 86 14 87 47">
            <text:p>07 86 14 87 47</text:p>
          </table:table-cell>
          <table:table-cell office:value-type="string" office:value="11-07-1997">
            <text:p>11-07-1997</text:p>
          </table:table-cell>
          <table:table-cell office:value-type="string" office:value="lysiane.roux@hotmail.fr">
            <text:p>lysiane.roux@hotmail.fr</text:p>
          </table:table-cell>
          <table:table-cell office:value-type="string" office:value="97">
            <text:p>97</text:p>
          </table:table-cell>
          <table:table-cell office:value-type="string" office:value="508">
            <text:p>5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93836527466">
            <text:p>228.93836527466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013">
            <text:p>2013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228.93836527466">
            <text:p>228.93836527466</text:p>
          </table:table-cell>
          <table:table-cell office:value-type="float" office:value="-0.0016347253400113">
            <text:p>-0.001634725340011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UTGE">
            <text:p>RUTGE</text:p>
          </table:table-cell>
          <table:table-cell office:value-type="string" office:value="Solal">
            <text:p>Solal</text:p>
          </table:table-cell>
          <table:table-cell office:value-type="string" office:value="la rivoire">
            <text:p>la rivoire</text:p>
          </table:table-cell>
          <table:table-cell office:value-type="string" office:value="38120">
            <text:p>38120</text:p>
          </table:table-cell>
          <table:table-cell office:value-type="string" office:value="Mont Saint Martin">
            <text:p>Mont Saint Martin</text:p>
          </table:table-cell>
          <table:table-cell office:value-type="string" office:value="">
            <text:p/>
          </table:table-cell>
          <table:table-cell office:value-type="string" office:value="06.47.40.88.42">
            <text:p>06.47.40.88.42</text:p>
          </table:table-cell>
          <table:table-cell office:value-type="string" office:value="06.32.95.33.12">
            <text:p>06.32.95.33.12</text:p>
          </table:table-cell>
          <table:table-cell office:value-type="string" office:value="03-05-2002">
            <text:p>03-05-2002</text:p>
          </table:table-cell>
          <table:table-cell office:value-type="string" office:value="c.delpit@aliceadsl.fr">
            <text:p>c.delpit@aliceadsl.fr</text:p>
          </table:table-cell>
          <table:table-cell office:value-type="string" office:value="129">
            <text:p>129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09.1798570911">
            <text:p>309.1798570911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2013">
            <text:p>2013</text:p>
          </table:table-cell>
          <table:table-cell office:value-type="float" office:value="77.29">
            <text:p>7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-0.00014290889998847">
            <text:p>-0.0001429088999884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AADE">
            <text:p>SAADE</text:p>
          </table:table-cell>
          <table:table-cell office:value-type="string" office:value="Maxime">
            <text:p>Maxime</text:p>
          </table:table-cell>
          <table:table-cell office:value-type="string" office:value="283 route du gros bois">
            <text:p>283 route du gros boi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.07.03.53.05">
            <text:p>06.07.03.53.05</text:p>
          </table:table-cell>
          <table:table-cell office:value-type="string" office:value="06.07.03.53.05">
            <text:p>06.07.03.53.05</text:p>
          </table:table-cell>
          <table:table-cell office:value-type="string" office:value="06.29.95.85.69">
            <text:p>06.29.95.85.69</text:p>
          </table:table-cell>
          <table:table-cell office:value-type="string" office:value="14-04-2008">
            <text:p>14-04-2008</text:p>
          </table:table-cell>
          <table:table-cell office:value-type="string" office:value="rfsaade@gmail.com">
            <text:p>rfsaade@gmail.com</text:p>
          </table:table-cell>
          <table:table-cell office:value-type="string" office:value="176">
            <text:p>176</text:p>
          </table:table-cell>
          <table:table-cell office:value-type="string" office:value="1722">
            <text:p>17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39.55657584749">
            <text:p>139.55657584749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2013">
            <text:p>2013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34.88657584749">
            <text:p>34.886575847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CHMIDT">
            <text:p>SCHMIDT</text:p>
          </table:table-cell>
          <table:table-cell office:value-type="string" office:value="Manon">
            <text:p>Manon</text:p>
          </table:table-cell>
          <table:table-cell office:value-type="string" office:value="264 rue de plein soleil">
            <text:p>264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2.54.90.97">
            <text:p>06.82.54.90.97</text:p>
          </table:table-cell>
          <table:table-cell office:value-type="string" office:value="06.88.97.52.55">
            <text:p>06.88.97.52.55</text:p>
          </table:table-cell>
          <table:table-cell office:value-type="string" office:value="">
            <text:p/>
          </table:table-cell>
          <table:table-cell office:value-type="string" office:value="28-03-2005">
            <text:p>28-03-2005</text:p>
          </table:table-cell>
          <table:table-cell office:value-type="string" office:value="schmidt.grand@free.fr">
            <text:p>schmidt.grand@free.fr</text:p>
          </table:table-cell>
          <table:table-cell office:value-type="string" office:value="140">
            <text:p>140</text:p>
          </table:table-cell>
          <table:table-cell office:value-type="string" office:value="1092">
            <text:p>10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45053967184">
            <text:p>187.45053967184</text:p>
          </table:table-cell>
          <table:table-cell office:value-type="float" office:value="9.372526983592">
            <text:p>9.372526983592</text:p>
          </table:table-cell>
          <table:table-cell office:value-type="float" office:value="178.07801268825">
            <text:p>178.07801268825</text:p>
          </table:table-cell>
          <table:table-cell office:value-type="float" office:value="2013">
            <text:p>2013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178.07801268825">
            <text:p>178.07801268825</text:p>
          </table:table-cell>
          <table:table-cell office:value-type="float" office:value="-0.001987311750014">
            <text:p>-0.00198731175001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JOURNE">
            <text:p>SEJOURNE</text:p>
          </table:table-cell>
          <table:table-cell office:value-type="string" office:value="Thierry">
            <text:p>Thierry</text:p>
          </table:table-cell>
          <table:table-cell office:value-type="string" office:value="612D chemin de l'Eygalière">
            <text:p>612D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17 93 48 09">
            <text:p>06 17 93 48 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4-1975">
            <text:p>25-04-1975</text:p>
          </table:table-cell>
          <table:table-cell office:value-type="string" office:value="thierry.sejourne@gmail.com">
            <text:p>thierry.sejourne@gmail.com</text:p>
          </table:table-cell>
          <table:table-cell office:value-type="string" office:value="98">
            <text:p>98</text:p>
          </table:table-cell>
          <table:table-cell office:value-type="string" office:value="1342">
            <text:p>13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0.40475541502">
            <text:p>250.40475541502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2013">
            <text:p>2013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250.40475541502">
            <text:p>250.40475541502</text:p>
          </table:table-cell>
          <table:table-cell office:value-type="float" office:value="0.0047554150199858">
            <text:p>0.004755415019985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SENTIS">
            <text:p>SENTIS</text:p>
          </table:table-cell>
          <table:table-cell office:value-type="string" office:value="Fabienne">
            <text:p>Fabienne</text:p>
          </table:table-cell>
          <table:table-cell office:value-type="string" office:value="14 rue Charnecles">
            <text:p>14 ru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0628569072">
            <text:p>0628569072</text:p>
          </table:table-cell>
          <table:table-cell office:value-type="string" office:value="08-09-1966">
            <text:p>08-09-1966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53.77392674659">
            <text:p>353.77392674659</text:p>
          </table:table-cell>
          <table:table-cell office:value-type="float" office:value="70.754785349318">
            <text:p>70.754785349318</text:p>
          </table:table-cell>
          <table:table-cell office:value-type="float" office:value="283.01914139727">
            <text:p>283.01914139727</text:p>
          </table:table-cell>
          <table:table-cell office:value-type="float" office:value="2013">
            <text:p>2013</text:p>
          </table:table-cell>
          <table:table-cell office:value-type="float" office:value="70.75">
            <text:p>7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1914139727">
            <text:p>283.01914139727</text:p>
          </table:table-cell>
          <table:table-cell office:value-type="float" office:value="-0.00085860272997706">
            <text:p>-0.00085860272997706</text:p>
          </table:table-cell>
          <table:table-cell office:value-type="string" office:value="Piano">
            <text:p>Piano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18-11-1996">
            <text:p>18-11-1996</text:p>
          </table:table-cell>
          <table:table-cell office:value-type="string" office:value="thomas.sentis@sfr.fr">
            <text:p>thomas.sentis@sfr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1028680146">
            <text:p>261.31028680146</text:p>
          </table:table-cell>
          <table:table-cell office:value-type="float" office:value="52.262057360292">
            <text:p>52.262057360292</text:p>
          </table:table-cell>
          <table:table-cell office:value-type="float" office:value="209.04822944117">
            <text:p>209.04822944117</text:p>
          </table:table-cell>
          <table:table-cell office:value-type="float" office:value="2013">
            <text:p>2013</text:p>
          </table:table-cell>
          <table:table-cell office:value-type="float" office:value="52.26">
            <text:p>5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9.05">
            <text:p>11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5">
            <text:p>20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4822944117">
            <text:p>209.04822944117</text:p>
          </table:table-cell>
          <table:table-cell office:value-type="float" office:value="-0.0017705588300032">
            <text:p>-0.00177055883000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Samuel">
            <text:p>Samuel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20-01-2002">
            <text:p>20-01-2002</text:p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6">
            <text:p>46.231819972566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69.93">
            <text:p>69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29-08-1998">
            <text:p>29-08-1998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5">
            <text:p>46.231819972565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ERBAT">
            <text:p>SERBAT</text:p>
          </table:table-cell>
          <table:table-cell office:value-type="string" office:value="Emma">
            <text:p>Emma</text:p>
          </table:table-cell>
          <table:table-cell office:value-type="string" office:value="41M chemin Champ Chabert">
            <text:p>41M chemin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 58 76 63 03">
            <text:p>06 58 76 63 03</text:p>
          </table:table-cell>
          <table:table-cell office:value-type="string" office:value="06 81 98 42 24">
            <text:p>06 81 98 42 24</text:p>
          </table:table-cell>
          <table:table-cell office:value-type="string" office:value="22-04-2001">
            <text:p>22-04-2001</text:p>
          </table:table-cell>
          <table:table-cell office:value-type="string" office:value="krol.del@hotmail.fr">
            <text:p>krol.del@hotmail.fr</text:p>
          </table:table-cell>
          <table:table-cell office:value-type="string" office:value="107">
            <text:p>107</text:p>
          </table:table-cell>
          <table:table-cell office:value-type="string" office:value="785">
            <text:p>78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11436351743">
            <text:p>288.11436351743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013">
            <text:p>2013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144.05436351743">
            <text:p>144.054363517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ICARD DE SOUSA">
            <text:p>SICARD DE SOUSA</text:p>
          </table:table-cell>
          <table:table-cell office:value-type="string" office:value="Maya">
            <text:p>Maya</text:p>
          </table:table-cell>
          <table:table-cell office:value-type="string" office:value="28 quai docteur jacquin">
            <text:p>28 quai docteur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8485271">
            <text:p>0638485271</text:p>
          </table:table-cell>
          <table:table-cell office:value-type="string" office:value="0662111159">
            <text:p>0662111159</text:p>
          </table:table-cell>
          <table:table-cell office:value-type="string" office:value="23-11-2003">
            <text:p>23-11-2003</text:p>
          </table:table-cell>
          <table:table-cell office:value-type="string" office:value="dosnaty@gmail.com">
            <text:p>dosnaty@gmail.com</text:p>
          </table:table-cell>
          <table:table-cell office:value-type="string" office:value="3">
            <text:p>3</text:p>
          </table:table-cell>
          <table:table-cell office:value-type="string" office:value="728">
            <text:p>72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10343719085">
            <text:p>179.10343719085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2013">
            <text:p>2013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44.76343719085">
            <text:p>44.763437190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OUID">
            <text:p>SOUID</text:p>
          </table:table-cell>
          <table:table-cell office:value-type="string" office:value="MEISSA">
            <text:p>MEISSA</text:p>
          </table:table-cell>
          <table:table-cell office:value-type="string" office:value="42 rue Pravaz">
            <text:p>42 rue Prava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6 07 04">
            <text:p>04 76 56 07 04</text:p>
          </table:table-cell>
          <table:table-cell office:value-type="string" office:value="">
            <text:p/>
          </table:table-cell>
          <table:table-cell office:value-type="string" office:value="11-11-2003">
            <text:p>11-11-2003</text:p>
          </table:table-cell>
          <table:table-cell office:value-type="string" office:value="mourad.sandrine@free.fr">
            <text:p>mourad.sandrine@free.fr</text:p>
          </table:table-cell>
          <table:table-cell office:value-type="string" office:value="75">
            <text:p>75</text:p>
          </table:table-cell>
          <table:table-cell office:value-type="string" office:value="655">
            <text:p>65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99132060425">
            <text:p>177.99132060425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2013">
            <text:p>2013</text:p>
          </table:table-cell>
          <table:table-cell office:value-type="float" office:value="44.5">
            <text:p>4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0.0013206042499974">
            <text:p>0.001320604249997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OURIAU">
            <text:p>SOURIAU</text:p>
          </table:table-cell>
          <table:table-cell office:value-type="string" office:value="Jean-Charles">
            <text:p>Jean-Charles</text:p>
          </table:table-cell>
          <table:table-cell office:value-type="string" office:value="16 chemin des faux sauniers">
            <text:p>16 chemin des faux sauniers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6.06.44.09.25">
            <text:p>06.06.44.09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05-1966">
            <text:p>05-05-1966</text:p>
          </table:table-cell>
          <table:table-cell office:value-type="string" office:value="jean-charles.souriau@cegetel.net">
            <text:p>jean-charles.souriau@cegetel.net</text:p>
          </table:table-cell>
          <table:table-cell office:value-type="string" office:value="180">
            <text:p>180</text:p>
          </table:table-cell>
          <table:table-cell office:value-type="string" office:value="1010">
            <text:p>10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95.808628">
            <text:p>895.808628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2013">
            <text:p>2013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895.808628">
            <text:p>895.808628</text:p>
          </table:table-cell>
          <table:table-cell office:value-type="float" office:value="-0.0013719999999466">
            <text:p>-0.0013719999999466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INNLER">
            <text:p>SPINNLER</text:p>
          </table:table-cell>
          <table:table-cell office:value-type="string" office:value="Juliette">
            <text:p>Juliette</text:p>
          </table:table-cell>
          <table:table-cell office:value-type="string" office:value="580 rue de Gachetière">
            <text:p>580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 70 38 31 04">
            <text:p>07 70 38 31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6-1998">
            <text:p>07-06-1998</text:p>
          </table:table-cell>
          <table:table-cell office:value-type="string" office:value="juliette.spinnler@laposte.net">
            <text:p>juliette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1.66402389762">
            <text:p>311.66402389762</text:p>
          </table:table-cell>
          <table:table-cell office:value-type="float" office:value="15.583201194881">
            <text:p>15.583201194881</text:p>
          </table:table-cell>
          <table:table-cell office:value-type="float" office:value="296.08082270274">
            <text:p>296.08082270274</text:p>
          </table:table-cell>
          <table:table-cell office:value-type="float" office:value="2013">
            <text:p>2013</text:p>
          </table:table-cell>
          <table:table-cell office:value-type="float" office:value="74.02">
            <text:p>7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082270274">
            <text:p>296.08082270274</text:p>
          </table:table-cell>
          <table:table-cell office:value-type="float" office:value="0.00082270274003804">
            <text:p>0.000822702740038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PINNLER">
            <text:p>SPINNLER</text:p>
          </table:table-cell>
          <table:table-cell office:value-type="string" office:value="Vincent">
            <text:p>Vincent</text:p>
          </table:table-cell>
          <table:table-cell office:value-type="string" office:value="580 rue de gachetiere">
            <text:p>580 rue de gachetie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6 08 41 41 87">
            <text:p>06 08 41 41 87</text:p>
          </table:table-cell>
          <table:table-cell office:value-type="string" office:value="01-01-1935">
            <text:p>01-01-1935</text:p>
          </table:table-cell>
          <table:table-cell office:value-type="string" office:value="vincent.spinnler@laposte.net">
            <text:p>vincent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71571252876">
            <text:p>263.71571252876</text:p>
          </table:table-cell>
          <table:table-cell office:value-type="float" office:value="13.185785626438">
            <text:p>13.185785626438</text:p>
          </table:table-cell>
          <table:table-cell office:value-type="float" office:value="250.52992690232">
            <text:p>250.52992690232</text:p>
          </table:table-cell>
          <table:table-cell office:value-type="float" office:value="2013">
            <text:p>2013</text:p>
          </table:table-cell>
          <table:table-cell office:value-type="float" office:value="62.63">
            <text:p>6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2992690232">
            <text:p>250.52992690232</text:p>
          </table:table-cell>
          <table:table-cell office:value-type="float" office:value="-7.309768000141E-5">
            <text:p>-7.309768000141E-5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ORTICHE">
            <text:p>SPORTICHE</text:p>
          </table:table-cell>
          <table:table-cell office:value-type="string" office:value="Sacha">
            <text:p>Sacha</text:p>
          </table:table-cell>
          <table:table-cell office:value-type="string" office:value="179 B allée Jean Pain">
            <text:p>179 B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27.47.86">
            <text:p>04.76.27.47.86</text:p>
          </table:table-cell>
          <table:table-cell office:value-type="string" office:value="06.10.94.39.99">
            <text:p>06.10.94.39.99</text:p>
          </table:table-cell>
          <table:table-cell office:value-type="string" office:value="06.47.86.33.93">
            <text:p>06.47.86.33.93</text:p>
          </table:table-cell>
          <table:table-cell office:value-type="string" office:value="22-04-2005">
            <text:p>22-04-2005</text:p>
          </table:table-cell>
          <table:table-cell office:value-type="string" office:value="sportiche.david@neuf.fr">
            <text:p>sportiche.david@neuf.fr</text:p>
          </table:table-cell>
          <table:table-cell office:value-type="string" office:value="37">
            <text:p>37</text:p>
          </table:table-cell>
          <table:table-cell office:value-type="string" office:value="1322">
            <text:p>13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89483207884">
            <text:p>196.89483207884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2013">
            <text:p>2013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196.89483207884">
            <text:p>196.89483207884</text:p>
          </table:table-cell>
          <table:table-cell office:value-type="float" office:value="0.0048320788400247">
            <text:p>0.004832078840024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ARANTINI">
            <text:p>TARANTINI</text:p>
          </table:table-cell>
          <table:table-cell office:value-type="string" office:value="Hugo">
            <text:p>Hugo</text:p>
          </table:table-cell>
          <table:table-cell office:value-type="string" office:value="17 rue du rif tronchard">
            <text:p>17 rue du rif tronchard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9.54.51.45.61">
            <text:p>09.54.51.45.61</text:p>
          </table:table-cell>
          <table:table-cell office:value-type="string" office:value="06.80.87.67.67">
            <text:p>06.80.87.67.67</text:p>
          </table:table-cell>
          <table:table-cell office:value-type="string" office:value="06.71.71.12.02">
            <text:p>06.71.71.12.02</text:p>
          </table:table-cell>
          <table:table-cell office:value-type="string" office:value="30-08-2002">
            <text:p>30-08-2002</text:p>
          </table:table-cell>
          <table:table-cell office:value-type="string" office:value="khalec@free.fr">
            <text:p>khalec@free.fr</text:p>
          </table:table-cell>
          <table:table-cell office:value-type="string" office:value="68">
            <text:p>68</text:p>
          </table:table-cell>
          <table:table-cell office:value-type="string" office:value="1888">
            <text:p>18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156.6096">
            <text:p>156.60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ARTAIX">
            <text:p>TARTAIX</text:p>
          </table:table-cell>
          <table:table-cell office:value-type="string" office:value="Morgane">
            <text:p>Morgane</text:p>
          </table:table-cell>
          <table:table-cell office:value-type="string" office:value="787 av. Honoré de Balzac">
            <text:p>787 av.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93 77 23">
            <text:p>06 74 93 77 23</text:p>
          </table:table-cell>
          <table:table-cell office:value-type="string" office:value="06 89 44 79 90">
            <text:p>06 89 44 79 90</text:p>
          </table:table-cell>
          <table:table-cell office:value-type="string" office:value="27-03-1997">
            <text:p>27-03-1997</text:p>
          </table:table-cell>
          <table:table-cell office:value-type="string" office:value="elisabethdaidone@hotmail.com">
            <text:p>elisabethdaidone@hotmail.com</text:p>
          </table:table-cell>
          <table:table-cell office:value-type="string" office:value="186">
            <text:p>186</text:p>
          </table:table-cell>
          <table:table-cell office:value-type="string" office:value="392">
            <text:p>3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11488013832">
            <text:p>201.11488013832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3">
            <text:p>2013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201.11488013832">
            <text:p>201.11488013832</text:p>
          </table:table-cell>
          <table:table-cell office:value-type="float" office:value="0.0048801383199759">
            <text:p>0.004880138319975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HIERS">
            <text:p>THIERS</text:p>
          </table:table-cell>
          <table:table-cell office:value-type="string" office:value="Jean-Louis">
            <text:p>Jean-Louis</text:p>
          </table:table-cell>
          <table:table-cell office:value-type="string" office:value="85 rue du boutet">
            <text:p>85 rue du boute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05.46.24">
            <text:p>04.76.05.46.24</text:p>
          </table:table-cell>
          <table:table-cell office:value-type="string" office:value="">
            <text:p/>
          </table:table-cell>
          <table:table-cell office:value-type="string" office:value="06.31.03.13.17">
            <text:p>06.31.03.13.17</text:p>
          </table:table-cell>
          <table:table-cell office:value-type="string" office:value="30-01-1947">
            <text:p>30-01-1947</text:p>
          </table:table-cell>
          <table:table-cell office:value-type="string" office:value="mjl.thiers@gmail.com">
            <text:p>mjl.thiers@gmail.com</text:p>
          </table:table-cell>
          <table:table-cell office:value-type="string" office:value="142">
            <text:p>142</text:p>
          </table:table-cell>
          <table:table-cell office:value-type="string" office:value="1808">
            <text:p>18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4.99486706457">
            <text:p>254.99486706457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2013">
            <text:p>2013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254.99486706457">
            <text:p>254.99486706457</text:p>
          </table:table-cell>
          <table:table-cell office:value-type="float" office:value="0.0048670645699929">
            <text:p>0.0048670645699929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ONIUTTI">
            <text:p>TONIUTTI</text:p>
          </table:table-cell>
          <table:table-cell office:value-type="string" office:value="Eric">
            <text:p>Eric</text:p>
          </table:table-cell>
          <table:table-cell office:value-type="string" office:value="150 rue de charnecles">
            <text:p>150 rue d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10">
            <text:p>04.76.56.76.10</text:p>
          </table:table-cell>
          <table:table-cell office:value-type="string" office:value="">
            <text:p/>
          </table:table-cell>
          <table:table-cell office:value-type="string" office:value="06.13.33.12.42">
            <text:p>06.13.33.12.42</text:p>
          </table:table-cell>
          <table:table-cell office:value-type="string" office:value="09-06-2005">
            <text:p>09-06-2005</text:p>
          </table:table-cell>
          <table:table-cell office:value-type="string" office:value="olivier.toniutti@sfr.fr">
            <text:p>olivier.toniutti@sfr.fr</text:p>
          </table:table-cell>
          <table:table-cell office:value-type="string" office:value="172">
            <text:p>172</text:p>
          </table:table-cell>
          <table:table-cell office:value-type="string" office:value="766">
            <text:p>7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73823227883">
            <text:p>179.73823227883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2013">
            <text:p>2013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179.73823227883">
            <text:p>179.73823227883</text:p>
          </table:table-cell>
          <table:table-cell office:value-type="float" office:value="-0.0017677211700118">
            <text:p>-0.0017677211700118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Margot">
            <text:p>Margot</text:p>
          </table:table-cell>
          <table:table-cell office:value-type="string" office:value="737 rue de gâchetière">
            <text:p>737 rue de gâ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">
            <text:p/>
          </table:table-cell>
          <table:table-cell office:value-type="string" office:value="04.76.50.20.03">
            <text:p>04.76.50.20.03</text:p>
          </table:table-cell>
          <table:table-cell office:value-type="string" office:value="14-02-1997">
            <text:p>14-02-1997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6607244144">
            <text:p>271.6607244144</text:p>
          </table:table-cell>
          <table:table-cell office:value-type="float" office:value="13.58303622072">
            <text:p>13.58303622072</text:p>
          </table:table-cell>
          <table:table-cell office:value-type="float" office:value="258.07768819368">
            <text:p>258.07768819368</text:p>
          </table:table-cell>
          <table:table-cell office:value-type="float" office:value="2013">
            <text:p>2013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258.07768819368">
            <text:p>258.07768819368</text:p>
          </table:table-cell>
          <table:table-cell office:value-type="float" office:value="-0.0023118063199945">
            <text:p>-0.002311806319994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Anaelle">
            <text:p>Anaelle</text:p>
          </table:table-cell>
          <table:table-cell office:value-type="string" office:value="737 rue de gachetière">
            <text:p>737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04.76.50.20.03">
            <text:p>04.76.50.20.03</text:p>
          </table:table-cell>
          <table:table-cell office:value-type="string" office:value="">
            <text:p/>
          </table:table-cell>
          <table:table-cell office:value-type="string" office:value="23-07-1995">
            <text:p>23-07-1995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3.15894173872">
            <text:p>353.15894173872</text:p>
          </table:table-cell>
          <table:table-cell office:value-type="float" office:value="17.657947086936">
            <text:p>17.657947086936</text:p>
          </table:table-cell>
          <table:table-cell office:value-type="float" office:value="335.50099465178">
            <text:p>335.50099465178</text:p>
          </table:table-cell>
          <table:table-cell office:value-type="float" office:value="2013">
            <text:p>2013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335.50099465178">
            <text:p>335.50099465178</text:p>
          </table:table-cell>
          <table:table-cell office:value-type="float" office:value="0.00099465177999036">
            <text:p>0.0009946517799903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URATIER">
            <text:p>TOURATIER</text:p>
          </table:table-cell>
          <table:table-cell office:value-type="string" office:value="Lili">
            <text:p>Lili</text:p>
          </table:table-cell>
          <table:table-cell office:value-type="string" office:value="466 chemin de chamoussière">
            <text:p>466 chemin de chamouss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3.94.13.04">
            <text:p>06.73.94.13.04</text:p>
          </table:table-cell>
          <table:table-cell office:value-type="string" office:value="06.30.51.89.00">
            <text:p>06.30.51.89.00</text:p>
          </table:table-cell>
          <table:table-cell office:value-type="string" office:value="06.73.94.13.04">
            <text:p>06.73.94.13.04</text:p>
          </table:table-cell>
          <table:table-cell office:value-type="string" office:value="11-10-2000">
            <text:p>11-10-2000</text:p>
          </table:table-cell>
          <table:table-cell office:value-type="string" office:value="marie.touratier@gmail.com">
            <text:p>marie.touratier@gmail.com</text:p>
          </table:table-cell>
          <table:table-cell office:value-type="string" office:value="5">
            <text:p>5</text:p>
          </table:table-cell>
          <table:table-cell office:value-type="string" office:value="1559">
            <text:p>155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9464822988">
            <text:p>243.9464822988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2013">
            <text:p>2013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182.9564822988">
            <text:p>182.956482298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Latin Jazz C2">
            <text:p>Atelier Latin Jazz C2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TREVISSON">
            <text:p>TREVISSON</text:p>
          </table:table-cell>
          <table:table-cell office:value-type="string" office:value="Michèle">
            <text:p>Michèle</text:p>
          </table:table-cell>
          <table:table-cell office:value-type="string" office:value="20 allée JF thorrand">
            <text:p>2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7.69.55.84">
            <text:p>06.07.69.5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0-1960">
            <text:p>02-10-1960</text:p>
          </table:table-cell>
          <table:table-cell office:value-type="string" office:value="cmichele@neuf.fr">
            <text:p>cmichele@neuf.fr</text:p>
          </table:table-cell>
          <table:table-cell office:value-type="string" office:value="39">
            <text:p>39</text:p>
          </table:table-cell>
          <table:table-cell office:value-type="string" office:value="896">
            <text:p>8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55886753931">
            <text:p>230.55886753931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2013">
            <text:p>2013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230.55886753931">
            <text:p>230.55886753931</text:p>
          </table:table-cell>
          <table:table-cell office:value-type="float" office:value="-0.0011324606900018">
            <text:p>-0.001132460690001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OUVE">
            <text:p>TROUVE</text:p>
          </table:table-cell>
          <table:table-cell office:value-type="string" office:value="Marc Antoine">
            <text:p>Marc Antoine</text:p>
          </table:table-cell>
          <table:table-cell office:value-type="string" office:value="99 rue Antoine de saint Exupéry">
            <text:p>99 rue Antoine de sain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8.92">
            <text:p>04.76.50.88.92</text:p>
          </table:table-cell>
          <table:table-cell office:value-type="string" office:value="06.47.16.84.67">
            <text:p>06.47.16.84.67</text:p>
          </table:table-cell>
          <table:table-cell office:value-type="string" office:value="06.45.78.99.36">
            <text:p>06.45.78.99.36</text:p>
          </table:table-cell>
          <table:table-cell office:value-type="string" office:value="16-01-1999">
            <text:p>16-01-1999</text:p>
          </table:table-cell>
          <table:table-cell office:value-type="string" office:value="dominique.trouve@neuf.fr">
            <text:p>dominique.trouve@neuf.fr</text:p>
          </table:table-cell>
          <table:table-cell office:value-type="string" office:value="175">
            <text:p>175</text:p>
          </table:table-cell>
          <table:table-cell office:value-type="string" office:value="1021">
            <text:p>10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13477451903">
            <text:p>213.13477451903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2013">
            <text:p>2013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213.13477451903">
            <text:p>213.13477451903</text:p>
          </table:table-cell>
          <table:table-cell office:value-type="float" office:value="0.0047745190300077">
            <text:p>0.00477451903000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VAISSIER">
            <text:p>VAISSIER</text:p>
          </table:table-cell>
          <table:table-cell office:value-type="string" office:value="Corinne">
            <text:p>Corinne</text:p>
          </table:table-cell>
          <table:table-cell office:value-type="string" office:value="11 chemin des ciments">
            <text:p>11 chemin des ciment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92.04.32">
            <text:p>06.63.92.04.32</text:p>
          </table:table-cell>
          <table:table-cell office:value-type="string" office:value="">
            <text:p/>
          </table:table-cell>
          <table:table-cell office:value-type="string" office:value="06.690.62.95.93">
            <text:p>06.690.62.95.93</text:p>
          </table:table-cell>
          <table:table-cell office:value-type="string" office:value="07-05-1976">
            <text:p>07-05-1976</text:p>
          </table:table-cell>
          <table:table-cell office:value-type="string" office:value="arnococo@yahoo.fr">
            <text:p>arnococo@yahoo.fr</text:p>
          </table:table-cell>
          <table:table-cell office:value-type="string" office:value="29">
            <text:p>29</text:p>
          </table:table-cell>
          <table:table-cell office:value-type="string" office:value="1266">
            <text:p>12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7904759653">
            <text:p>213.57904759653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2013">
            <text:p>2013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213.57904759653">
            <text:p>213.57904759653</text:p>
          </table:table-cell>
          <table:table-cell office:value-type="float" office:value="-0.00095240347002346">
            <text:p>-0.0009524034700234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ANEL">
            <text:p>VANEL</text:p>
          </table:table-cell>
          <table:table-cell office:value-type="string" office:value="Valentin">
            <text:p>Valentin</text:p>
          </table:table-cell>
          <table:table-cell office:value-type="string" office:value="160 chemin des Boréas">
            <text:p>160 chemin des Boré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6 12 33">
            <text:p>04 76 06 12 33</text:p>
          </table:table-cell>
          <table:table-cell office:value-type="string" office:value="06 19 11 06 14">
            <text:p>06 19 11 06 14</text:p>
          </table:table-cell>
          <table:table-cell office:value-type="string" office:value="06 01 79 90 52">
            <text:p>06 01 79 90 52</text:p>
          </table:table-cell>
          <table:table-cell office:value-type="string" office:value="02-10-2002">
            <text:p>02-10-2002</text:p>
          </table:table-cell>
          <table:table-cell office:value-type="string" office:value="famille.vanel@free.fr">
            <text:p>famille.vanel@free.fr</text:p>
          </table:table-cell>
          <table:table-cell office:value-type="string" office:value="94">
            <text:p>94</text:p>
          </table:table-cell>
          <table:table-cell office:value-type="string" office:value="1291">
            <text:p>12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34368868197">
            <text:p>195.34368868197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2013">
            <text:p>2013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195.34368868197">
            <text:p>195.34368868197</text:p>
          </table:table-cell>
          <table:table-cell office:value-type="float" office:value="0.0036886819700044">
            <text:p>0.0036886819700044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ERNET">
            <text:p>VERNET</text:p>
          </table:table-cell>
          <table:table-cell office:value-type="string" office:value="Ariane">
            <text:p>Ariane</text:p>
          </table:table-cell>
          <table:table-cell office:value-type="string" office:value="167 rue Igor Stravinsky">
            <text:p>167 rue Igor Stravinsk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6.48">
            <text:p>04.76.50.66.48</text:p>
          </table:table-cell>
          <table:table-cell office:value-type="string" office:value="06.81.41.22.05">
            <text:p>06.81.41.22.05</text:p>
          </table:table-cell>
          <table:table-cell office:value-type="string" office:value="06.79.67.64.31">
            <text:p>06.79.67.64.31</text:p>
          </table:table-cell>
          <table:table-cell office:value-type="string" office:value="02-10-2003">
            <text:p>02-10-2003</text:p>
          </table:table-cell>
          <table:table-cell office:value-type="string" office:value="i.vernet38@orange.fr">
            <text:p>i.vernet38@orange.fr</text:p>
          </table:table-cell>
          <table:table-cell office:value-type="string" office:value="153">
            <text:p>153</text:p>
          </table:table-cell>
          <table:table-cell office:value-type="string" office:value="2563">
            <text:p>25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13998454108">
            <text:p>263.13998454108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2013">
            <text:p>2013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263.13998454108">
            <text:p>263.13998454108</text:p>
          </table:table-cell>
          <table:table-cell office:value-type="float" office:value="-1.545891996102E-5">
            <text:p>-1.545891996102E-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Marielle">
            <text:p>Mariell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9-11-1966">
            <text:p>29-11-1966</text:p>
          </table:table-cell>
          <table:table-cell office:value-type="string" office:value="gautiermarielle@aol.fr">
            <text:p>gautiermarielle@aol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37646675179">
            <text:p>241.37646675179</text:p>
          </table:table-cell>
          <table:table-cell office:value-type="float" office:value="48.275293350358">
            <text:p>48.275293350358</text:p>
          </table:table-cell>
          <table:table-cell office:value-type="float" office:value="193.10117340143">
            <text:p>193.10117340143</text:p>
          </table:table-cell>
          <table:table-cell office:value-type="float" office:value="2013">
            <text:p>2013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193.10117340143">
            <text:p>193.10117340143</text:p>
          </table:table-cell>
          <table:table-cell office:value-type="float" office:value="0.0011734014300089">
            <text:p>0.001173401430008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Bastien">
            <text:p>Bastien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3-10-1997">
            <text:p>23-10-1997</text:p>
          </table:table-cell>
          <table:table-cell office:value-type="string" office:value="remi.villette@yahoo.fr">
            <text:p>remi.villette@yahoo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7">
            <text:p>43.886630318507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700124">
            <text:p>-0.003478725970012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musiques jamaïcaines C2">
            <text:p>Atelier musiques jamaïcaines C2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Lauriane">
            <text:p>Laurian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16-03-1999">
            <text:p>16-03-1999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Timothée">
            <text:p>Timothé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02-12-2001">
            <text:p>02-12-2001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WALTER">
            <text:p>WALTER</text:p>
          </table:table-cell>
          <table:table-cell office:value-type="string" office:value="Michèle">
            <text:p>Michèle</text:p>
          </table:table-cell>
          <table:table-cell office:value-type="string" office:value="193 rue Chassolières">
            <text:p>193 ru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4 11">
            <text:p>04 76 50 64 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4-1970">
            <text:p>11-04-1970</text:p>
          </table:table-cell>
          <table:table-cell office:value-type="string" office:value="mitria@free.fr">
            <text:p>mitria@free.fr</text:p>
          </table:table-cell>
          <table:table-cell office:value-type="string" office:value="84">
            <text:p>84</text:p>
          </table:table-cell>
          <table:table-cell office:value-type="string" office:value="1608">
            <text:p>16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7.52173207102">
            <text:p>237.52173207102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013">
            <text:p>2013</text:p>
          </table:table-cell>
          <table:table-cell office:value-type="float" office:value="59.38">
            <text:p>59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0.0017320710200011">
            <text:p>0.001732071020001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ZIGNA RAOELINA">
            <text:p>ZIGNA RAOELINA</text:p>
          </table:table-cell>
          <table:table-cell office:value-type="string" office:value="Cécile">
            <text:p>Cécile</text:p>
          </table:table-cell>
          <table:table-cell office:value-type="string" office:value="7 lot. La Roche - 394 av henry chapays">
            <text:p>7 lot. La Roche - 394 av henry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 50 05 20 21">
            <text:p>09 50 05 20 21</text:p>
          </table:table-cell>
          <table:table-cell office:value-type="string" office:value="06 28 98 59 70">
            <text:p>06 28 98 59 70</text:p>
          </table:table-cell>
          <table:table-cell office:value-type="string" office:value="">
            <text:p/>
          </table:table-cell>
          <table:table-cell office:value-type="string" office:value="11-04-2007">
            <text:p>11-04-2007</text:p>
          </table:table-cell>
          <table:table-cell office:value-type="string" office:value="emmanuel.raoelina@free.fr">
            <text:p>emmanuel.raoelina@free.fr</text:p>
          </table:table-cell>
          <table:table-cell office:value-type="string" office:value="193">
            <text:p>193</text:p>
          </table:table-cell>
          <table:table-cell office:value-type="string" office:value="2621">
            <text:p>26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63.77000532474">
            <text:p>163.77000532474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2013">
            <text:p>2013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163.77000532474">
            <text:p>163.77000532474</text:p>
          </table:table-cell>
          <table:table-cell office:value-type="float" office:value="5.3247400160217E-6">
            <text:p>5.3247400160217E-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10-27T08:59:14</meta:creation-date>
    <dc:date>2014-10-27T08:59:14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